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71in"/>
    </style:style>
    <style:style style:name="co2" style:family="table-column">
      <style:table-column-properties fo:break-before="auto" style:column-width="1.4319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1.4236in"/>
    </style:style>
    <style:style style:name="co5" style:family="table-column">
      <style:table-column-properties fo:break-before="auto" style:column-width="1.49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ndom_numbe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olumn_1</text:p>
          </table:table-cell>
          <table:table-cell office:value-type="string" calcext:value-type="string">
            <text:p>column_2</text:p>
          </table:table-cell>
          <table:table-cell office:value-type="string" calcext:value-type="string">
            <text:p>column_3</text:p>
          </table:table-cell>
          <table:table-cell office:value-type="string" calcext:value-type="string">
            <text:p>column_4</text:p>
          </table:table-cell>
          <table:table-cell office:value-type="string" calcext:value-type="string">
            <text:p>column_5</text:p>
          </table:table-cell>
          <table:table-cell office:value-type="string" calcext:value-type="string">
            <text:p>column_6</text:p>
          </table:table-cell>
          <table:table-cell office:value-type="string" calcext:value-type="string">
            <text:p>column_7</text:p>
          </table:table-cell>
          <table:table-cell office:value-type="string" calcext:value-type="string">
            <text:p>column_8</text:p>
          </table:table-cell>
          <table:table-cell office:value-type="string" calcext:value-type="string">
            <text:p>column_9</text:p>
          </table:table-cell>
          <table:table-cell office:value-type="string" calcext:value-type="string">
            <text:p>column_10</text:p>
          </table:table-cell>
          <table:table-cell office:value-type="string" calcext:value-type="string">
            <text:p>column_11</text:p>
          </table:table-cell>
          <table:table-cell office:value-type="string" calcext:value-type="string">
            <text:p>column_12</text:p>
          </table:table-cell>
          <table:table-cell office:value-type="string" calcext:value-type="string">
            <text:p>column_13</text:p>
          </table:table-cell>
          <table:table-cell office:value-type="string" calcext:value-type="string">
            <text:p>column_14</text:p>
          </table:table-cell>
          <table:table-cell office:value-type="string" calcext:value-type="string">
            <text:p>column_15</text:p>
          </table:table-cell>
          <table:table-cell office:value-type="string" calcext:value-type="string">
            <text:p>column_16</text:p>
          </table:table-cell>
          <table:table-cell office:value-type="string" calcext:value-type="string">
            <text:p>column_17</text:p>
          </table:table-cell>
          <table:table-cell office:value-type="string" calcext:value-type="string">
            <text:p>column_18</text:p>
          </table:table-cell>
          <table:table-cell office:value-type="string" calcext:value-type="string">
            <text:p>column_19</text:p>
          </table:table-cell>
          <table:table-cell office:value-type="string" calcext:value-type="string">
            <text:p>column_20</text:p>
          </table:table-cell>
        </table:table-row>
        <table:table-row table:style-name="ro1">
          <table:table-cell/>
          <table:table-cell office:value-type="float" office:value="0.725519761067665" calcext:value-type="float">
            <text:p>0.725519761067665</text:p>
          </table:table-cell>
          <table:table-cell office:value-type="float" office:value="0.13305492350891" calcext:value-type="float">
            <text:p>0.13305492350891</text:p>
          </table:table-cell>
          <table:table-cell office:value-type="float" office:value="0.267009501724361" calcext:value-type="float">
            <text:p>0.267009501724361</text:p>
          </table:table-cell>
          <table:table-cell office:value-type="float" office:value="0.250814676467339" calcext:value-type="float">
            <text:p>0.250814676467339</text:p>
          </table:table-cell>
          <table:table-cell office:value-type="float" office:value="0.739821385022302" calcext:value-type="float">
            <text:p>0.739821385022302</text:p>
          </table:table-cell>
          <table:table-cell office:value-type="float" office:value="0.203882713974169" calcext:value-type="float">
            <text:p>0.203882713974169</text:p>
          </table:table-cell>
          <table:table-cell office:value-type="float" office:value="0.53597439896319" calcext:value-type="float">
            <text:p>0.53597439896319</text:p>
          </table:table-cell>
          <table:table-cell office:value-type="float" office:value="0.433403010617196" calcext:value-type="float">
            <text:p>0.433403010617196</text:p>
          </table:table-cell>
          <table:table-cell office:value-type="float" office:value="0.156099395988749" calcext:value-type="float">
            <text:p>0.156099395988749</text:p>
          </table:table-cell>
          <table:table-cell office:value-type="float" office:value="0.842018885881429" calcext:value-type="float">
            <text:p>0.842018885881429</text:p>
          </table:table-cell>
          <table:table-cell office:value-type="float" office:value="0.288136253589683" calcext:value-type="float">
            <text:p>0.288136253589683</text:p>
          </table:table-cell>
          <table:table-cell office:value-type="float" office:value="0.169426600094951" calcext:value-type="float">
            <text:p>0.169426600094951</text:p>
          </table:table-cell>
          <table:table-cell office:value-type="float" office:value="0.815481430893312" calcext:value-type="float">
            <text:p>0.815481430893312</text:p>
          </table:table-cell>
          <table:table-cell office:value-type="float" office:value="0.504167238967483" calcext:value-type="float">
            <text:p>0.504167238967483</text:p>
          </table:table-cell>
          <table:table-cell office:value-type="float" office:value="0.555840471045239" calcext:value-type="float">
            <text:p>0.555840471045239</text:p>
          </table:table-cell>
          <table:table-cell office:value-type="float" office:value="0.628847483327848" calcext:value-type="float">
            <text:p>0.628847483327848</text:p>
          </table:table-cell>
          <table:table-cell office:value-type="float" office:value="0.19345766895035" calcext:value-type="float">
            <text:p>0.19345766895035</text:p>
          </table:table-cell>
          <table:table-cell office:value-type="float" office:value="0.617338236372382" calcext:value-type="float">
            <text:p>0.617338236372382</text:p>
          </table:table-cell>
          <table:table-cell office:value-type="float" office:value="0.686337729578745" calcext:value-type="float">
            <text:p>0.686337729578745</text:p>
          </table:table-cell>
          <table:table-cell office:value-type="float" office:value="0.47614339644614" calcext:value-type="float">
            <text:p>0.47614339644614</text:p>
          </table:table-cell>
        </table:table-row>
        <table:table-row table:style-name="ro1">
          <table:table-cell/>
          <table:table-cell office:value-type="float" office:value="0.456336334780118" calcext:value-type="float">
            <text:p>0.456336334780118</text:p>
          </table:table-cell>
          <table:table-cell office:value-type="float" office:value="0.361786549201202" calcext:value-type="float">
            <text:p>0.361786549201202</text:p>
          </table:table-cell>
          <table:table-cell office:value-type="float" office:value="0.552950729281844" calcext:value-type="float">
            <text:p>0.552950729281844</text:p>
          </table:table-cell>
          <table:table-cell office:value-type="float" office:value="0.330626964038793" calcext:value-type="float">
            <text:p>0.330626964038793</text:p>
          </table:table-cell>
          <table:table-cell office:value-type="float" office:value="0.828154530049592" calcext:value-type="float">
            <text:p>0.828154530049592</text:p>
          </table:table-cell>
          <table:table-cell office:value-type="float" office:value="0.505965693016444" calcext:value-type="float">
            <text:p>0.505965693016444</text:p>
          </table:table-cell>
          <table:table-cell office:value-type="float" office:value="0.251317625833072" calcext:value-type="float">
            <text:p>0.251317625833072</text:p>
          </table:table-cell>
          <table:table-cell office:value-type="float" office:value="0.16239882910486" calcext:value-type="float">
            <text:p>0.16239882910486</text:p>
          </table:table-cell>
          <table:table-cell office:value-type="float" office:value="0.869396064445383" calcext:value-type="float">
            <text:p>0.869396064445383</text:p>
          </table:table-cell>
          <table:table-cell office:value-type="float" office:value="0.0448088666070927" calcext:value-type="float">
            <text:p>0.0448088666070927</text:p>
          </table:table-cell>
          <table:table-cell office:value-type="float" office:value="0.903046887184377" calcext:value-type="float">
            <text:p>0.903046887184377</text:p>
          </table:table-cell>
          <table:table-cell office:value-type="float" office:value="0.596674418902153" calcext:value-type="float">
            <text:p>0.596674418902153</text:p>
          </table:table-cell>
          <table:table-cell office:value-type="float" office:value="0.243800546308068" calcext:value-type="float">
            <text:p>0.243800546308068</text:p>
          </table:table-cell>
          <table:table-cell office:value-type="float" office:value="0.864858013884867" calcext:value-type="float">
            <text:p>0.864858013884867</text:p>
          </table:table-cell>
          <table:table-cell office:value-type="float" office:value="0.250274194762588" calcext:value-type="float">
            <text:p>0.250274194762588</text:p>
          </table:table-cell>
          <table:table-cell office:value-type="float" office:value="0.551857922207747" calcext:value-type="float">
            <text:p>0.551857922207747</text:p>
          </table:table-cell>
          <table:table-cell office:value-type="float" office:value="0.485786155593041" calcext:value-type="float">
            <text:p>0.485786155593041</text:p>
          </table:table-cell>
          <table:table-cell office:value-type="float" office:value="0.5042199027236" calcext:value-type="float">
            <text:p>0.5042199027236</text:p>
          </table:table-cell>
          <table:table-cell office:value-type="float" office:value="0.342680010759773" calcext:value-type="float">
            <text:p>0.342680010759773</text:p>
          </table:table-cell>
          <table:table-cell office:value-type="float" office:value="0.552847932005329" calcext:value-type="float">
            <text:p>0.552847932005329</text:p>
          </table:table-cell>
        </table:table-row>
        <table:table-row table:style-name="ro1">
          <table:table-cell/>
          <table:table-cell office:value-type="float" office:value="0.941401268694258" calcext:value-type="float">
            <text:p>0.941401268694258</text:p>
          </table:table-cell>
          <table:table-cell office:value-type="float" office:value="0.765126083743476" calcext:value-type="float">
            <text:p>0.765126083743476</text:p>
          </table:table-cell>
          <table:table-cell office:value-type="float" office:value="0.739644549786494" calcext:value-type="float">
            <text:p>0.739644549786494</text:p>
          </table:table-cell>
          <table:table-cell office:value-type="float" office:value="0.924937439793172" calcext:value-type="float">
            <text:p>0.924937439793172</text:p>
          </table:table-cell>
          <table:table-cell office:value-type="float" office:value="0.580461925937689" calcext:value-type="float">
            <text:p>0.580461925937689</text:p>
          </table:table-cell>
          <table:table-cell office:value-type="float" office:value="0.437131910754393" calcext:value-type="float">
            <text:p>0.437131910754393</text:p>
          </table:table-cell>
          <table:table-cell office:value-type="float" office:value="0.131871985114724" calcext:value-type="float">
            <text:p>0.131871985114724</text:p>
          </table:table-cell>
          <table:table-cell office:value-type="float" office:value="0.959978434037462" calcext:value-type="float">
            <text:p>0.959978434037462</text:p>
          </table:table-cell>
          <table:table-cell office:value-type="float" office:value="0.249384720907337" calcext:value-type="float">
            <text:p>0.249384720907337</text:p>
          </table:table-cell>
          <table:table-cell office:value-type="float" office:value="0.479369129965948" calcext:value-type="float">
            <text:p>0.479369129965948</text:p>
          </table:table-cell>
          <table:table-cell office:value-type="float" office:value="0.375400328635863" calcext:value-type="float">
            <text:p>0.375400328635863</text:p>
          </table:table-cell>
          <table:table-cell office:value-type="float" office:value="0.0689310011164163" calcext:value-type="float">
            <text:p>0.0689310011164163</text:p>
          </table:table-cell>
          <table:table-cell office:value-type="float" office:value="0.435982709280801" calcext:value-type="float">
            <text:p>0.435982709280801</text:p>
          </table:table-cell>
          <table:table-cell office:value-type="float" office:value="0.819676827466811" calcext:value-type="float">
            <text:p>0.819676827466811</text:p>
          </table:table-cell>
          <table:table-cell office:value-type="float" office:value="0.820775265541319" calcext:value-type="float">
            <text:p>0.820775265541319</text:p>
          </table:table-cell>
          <table:table-cell office:value-type="float" office:value="0.398541772279731" calcext:value-type="float">
            <text:p>0.398541772279731</text:p>
          </table:table-cell>
          <table:table-cell office:value-type="float" office:value="0.984271627381328" calcext:value-type="float">
            <text:p>0.984271627381328</text:p>
          </table:table-cell>
          <table:table-cell office:value-type="float" office:value="0.175059539397522" calcext:value-type="float">
            <text:p>0.175059539397522</text:p>
          </table:table-cell>
          <table:table-cell office:value-type="float" office:value="0.837272630446765" calcext:value-type="float">
            <text:p>0.837272630446765</text:p>
          </table:table-cell>
          <table:table-cell office:value-type="float" office:value="0.723829729787981" calcext:value-type="float">
            <text:p>0.723829729787981</text:p>
          </table:table-cell>
        </table:table-row>
        <table:table-row table:style-name="ro1">
          <table:table-cell/>
          <table:table-cell office:value-type="float" office:value="0.670170827996721" calcext:value-type="float">
            <text:p>0.670170827996721</text:p>
          </table:table-cell>
          <table:table-cell office:value-type="float" office:value="0.392989037412539" calcext:value-type="float">
            <text:p>0.392989037412539</text:p>
          </table:table-cell>
          <table:table-cell office:value-type="float" office:value="0.28642613983457" calcext:value-type="float">
            <text:p>0.28642613983457</text:p>
          </table:table-cell>
          <table:table-cell office:value-type="float" office:value="0.702959050447806" calcext:value-type="float">
            <text:p>0.702959050447806</text:p>
          </table:table-cell>
          <table:table-cell office:value-type="float" office:value="0.353770271798523" calcext:value-type="float">
            <text:p>0.353770271798523</text:p>
          </table:table-cell>
          <table:table-cell office:value-type="float" office:value="0.391362123916229" calcext:value-type="float">
            <text:p>0.391362123916229</text:p>
          </table:table-cell>
          <table:table-cell office:value-type="float" office:value="0.559212853238051" calcext:value-type="float">
            <text:p>0.559212853238051</text:p>
          </table:table-cell>
          <table:table-cell office:value-type="float" office:value="0.911923330946433" calcext:value-type="float">
            <text:p>0.911923330946433</text:p>
          </table:table-cell>
          <table:table-cell office:value-type="float" office:value="0.570288687074076" calcext:value-type="float">
            <text:p>0.570288687074076</text:p>
          </table:table-cell>
          <table:table-cell office:value-type="float" office:value="0.331259918538481" calcext:value-type="float">
            <text:p>0.331259918538481</text:p>
          </table:table-cell>
          <table:table-cell office:value-type="float" office:value="0.480777128118246" calcext:value-type="float">
            <text:p>0.480777128118246</text:p>
          </table:table-cell>
          <table:table-cell office:value-type="float" office:value="0.19402517465778" calcext:value-type="float">
            <text:p>0.19402517465778</text:p>
          </table:table-cell>
          <table:table-cell office:value-type="float" office:value="0.436878796914342" calcext:value-type="float">
            <text:p>0.436878796914342</text:p>
          </table:table-cell>
          <table:table-cell office:value-type="float" office:value="0.108390275915856" calcext:value-type="float">
            <text:p>0.108390275915856</text:p>
          </table:table-cell>
          <table:table-cell office:value-type="float" office:value="0.100555387769504" calcext:value-type="float">
            <text:p>0.100555387769504</text:p>
          </table:table-cell>
          <table:table-cell office:value-type="float" office:value="0.866965134699638" calcext:value-type="float">
            <text:p>0.866965134699638</text:p>
          </table:table-cell>
          <table:table-cell office:value-type="float" office:value="0.252021912905875" calcext:value-type="float">
            <text:p>0.252021912905875</text:p>
          </table:table-cell>
          <table:table-cell office:value-type="float" office:value="0.167334576903927" calcext:value-type="float">
            <text:p>0.167334576903927</text:p>
          </table:table-cell>
          <table:table-cell office:value-type="float" office:value="0.179968469581131" calcext:value-type="float">
            <text:p>0.179968469581131</text:p>
          </table:table-cell>
          <table:table-cell office:value-type="float" office:value="0.412592534608312" calcext:value-type="float">
            <text:p>0.412592534608312</text:p>
          </table:table-cell>
        </table:table-row>
        <table:table-row table:style-name="ro1">
          <table:table-cell/>
          <table:table-cell office:value-type="float" office:value="0.0901189180508019" calcext:value-type="float">
            <text:p>0.0901189180508019</text:p>
          </table:table-cell>
          <table:table-cell office:value-type="float" office:value="0.391917875158896" calcext:value-type="float">
            <text:p>0.391917875158896</text:p>
          </table:table-cell>
          <table:table-cell office:value-type="float" office:value="0.0802449488173794" calcext:value-type="float">
            <text:p>0.0802449488173794</text:p>
          </table:table-cell>
          <table:table-cell office:value-type="float" office:value="0.214647940521872" calcext:value-type="float">
            <text:p>0.214647940521872</text:p>
          </table:table-cell>
          <table:table-cell office:value-type="float" office:value="0.578423773897728" calcext:value-type="float">
            <text:p>0.578423773897728</text:p>
          </table:table-cell>
          <table:table-cell office:value-type="float" office:value="0.485836062155466" calcext:value-type="float">
            <text:p>0.485836062155466</text:p>
          </table:table-cell>
          <table:table-cell office:value-type="float" office:value="0.24365472564258" calcext:value-type="float">
            <text:p>0.24365472564258</text:p>
          </table:table-cell>
          <table:table-cell office:value-type="float" office:value="0.501995984067326" calcext:value-type="float">
            <text:p>0.501995984067326</text:p>
          </table:table-cell>
          <table:table-cell office:value-type="float" office:value="0.901435938545799" calcext:value-type="float">
            <text:p>0.901435938545799</text:p>
          </table:table-cell>
          <table:table-cell office:value-type="float" office:value="0.0562461034234451" calcext:value-type="float">
            <text:p>0.0562461034234451</text:p>
          </table:table-cell>
          <table:table-cell office:value-type="float" office:value="0.246738710391075" calcext:value-type="float">
            <text:p>0.246738710391075</text:p>
          </table:table-cell>
          <table:table-cell office:value-type="float" office:value="0.3377689605047" calcext:value-type="float">
            <text:p>0.3377689605047</text:p>
          </table:table-cell>
          <table:table-cell office:value-type="float" office:value="0.283440131403087" calcext:value-type="float">
            <text:p>0.283440131403087</text:p>
          </table:table-cell>
          <table:table-cell office:value-type="float" office:value="0.67099677800201" calcext:value-type="float">
            <text:p>0.67099677800201</text:p>
          </table:table-cell>
          <table:table-cell office:value-type="float" office:value="0.427198271703716" calcext:value-type="float">
            <text:p>0.427198271703716</text:p>
          </table:table-cell>
          <table:table-cell office:value-type="float" office:value="0.544936751748895" calcext:value-type="float">
            <text:p>0.544936751748895</text:p>
          </table:table-cell>
          <table:table-cell office:value-type="float" office:value="0.808403147695848" calcext:value-type="float">
            <text:p>0.808403147695848</text:p>
          </table:table-cell>
          <table:table-cell office:value-type="float" office:value="0.551166014191626" calcext:value-type="float">
            <text:p>0.551166014191626</text:p>
          </table:table-cell>
          <table:table-cell office:value-type="float" office:value="0.385800368826112" calcext:value-type="float">
            <text:p>0.385800368826112</text:p>
          </table:table-cell>
          <table:table-cell office:value-type="float" office:value="0.0168243854249217" calcext:value-type="float">
            <text:p>0.0168243854249217</text:p>
          </table:table-cell>
        </table:table-row>
        <table:table-row table:style-name="ro1">
          <table:table-cell/>
          <table:table-cell office:value-type="float" office:value="0.606789544679774" calcext:value-type="float">
            <text:p>0.606789544679774</text:p>
          </table:table-cell>
          <table:table-cell office:value-type="float" office:value="0.942461906753435" calcext:value-type="float">
            <text:p>0.942461906753435</text:p>
          </table:table-cell>
          <table:table-cell office:value-type="float" office:value="0.711672493107924" calcext:value-type="float">
            <text:p>0.711672493107924</text:p>
          </table:table-cell>
          <table:table-cell office:value-type="float" office:value="0.0740027267861014" calcext:value-type="float">
            <text:p>0.0740027267861014</text:p>
          </table:table-cell>
          <table:table-cell office:value-type="float" office:value="0.497835123725545" calcext:value-type="float">
            <text:p>0.497835123725545</text:p>
          </table:table-cell>
          <table:table-cell office:value-type="float" office:value="0.854231487497525" calcext:value-type="float">
            <text:p>0.854231487497525</text:p>
          </table:table-cell>
          <table:table-cell office:value-type="float" office:value="0.211094003961839" calcext:value-type="float">
            <text:p>0.211094003961839</text:p>
          </table:table-cell>
          <table:table-cell office:value-type="float" office:value="0.624034497179091" calcext:value-type="float">
            <text:p>0.624034497179091</text:p>
          </table:table-cell>
          <table:table-cell office:value-type="float" office:value="0.418338143229229" calcext:value-type="float">
            <text:p>0.418338143229229</text:p>
          </table:table-cell>
          <table:table-cell office:value-type="float" office:value="0.0514347652390412" calcext:value-type="float">
            <text:p>0.0514347652390412</text:p>
          </table:table-cell>
          <table:table-cell office:value-type="float" office:value="0.68079100040058" calcext:value-type="float">
            <text:p>0.68079100040058</text:p>
          </table:table-cell>
          <table:table-cell office:value-type="float" office:value="0.80783357936202" calcext:value-type="float">
            <text:p>0.80783357936202</text:p>
          </table:table-cell>
          <table:table-cell office:value-type="float" office:value="0.761731164458328" calcext:value-type="float">
            <text:p>0.761731164458328</text:p>
          </table:table-cell>
          <table:table-cell office:value-type="float" office:value="0.931029931035127" calcext:value-type="float">
            <text:p>0.931029931035127</text:p>
          </table:table-cell>
          <table:table-cell office:value-type="float" office:value="0.0608690311322347" calcext:value-type="float">
            <text:p>0.0608690311322347</text:p>
          </table:table-cell>
          <table:table-cell office:value-type="float" office:value="0.490453839125275" calcext:value-type="float">
            <text:p>0.490453839125275</text:p>
          </table:table-cell>
          <table:table-cell office:value-type="float" office:value="0.0851574231257211" calcext:value-type="float">
            <text:p>0.0851574231257211</text:p>
          </table:table-cell>
          <table:table-cell office:value-type="float" office:value="0.0254204342164116" calcext:value-type="float">
            <text:p>0.0254204342164116</text:p>
          </table:table-cell>
          <table:table-cell office:value-type="float" office:value="0.862908925105153" calcext:value-type="float">
            <text:p>0.862908925105153</text:p>
          </table:table-cell>
          <table:table-cell office:value-type="float" office:value="0.699807299620147" calcext:value-type="float">
            <text:p>0.699807299620147</text:p>
          </table:table-cell>
        </table:table-row>
        <table:table-row table:style-name="ro1">
          <table:table-cell/>
          <table:table-cell office:value-type="float" office:value="0.878828721686342" calcext:value-type="float">
            <text:p>0.878828721686342</text:p>
          </table:table-cell>
          <table:table-cell office:value-type="float" office:value="0.45737515748574" calcext:value-type="float">
            <text:p>0.45737515748574</text:p>
          </table:table-cell>
          <table:table-cell office:value-type="float" office:value="0.487766520831855" calcext:value-type="float">
            <text:p>0.487766520831855</text:p>
          </table:table-cell>
          <table:table-cell office:value-type="float" office:value="0.938468245881555" calcext:value-type="float">
            <text:p>0.938468245881555</text:p>
          </table:table-cell>
          <table:table-cell office:value-type="float" office:value="0.924478260786673" calcext:value-type="float">
            <text:p>0.924478260786673</text:p>
          </table:table-cell>
          <table:table-cell office:value-type="float" office:value="0.744948397343546" calcext:value-type="float">
            <text:p>0.744948397343546</text:p>
          </table:table-cell>
          <table:table-cell office:value-type="float" office:value="0.203177244903133" calcext:value-type="float">
            <text:p>0.203177244903133</text:p>
          </table:table-cell>
          <table:table-cell office:value-type="float" office:value="0.876479198563362" calcext:value-type="float">
            <text:p>0.876479198563362</text:p>
          </table:table-cell>
          <table:table-cell office:value-type="float" office:value="0.0147350296372096" calcext:value-type="float">
            <text:p>0.0147350296372096</text:p>
          </table:table-cell>
          <table:table-cell office:value-type="float" office:value="0.863630433117701" calcext:value-type="float">
            <text:p>0.863630433117701</text:p>
          </table:table-cell>
          <table:table-cell office:value-type="float" office:value="0.133969231824914" calcext:value-type="float">
            <text:p>0.133969231824914</text:p>
          </table:table-cell>
          <table:table-cell office:value-type="float" office:value="0.419617141708318" calcext:value-type="float">
            <text:p>0.419617141708318</text:p>
          </table:table-cell>
          <table:table-cell office:value-type="float" office:value="0.117868884767877" calcext:value-type="float">
            <text:p>0.117868884767877</text:p>
          </table:table-cell>
          <table:table-cell office:value-type="float" office:value="0.404667154869306" calcext:value-type="float">
            <text:p>0.404667154869306</text:p>
          </table:table-cell>
          <table:table-cell office:value-type="float" office:value="0.868263035871718" calcext:value-type="float">
            <text:p>0.868263035871718</text:p>
          </table:table-cell>
          <table:table-cell office:value-type="float" office:value="0.786916859826757" calcext:value-type="float">
            <text:p>0.786916859826757</text:p>
          </table:table-cell>
          <table:table-cell office:value-type="float" office:value="0.934377230830001" calcext:value-type="float">
            <text:p>0.934377230830001</text:p>
          </table:table-cell>
          <table:table-cell office:value-type="float" office:value="0.177031974630437" calcext:value-type="float">
            <text:p>0.177031974630437</text:p>
          </table:table-cell>
          <table:table-cell office:value-type="float" office:value="0.91399871871262" calcext:value-type="float">
            <text:p>0.91399871871262</text:p>
          </table:table-cell>
          <table:table-cell office:value-type="float" office:value="0.528502413773108" calcext:value-type="float">
            <text:p>0.528502413773108</text:p>
          </table:table-cell>
        </table:table-row>
        <table:table-row table:style-name="ro1">
          <table:table-cell/>
          <table:table-cell office:value-type="float" office:value="0.923934147845208" calcext:value-type="float">
            <text:p>0.923934147845208</text:p>
          </table:table-cell>
          <table:table-cell office:value-type="float" office:value="0.120059529511284" calcext:value-type="float">
            <text:p>0.120059529511284</text:p>
          </table:table-cell>
          <table:table-cell office:value-type="float" office:value="0.997165922713322" calcext:value-type="float">
            <text:p>0.997165922713322</text:p>
          </table:table-cell>
          <table:table-cell office:value-type="float" office:value="0.140980255697468" calcext:value-type="float">
            <text:p>0.140980255697468</text:p>
          </table:table-cell>
          <table:table-cell office:value-type="float" office:value="0.587658573131847" calcext:value-type="float">
            <text:p>0.587658573131847</text:p>
          </table:table-cell>
          <table:table-cell office:value-type="float" office:value="0.913848756967184" calcext:value-type="float">
            <text:p>0.913848756967184</text:p>
          </table:table-cell>
          <table:table-cell office:value-type="float" office:value="0.471103368651618" calcext:value-type="float">
            <text:p>0.471103368651618</text:p>
          </table:table-cell>
          <table:table-cell office:value-type="float" office:value="0.263095978069497" calcext:value-type="float">
            <text:p>0.263095978069497</text:p>
          </table:table-cell>
          <table:table-cell office:value-type="float" office:value="0.424668704884194" calcext:value-type="float">
            <text:p>0.424668704884194</text:p>
          </table:table-cell>
          <table:table-cell office:value-type="float" office:value="0.197290304208934" calcext:value-type="float">
            <text:p>0.197290304208934</text:p>
          </table:table-cell>
          <table:table-cell office:value-type="float" office:value="0.186561026951181" calcext:value-type="float">
            <text:p>0.186561026951181</text:p>
          </table:table-cell>
          <table:table-cell office:value-type="float" office:value="0.597966789136545" calcext:value-type="float">
            <text:p>0.597966789136545</text:p>
          </table:table-cell>
          <table:table-cell office:value-type="float" office:value="0.915696989264135" calcext:value-type="float">
            <text:p>0.915696989264135</text:p>
          </table:table-cell>
          <table:table-cell office:value-type="float" office:value="0.590779322597793" calcext:value-type="float">
            <text:p>0.590779322597793</text:p>
          </table:table-cell>
          <table:table-cell office:value-type="float" office:value="0.346467503567211" calcext:value-type="float">
            <text:p>0.346467503567211</text:p>
          </table:table-cell>
          <table:table-cell office:value-type="float" office:value="0.319328484660819" calcext:value-type="float">
            <text:p>0.319328484660819</text:p>
          </table:table-cell>
          <table:table-cell office:value-type="float" office:value="0.799896095737747" calcext:value-type="float">
            <text:p>0.799896095737747</text:p>
          </table:table-cell>
          <table:table-cell office:value-type="float" office:value="0.492601985568954" calcext:value-type="float">
            <text:p>0.492601985568954</text:p>
          </table:table-cell>
          <table:table-cell office:value-type="float" office:value="0.886032117369565" calcext:value-type="float">
            <text:p>0.886032117369565</text:p>
          </table:table-cell>
          <table:table-cell office:value-type="float" office:value="0.587113776841785" calcext:value-type="float">
            <text:p>0.587113776841785</text:p>
          </table:table-cell>
        </table:table-row>
        <table:table-row table:style-name="ro1">
          <table:table-cell/>
          <table:table-cell office:value-type="float" office:value="0.953847664521232" calcext:value-type="float">
            <text:p>0.953847664521232</text:p>
          </table:table-cell>
          <table:table-cell office:value-type="float" office:value="0.198323824962124" calcext:value-type="float">
            <text:p>0.198323824962124</text:p>
          </table:table-cell>
          <table:table-cell office:value-type="float" office:value="0.303588314563927" calcext:value-type="float">
            <text:p>0.303588314563927</text:p>
          </table:table-cell>
          <table:table-cell office:value-type="float" office:value="0.416334572870454" calcext:value-type="float">
            <text:p>0.416334572870454</text:p>
          </table:table-cell>
          <table:table-cell office:value-type="float" office:value="0.852512830852821" calcext:value-type="float">
            <text:p>0.852512830852821</text:p>
          </table:table-cell>
          <table:table-cell office:value-type="float" office:value="0.169668652385839" calcext:value-type="float">
            <text:p>0.169668652385839</text:p>
          </table:table-cell>
          <table:table-cell office:value-type="float" office:value="0.350471794758178" calcext:value-type="float">
            <text:p>0.350471794758178</text:p>
          </table:table-cell>
          <table:table-cell office:value-type="float" office:value="0.547968294251463" calcext:value-type="float">
            <text:p>0.547968294251463</text:p>
          </table:table-cell>
          <table:table-cell office:value-type="float" office:value="0.881866596900294" calcext:value-type="float">
            <text:p>0.881866596900294</text:p>
          </table:table-cell>
          <table:table-cell office:value-type="float" office:value="0.340098451762485" calcext:value-type="float">
            <text:p>0.340098451762485</text:p>
          </table:table-cell>
          <table:table-cell office:value-type="float" office:value="0.0642752121651522" calcext:value-type="float">
            <text:p>0.0642752121651522</text:p>
          </table:table-cell>
          <table:table-cell office:value-type="float" office:value="0.283638018209486" calcext:value-type="float">
            <text:p>0.283638018209486</text:p>
          </table:table-cell>
          <table:table-cell office:value-type="float" office:value="0.798322398792984" calcext:value-type="float">
            <text:p>0.798322398792984</text:p>
          </table:table-cell>
          <table:table-cell office:value-type="float" office:value="0.242914646237132" calcext:value-type="float">
            <text:p>0.242914646237132</text:p>
          </table:table-cell>
          <table:table-cell office:value-type="float" office:value="0.0131319070809083" calcext:value-type="float">
            <text:p>0.0131319070809083</text:p>
          </table:table-cell>
          <table:table-cell office:value-type="float" office:value="0.925811375199524" calcext:value-type="float">
            <text:p>0.925811375199524</text:p>
          </table:table-cell>
          <table:table-cell office:value-type="float" office:value="0.332771203828417" calcext:value-type="float">
            <text:p>0.332771203828417</text:p>
          </table:table-cell>
          <table:table-cell office:value-type="float" office:value="0.856752793699031" calcext:value-type="float">
            <text:p>0.856752793699031</text:p>
          </table:table-cell>
          <table:table-cell office:value-type="float" office:value="0.62323505067492" calcext:value-type="float">
            <text:p>0.62323505067492</text:p>
          </table:table-cell>
          <table:table-cell office:value-type="float" office:value="0.880633707114619" calcext:value-type="float">
            <text:p>0.880633707114619</text:p>
          </table:table-cell>
        </table:table-row>
        <table:table-row table:style-name="ro1">
          <table:table-cell/>
          <table:table-cell office:value-type="float" office:value="0.0679797160630573" calcext:value-type="float">
            <text:p>0.0679797160630573</text:p>
          </table:table-cell>
          <table:table-cell office:value-type="float" office:value="0.366065841330397" calcext:value-type="float">
            <text:p>0.366065841330397</text:p>
          </table:table-cell>
          <table:table-cell office:value-type="float" office:value="0.733189922508781" calcext:value-type="float">
            <text:p>0.733189922508781</text:p>
          </table:table-cell>
          <table:table-cell office:value-type="float" office:value="0.615282178689309" calcext:value-type="float">
            <text:p>0.615282178689309</text:p>
          </table:table-cell>
          <table:table-cell office:value-type="float" office:value="0.774694189551675" calcext:value-type="float">
            <text:p>0.774694189551675</text:p>
          </table:table-cell>
          <table:table-cell office:value-type="float" office:value="0.0103392974415906" calcext:value-type="float">
            <text:p>0.0103392974415906</text:p>
          </table:table-cell>
          <table:table-cell office:value-type="float" office:value="0.836667516497167" calcext:value-type="float">
            <text:p>0.836667516497167</text:p>
          </table:table-cell>
          <table:table-cell office:value-type="float" office:value="0.945919297277402" calcext:value-type="float">
            <text:p>0.945919297277402</text:p>
          </table:table-cell>
          <table:table-cell office:value-type="float" office:value="0.694288391013287" calcext:value-type="float">
            <text:p>0.694288391013287</text:p>
          </table:table-cell>
          <table:table-cell office:value-type="float" office:value="0.775307748682969" calcext:value-type="float">
            <text:p>0.775307748682969</text:p>
          </table:table-cell>
          <table:table-cell office:value-type="float" office:value="0.322930076466501" calcext:value-type="float">
            <text:p>0.322930076466501</text:p>
          </table:table-cell>
          <table:table-cell office:value-type="float" office:value="0.573337405861198" calcext:value-type="float">
            <text:p>0.573337405861198</text:p>
          </table:table-cell>
          <table:table-cell office:value-type="float" office:value="0.182603022756132" calcext:value-type="float">
            <text:p>0.182603022756132</text:p>
          </table:table-cell>
          <table:table-cell office:value-type="float" office:value="0.644310702682645" calcext:value-type="float">
            <text:p>0.644310702682645</text:p>
          </table:table-cell>
          <table:table-cell office:value-type="float" office:value="0.425021512346334" calcext:value-type="float">
            <text:p>0.425021512346334</text:p>
          </table:table-cell>
          <table:table-cell office:value-type="float" office:value="0.112577021825337" calcext:value-type="float">
            <text:p>0.112577021825337</text:p>
          </table:table-cell>
          <table:table-cell office:value-type="float" office:value="0.214350051266991" calcext:value-type="float">
            <text:p>0.214350051266991</text:p>
          </table:table-cell>
          <table:table-cell office:value-type="float" office:value="0.566213037298984" calcext:value-type="float">
            <text:p>0.566213037298984</text:p>
          </table:table-cell>
          <table:table-cell office:value-type="float" office:value="0.293457486053632" calcext:value-type="float">
            <text:p>0.293457486053632</text:p>
          </table:table-cell>
          <table:table-cell office:value-type="float" office:value="0.664543207013872" calcext:value-type="float">
            <text:p>0.664543207013872</text:p>
          </table:table-cell>
        </table:table-row>
        <table:table-row table:style-name="ro1">
          <table:table-cell/>
          <table:table-cell office:value-type="float" office:value="0.808109150850984" calcext:value-type="float">
            <text:p>0.808109150850984</text:p>
          </table:table-cell>
          <table:table-cell office:value-type="float" office:value="0.687659990578136" calcext:value-type="float">
            <text:p>0.687659990578136</text:p>
          </table:table-cell>
          <table:table-cell office:value-type="float" office:value="0.460525248584328" calcext:value-type="float">
            <text:p>0.460525248584328</text:p>
          </table:table-cell>
          <table:table-cell office:value-type="float" office:value="0.0324282426170612" calcext:value-type="float">
            <text:p>0.0324282426170612</text:p>
          </table:table-cell>
          <table:table-cell office:value-type="float" office:value="0.255106339370719" calcext:value-type="float">
            <text:p>0.255106339370719</text:p>
          </table:table-cell>
          <table:table-cell office:value-type="float" office:value="0.456678627351801" calcext:value-type="float">
            <text:p>0.456678627351801</text:p>
          </table:table-cell>
          <table:table-cell office:value-type="float" office:value="0.547914459643684" calcext:value-type="float">
            <text:p>0.547914459643684</text:p>
          </table:table-cell>
          <table:table-cell office:value-type="float" office:value="0.927536172067533" calcext:value-type="float">
            <text:p>0.927536172067533</text:p>
          </table:table-cell>
          <table:table-cell office:value-type="float" office:value="0.887152244175477" calcext:value-type="float">
            <text:p>0.887152244175477</text:p>
          </table:table-cell>
          <table:table-cell office:value-type="float" office:value="0.00203186461218841" calcext:value-type="float">
            <text:p>0.00203186461218841</text:p>
          </table:table-cell>
          <table:table-cell office:value-type="float" office:value="0.415569698325533" calcext:value-type="float">
            <text:p>0.415569698325533</text:p>
          </table:table-cell>
          <table:table-cell office:value-type="float" office:value="0.145486161328782" calcext:value-type="float">
            <text:p>0.145486161328782</text:p>
          </table:table-cell>
          <table:table-cell office:value-type="float" office:value="0.0987574148506917" calcext:value-type="float">
            <text:p>0.0987574148506917</text:p>
          </table:table-cell>
          <table:table-cell office:value-type="float" office:value="0.552620358555579" calcext:value-type="float">
            <text:p>0.552620358555579</text:p>
          </table:table-cell>
          <table:table-cell office:value-type="float" office:value="0.844356932410054" calcext:value-type="float">
            <text:p>0.844356932410054</text:p>
          </table:table-cell>
          <table:table-cell office:value-type="float" office:value="0.811518238733145" calcext:value-type="float">
            <text:p>0.811518238733145</text:p>
          </table:table-cell>
          <table:table-cell office:value-type="float" office:value="0.0649847372436324" calcext:value-type="float">
            <text:p>0.0649847372436324</text:p>
          </table:table-cell>
          <table:table-cell office:value-type="float" office:value="0.487602720496667" calcext:value-type="float">
            <text:p>0.487602720496667</text:p>
          </table:table-cell>
          <table:table-cell office:value-type="float" office:value="0.631854486063234" calcext:value-type="float">
            <text:p>0.631854486063234</text:p>
          </table:table-cell>
          <table:table-cell office:value-type="float" office:value="0.0094970248034616" calcext:value-type="float">
            <text:p>0.0094970248034616</text:p>
          </table:table-cell>
        </table:table-row>
        <table:table-row table:style-name="ro1">
          <table:table-cell/>
          <table:table-cell office:value-type="float" office:value="0.742693564196408" calcext:value-type="float">
            <text:p>0.742693564196408</text:p>
          </table:table-cell>
          <table:table-cell office:value-type="float" office:value="0.326671276836881" calcext:value-type="float">
            <text:p>0.326671276836881</text:p>
          </table:table-cell>
          <table:table-cell office:value-type="float" office:value="0.872649252756424" calcext:value-type="float">
            <text:p>0.872649252756424</text:p>
          </table:table-cell>
          <table:table-cell office:value-type="float" office:value="0.839484407749483" calcext:value-type="float">
            <text:p>0.839484407749483</text:p>
          </table:table-cell>
          <table:table-cell office:value-type="float" office:value="0.451796852472861" calcext:value-type="float">
            <text:p>0.451796852472861</text:p>
          </table:table-cell>
          <table:table-cell office:value-type="float" office:value="0.396804673003506" calcext:value-type="float">
            <text:p>0.396804673003506</text:p>
          </table:table-cell>
          <table:table-cell office:value-type="float" office:value="0.681165788746083" calcext:value-type="float">
            <text:p>0.681165788746083</text:p>
          </table:table-cell>
          <table:table-cell office:value-type="float" office:value="0.0117373953645166" calcext:value-type="float">
            <text:p>0.0117373953645166</text:p>
          </table:table-cell>
          <table:table-cell office:value-type="float" office:value="0.884251106205729" calcext:value-type="float">
            <text:p>0.884251106205729</text:p>
          </table:table-cell>
          <table:table-cell office:value-type="float" office:value="0.28621818854802" calcext:value-type="float">
            <text:p>0.28621818854802</text:p>
          </table:table-cell>
          <table:table-cell office:value-type="float" office:value="0.825994861152197" calcext:value-type="float">
            <text:p>0.825994861152197</text:p>
          </table:table-cell>
          <table:table-cell office:value-type="float" office:value="0.0438420825269911" calcext:value-type="float">
            <text:p>0.0438420825269911</text:p>
          </table:table-cell>
          <table:table-cell office:value-type="float" office:value="0.930800466500665" calcext:value-type="float">
            <text:p>0.930800466500665</text:p>
          </table:table-cell>
          <table:table-cell office:value-type="float" office:value="0.848995747611766" calcext:value-type="float">
            <text:p>0.848995747611766</text:p>
          </table:table-cell>
          <table:table-cell office:value-type="float" office:value="0.527768527503117" calcext:value-type="float">
            <text:p>0.527768527503117</text:p>
          </table:table-cell>
          <table:table-cell office:value-type="float" office:value="0.347675827293802" calcext:value-type="float">
            <text:p>0.347675827293802</text:p>
          </table:table-cell>
          <table:table-cell office:value-type="float" office:value="0.919499167140533" calcext:value-type="float">
            <text:p>0.919499167140533</text:p>
          </table:table-cell>
          <table:table-cell office:value-type="float" office:value="0.683261446531513" calcext:value-type="float">
            <text:p>0.683261446531513</text:p>
          </table:table-cell>
          <table:table-cell office:value-type="float" office:value="0.727289526884726" calcext:value-type="float">
            <text:p>0.727289526884726</text:p>
          </table:table-cell>
          <table:table-cell office:value-type="float" office:value="0.373484057844497" calcext:value-type="float">
            <text:p>0.373484057844497</text:p>
          </table:table-cell>
        </table:table-row>
        <table:table-row table:style-name="ro1">
          <table:table-cell/>
          <table:table-cell office:value-type="float" office:value="0.0271166618519698" calcext:value-type="float">
            <text:p>0.0271166618519698</text:p>
          </table:table-cell>
          <table:table-cell office:value-type="float" office:value="0.188571563197373" calcext:value-type="float">
            <text:p>0.188571563197373</text:p>
          </table:table-cell>
          <table:table-cell office:value-type="float" office:value="0.204396587752901" calcext:value-type="float">
            <text:p>0.204396587752901</text:p>
          </table:table-cell>
          <table:table-cell office:value-type="float" office:value="0.557408334659507" calcext:value-type="float">
            <text:p>0.557408334659507</text:p>
          </table:table-cell>
          <table:table-cell office:value-type="float" office:value="0.0546267231500681" calcext:value-type="float">
            <text:p>0.0546267231500681</text:p>
          </table:table-cell>
          <table:table-cell office:value-type="float" office:value="0.756487929854395" calcext:value-type="float">
            <text:p>0.756487929854395</text:p>
          </table:table-cell>
          <table:table-cell office:value-type="float" office:value="0.81641056337371" calcext:value-type="float">
            <text:p>0.81641056337371</text:p>
          </table:table-cell>
          <table:table-cell office:value-type="float" office:value="0.810597088877399" calcext:value-type="float">
            <text:p>0.810597088877399</text:p>
          </table:table-cell>
          <table:table-cell office:value-type="float" office:value="0.687626913146251" calcext:value-type="float">
            <text:p>0.687626913146251</text:p>
          </table:table-cell>
          <table:table-cell office:value-type="float" office:value="0.0674881455833893" calcext:value-type="float">
            <text:p>0.0674881455833893</text:p>
          </table:table-cell>
          <table:table-cell office:value-type="float" office:value="0.0359010234530698" calcext:value-type="float">
            <text:p>0.0359010234530698</text:p>
          </table:table-cell>
          <table:table-cell office:value-type="float" office:value="0.256224481755206" calcext:value-type="float">
            <text:p>0.256224481755206</text:p>
          </table:table-cell>
          <table:table-cell office:value-type="float" office:value="0.249887409214423" calcext:value-type="float">
            <text:p>0.249887409214423</text:p>
          </table:table-cell>
          <table:table-cell office:value-type="float" office:value="0.586691013472028" calcext:value-type="float">
            <text:p>0.586691013472028</text:p>
          </table:table-cell>
          <table:table-cell office:value-type="float" office:value="0.334431623378705" calcext:value-type="float">
            <text:p>0.334431623378705</text:p>
          </table:table-cell>
          <table:table-cell office:value-type="float" office:value="0.898278496983555" calcext:value-type="float">
            <text:p>0.898278496983555</text:p>
          </table:table-cell>
          <table:table-cell office:value-type="float" office:value="0.221755333857809" calcext:value-type="float">
            <text:p>0.221755333857809</text:p>
          </table:table-cell>
          <table:table-cell office:value-type="float" office:value="0.279525057142943" calcext:value-type="float">
            <text:p>0.279525057142943</text:p>
          </table:table-cell>
          <table:table-cell office:value-type="float" office:value="0.663410252034632" calcext:value-type="float">
            <text:p>0.663410252034632</text:p>
          </table:table-cell>
          <table:table-cell office:value-type="float" office:value="0.495619640492403" calcext:value-type="float">
            <text:p>0.495619640492403</text:p>
          </table:table-cell>
        </table:table-row>
        <table:table-row table:style-name="ro1">
          <table:table-cell/>
          <table:table-cell office:value-type="float" office:value="0.497983561557585" calcext:value-type="float">
            <text:p>0.497983561557585</text:p>
          </table:table-cell>
          <table:table-cell office:value-type="float" office:value="0.947408745220655" calcext:value-type="float">
            <text:p>0.947408745220655</text:p>
          </table:table-cell>
          <table:table-cell office:value-type="float" office:value="0.0958214463819612" calcext:value-type="float">
            <text:p>0.0958214463819612</text:p>
          </table:table-cell>
          <table:table-cell office:value-type="float" office:value="0.593839444514662" calcext:value-type="float">
            <text:p>0.593839444514662</text:p>
          </table:table-cell>
          <table:table-cell office:value-type="float" office:value="0.95582468897476" calcext:value-type="float">
            <text:p>0.95582468897476</text:p>
          </table:table-cell>
          <table:table-cell office:value-type="float" office:value="0.0162137370535124" calcext:value-type="float">
            <text:p>0.0162137370535124</text:p>
          </table:table-cell>
          <table:table-cell office:value-type="float" office:value="0.117973620743348" calcext:value-type="float">
            <text:p>0.117973620743348</text:p>
          </table:table-cell>
          <table:table-cell office:value-type="float" office:value="0.199273547382676" calcext:value-type="float">
            <text:p>0.199273547382676</text:p>
          </table:table-cell>
          <table:table-cell office:value-type="float" office:value="0.311088553677267" calcext:value-type="float">
            <text:p>0.311088553677267</text:p>
          </table:table-cell>
          <table:table-cell office:value-type="float" office:value="0.849464891155821" calcext:value-type="float">
            <text:p>0.849464891155821</text:p>
          </table:table-cell>
          <table:table-cell office:value-type="float" office:value="0.748104815762681" calcext:value-type="float">
            <text:p>0.748104815762681</text:p>
          </table:table-cell>
          <table:table-cell office:value-type="float" office:value="0.589558586195398" calcext:value-type="float">
            <text:p>0.589558586195398</text:p>
          </table:table-cell>
          <table:table-cell office:value-type="float" office:value="0.042005492271764" calcext:value-type="float">
            <text:p>0.042005492271764</text:p>
          </table:table-cell>
          <table:table-cell office:value-type="float" office:value="0.260654977633523" calcext:value-type="float">
            <text:p>0.260654977633523</text:p>
          </table:table-cell>
          <table:table-cell office:value-type="float" office:value="0.716896502914515" calcext:value-type="float">
            <text:p>0.716896502914515</text:p>
          </table:table-cell>
          <table:table-cell office:value-type="float" office:value="0.391739123739021" calcext:value-type="float">
            <text:p>0.391739123739021</text:p>
          </table:table-cell>
          <table:table-cell office:value-type="float" office:value="0.152868564069095" calcext:value-type="float">
            <text:p>0.152868564069095</text:p>
          </table:table-cell>
          <table:table-cell office:value-type="float" office:value="0.990925431771723" calcext:value-type="float">
            <text:p>0.990925431771723</text:p>
          </table:table-cell>
          <table:table-cell office:value-type="float" office:value="0.708847146697508" calcext:value-type="float">
            <text:p>0.708847146697508</text:p>
          </table:table-cell>
          <table:table-cell office:value-type="float" office:value="0.726962239701018" calcext:value-type="float">
            <text:p>0.726962239701018</text:p>
          </table:table-cell>
        </table:table-row>
        <table:table-row table:style-name="ro1">
          <table:table-cell/>
          <table:table-cell office:value-type="float" office:value="0.0111369952479263" calcext:value-type="float">
            <text:p>0.0111369952479263</text:p>
          </table:table-cell>
          <table:table-cell office:value-type="float" office:value="0.713248136394501" calcext:value-type="float">
            <text:p>0.713248136394501</text:p>
          </table:table-cell>
          <table:table-cell office:value-type="float" office:value="0.473162550837355" calcext:value-type="float">
            <text:p>0.473162550837355</text:p>
          </table:table-cell>
          <table:table-cell office:value-type="float" office:value="0.79078414012046" calcext:value-type="float">
            <text:p>0.79078414012046</text:p>
          </table:table-cell>
          <table:table-cell office:value-type="float" office:value="0.262839770098242" calcext:value-type="float">
            <text:p>0.262839770098242</text:p>
          </table:table-cell>
          <table:table-cell office:value-type="float" office:value="0.641722681101697" calcext:value-type="float">
            <text:p>0.641722681101697</text:p>
          </table:table-cell>
          <table:table-cell office:value-type="float" office:value="0.563909835409141" calcext:value-type="float">
            <text:p>0.563909835409141</text:p>
          </table:table-cell>
          <table:table-cell office:value-type="float" office:value="0.304421127342131" calcext:value-type="float">
            <text:p>0.304421127342131</text:p>
          </table:table-cell>
          <table:table-cell office:value-type="float" office:value="0.929981000690248" calcext:value-type="float">
            <text:p>0.929981000690248</text:p>
          </table:table-cell>
          <table:table-cell office:value-type="float" office:value="0.576919186042066" calcext:value-type="float">
            <text:p>0.576919186042066</text:p>
          </table:table-cell>
          <table:table-cell office:value-type="float" office:value="0.421181917609969" calcext:value-type="float">
            <text:p>0.421181917609969</text:p>
          </table:table-cell>
          <table:table-cell office:value-type="float" office:value="0.0331929341675407" calcext:value-type="float">
            <text:p>0.0331929341675407</text:p>
          </table:table-cell>
          <table:table-cell office:value-type="float" office:value="0.393205505246038" calcext:value-type="float">
            <text:p>0.393205505246038</text:p>
          </table:table-cell>
          <table:table-cell office:value-type="float" office:value="0.552498196063189" calcext:value-type="float">
            <text:p>0.552498196063189</text:p>
          </table:table-cell>
          <table:table-cell office:value-type="float" office:value="0.394535092349232" calcext:value-type="float">
            <text:p>0.394535092349232</text:p>
          </table:table-cell>
          <table:table-cell office:value-type="float" office:value="0.732873503086622" calcext:value-type="float">
            <text:p>0.732873503086622</text:p>
          </table:table-cell>
          <table:table-cell office:value-type="float" office:value="0.0578696568140974" calcext:value-type="float">
            <text:p>0.0578696568140974</text:p>
          </table:table-cell>
          <table:table-cell office:value-type="float" office:value="0.0570569697579195" calcext:value-type="float">
            <text:p>0.0570569697579195</text:p>
          </table:table-cell>
          <table:table-cell office:value-type="float" office:value="0.0402868629964518" calcext:value-type="float">
            <text:p>0.0402868629964518</text:p>
          </table:table-cell>
          <table:table-cell office:value-type="float" office:value="0.590144424061165" calcext:value-type="float">
            <text:p>0.590144424061165</text:p>
          </table:table-cell>
        </table:table-row>
        <table:table-row table:style-name="ro1">
          <table:table-cell/>
          <table:table-cell office:value-type="float" office:value="0.363425376408791" calcext:value-type="float">
            <text:p>0.363425376408791</text:p>
          </table:table-cell>
          <table:table-cell office:value-type="float" office:value="0.386702334896145" calcext:value-type="float">
            <text:p>0.386702334896145</text:p>
          </table:table-cell>
          <table:table-cell office:value-type="float" office:value="0.0963202335384354" calcext:value-type="float">
            <text:p>0.0963202335384354</text:p>
          </table:table-cell>
          <table:table-cell office:value-type="float" office:value="0.814178413890092" calcext:value-type="float">
            <text:p>0.814178413890092</text:p>
          </table:table-cell>
          <table:table-cell office:value-type="float" office:value="0.843419381911036" calcext:value-type="float">
            <text:p>0.843419381911036</text:p>
          </table:table-cell>
          <table:table-cell office:value-type="float" office:value="0.664692818860982" calcext:value-type="float">
            <text:p>0.664692818860982</text:p>
          </table:table-cell>
          <table:table-cell office:value-type="float" office:value="0.870373311310882" calcext:value-type="float">
            <text:p>0.870373311310882</text:p>
          </table:table-cell>
          <table:table-cell office:value-type="float" office:value="0.696259448213873" calcext:value-type="float">
            <text:p>0.696259448213873</text:p>
          </table:table-cell>
          <table:table-cell office:value-type="float" office:value="0.0854549254069331" calcext:value-type="float">
            <text:p>0.0854549254069331</text:p>
          </table:table-cell>
          <table:table-cell office:value-type="float" office:value="0.957801100760385" calcext:value-type="float">
            <text:p>0.957801100760385</text:p>
          </table:table-cell>
          <table:table-cell office:value-type="float" office:value="0.463961334836498" calcext:value-type="float">
            <text:p>0.463961334836498</text:p>
          </table:table-cell>
          <table:table-cell office:value-type="float" office:value="0.17304365841081" calcext:value-type="float">
            <text:p>0.17304365841081</text:p>
          </table:table-cell>
          <table:table-cell office:value-type="float" office:value="0.182923336246185" calcext:value-type="float">
            <text:p>0.182923336246185</text:p>
          </table:table-cell>
          <table:table-cell office:value-type="float" office:value="0.807215213307907" calcext:value-type="float">
            <text:p>0.807215213307907</text:p>
          </table:table-cell>
          <table:table-cell office:value-type="float" office:value="0.194862606418721" calcext:value-type="float">
            <text:p>0.194862606418721</text:p>
          </table:table-cell>
          <table:table-cell office:value-type="float" office:value="0.660742592879777" calcext:value-type="float">
            <text:p>0.660742592879777</text:p>
          </table:table-cell>
          <table:table-cell office:value-type="float" office:value="0.646643605453775" calcext:value-type="float">
            <text:p>0.646643605453775</text:p>
          </table:table-cell>
          <table:table-cell office:value-type="float" office:value="0.4681041132033" calcext:value-type="float">
            <text:p>0.4681041132033</text:p>
          </table:table-cell>
          <table:table-cell office:value-type="float" office:value="0.695933295373338" calcext:value-type="float">
            <text:p>0.695933295373338</text:p>
          </table:table-cell>
          <table:table-cell office:value-type="float" office:value="0.415030994768457" calcext:value-type="float">
            <text:p>0.415030994768457</text:p>
          </table:table-cell>
        </table:table-row>
        <table:table-row table:style-name="ro1">
          <table:table-cell/>
          <table:table-cell office:value-type="float" office:value="0.830289459816659" calcext:value-type="float">
            <text:p>0.830289459816659</text:p>
          </table:table-cell>
          <table:table-cell office:value-type="float" office:value="0.771618609809275" calcext:value-type="float">
            <text:p>0.771618609809275</text:p>
          </table:table-cell>
          <table:table-cell office:value-type="float" office:value="0.0143111370510679" calcext:value-type="float">
            <text:p>0.0143111370510679</text:p>
          </table:table-cell>
          <table:table-cell office:value-type="float" office:value="0.841582195878605" calcext:value-type="float">
            <text:p>0.841582195878605</text:p>
          </table:table-cell>
          <table:table-cell office:value-type="float" office:value="0.240500342546049" calcext:value-type="float">
            <text:p>0.240500342546049</text:p>
          </table:table-cell>
          <table:table-cell office:value-type="float" office:value="0.716043107431568" calcext:value-type="float">
            <text:p>0.716043107431568</text:p>
          </table:table-cell>
          <table:table-cell office:value-type="float" office:value="0.758806813888161" calcext:value-type="float">
            <text:p>0.758806813888161</text:p>
          </table:table-cell>
          <table:table-cell office:value-type="float" office:value="0.984317031190629" calcext:value-type="float">
            <text:p>0.984317031190629</text:p>
          </table:table-cell>
          <table:table-cell office:value-type="float" office:value="0.0453121140543668" calcext:value-type="float">
            <text:p>0.0453121140543668</text:p>
          </table:table-cell>
          <table:table-cell office:value-type="float" office:value="0.620111464900842" calcext:value-type="float">
            <text:p>0.620111464900842</text:p>
          </table:table-cell>
          <table:table-cell office:value-type="float" office:value="0.587232763186986" calcext:value-type="float">
            <text:p>0.587232763186986</text:p>
          </table:table-cell>
          <table:table-cell office:value-type="float" office:value="0.478466077903931" calcext:value-type="float">
            <text:p>0.478466077903931</text:p>
          </table:table-cell>
          <table:table-cell office:value-type="float" office:value="0.543838907679014" calcext:value-type="float">
            <text:p>0.543838907679014</text:p>
          </table:table-cell>
          <table:table-cell office:value-type="float" office:value="0.715951558750359" calcext:value-type="float">
            <text:p>0.715951558750359</text:p>
          </table:table-cell>
          <table:table-cell office:value-type="float" office:value="0.142134027422374" calcext:value-type="float">
            <text:p>0.142134027422374</text:p>
          </table:table-cell>
          <table:table-cell office:value-type="float" office:value="0.607650638252938" calcext:value-type="float">
            <text:p>0.607650638252938</text:p>
          </table:table-cell>
          <table:table-cell office:value-type="float" office:value="0.0983616858428915" calcext:value-type="float">
            <text:p>0.0983616858428915</text:p>
          </table:table-cell>
          <table:table-cell office:value-type="float" office:value="0.073173364030832" calcext:value-type="float">
            <text:p>0.073173364030832</text:p>
          </table:table-cell>
          <table:table-cell office:value-type="float" office:value="0.631621717306109" calcext:value-type="float">
            <text:p>0.631621717306109</text:p>
          </table:table-cell>
          <table:table-cell office:value-type="float" office:value="0.657376859244812" calcext:value-type="float">
            <text:p>0.657376859244812</text:p>
          </table:table-cell>
        </table:table-row>
        <table:table-row table:style-name="ro1">
          <table:table-cell/>
          <table:table-cell office:value-type="float" office:value="0.747573532424483" calcext:value-type="float">
            <text:p>0.747573532424483</text:p>
          </table:table-cell>
          <table:table-cell office:value-type="float" office:value="0.600681068028633" calcext:value-type="float">
            <text:p>0.600681068028633</text:p>
          </table:table-cell>
          <table:table-cell office:value-type="float" office:value="0.301916831722229" calcext:value-type="float">
            <text:p>0.301916831722229</text:p>
          </table:table-cell>
          <table:table-cell office:value-type="float" office:value="0.57877866488102" calcext:value-type="float">
            <text:p>0.57877866488102</text:p>
          </table:table-cell>
          <table:table-cell office:value-type="float" office:value="0.299021798743032" calcext:value-type="float">
            <text:p>0.299021798743032</text:p>
          </table:table-cell>
          <table:table-cell office:value-type="float" office:value="0.922257970397137" calcext:value-type="float">
            <text:p>0.922257970397137</text:p>
          </table:table-cell>
          <table:table-cell office:value-type="float" office:value="0.00140823308021776" calcext:value-type="float">
            <text:p>0.00140823308021776</text:p>
          </table:table-cell>
          <table:table-cell office:value-type="float" office:value="0.141713183357514" calcext:value-type="float">
            <text:p>0.141713183357514</text:p>
          </table:table-cell>
          <table:table-cell office:value-type="float" office:value="0.747500699987532" calcext:value-type="float">
            <text:p>0.747500699987532</text:p>
          </table:table-cell>
          <table:table-cell office:value-type="float" office:value="0.469970237166058" calcext:value-type="float">
            <text:p>0.469970237166058</text:p>
          </table:table-cell>
          <table:table-cell office:value-type="float" office:value="0.653935049055062" calcext:value-type="float">
            <text:p>0.653935049055062</text:p>
          </table:table-cell>
          <table:table-cell office:value-type="float" office:value="0.0094840052529056" calcext:value-type="float">
            <text:p>0.0094840052529056</text:p>
          </table:table-cell>
          <table:table-cell office:value-type="float" office:value="0.180663191753715" calcext:value-type="float">
            <text:p>0.180663191753715</text:p>
          </table:table-cell>
          <table:table-cell office:value-type="float" office:value="0.689450415131222" calcext:value-type="float">
            <text:p>0.689450415131222</text:p>
          </table:table-cell>
          <table:table-cell office:value-type="float" office:value="0.283754705074585" calcext:value-type="float">
            <text:p>0.283754705074585</text:p>
          </table:table-cell>
          <table:table-cell office:value-type="float" office:value="0.576823219427174" calcext:value-type="float">
            <text:p>0.576823219427174</text:p>
          </table:table-cell>
          <table:table-cell office:value-type="float" office:value="0.128619652018204" calcext:value-type="float">
            <text:p>0.128619652018204</text:p>
          </table:table-cell>
          <table:table-cell office:value-type="float" office:value="0.675544056639857" calcext:value-type="float">
            <text:p>0.675544056639857</text:p>
          </table:table-cell>
          <table:table-cell office:value-type="float" office:value="0.732754883826572" calcext:value-type="float">
            <text:p>0.732754883826572</text:p>
          </table:table-cell>
          <table:table-cell office:value-type="float" office:value="0.763183206471981" calcext:value-type="float">
            <text:p>0.763183206471981</text:p>
          </table:table-cell>
        </table:table-row>
        <table:table-row table:style-name="ro1">
          <table:table-cell/>
          <table:table-cell office:value-type="float" office:value="0.0213953933282295" calcext:value-type="float">
            <text:p>0.0213953933282295</text:p>
          </table:table-cell>
          <table:table-cell office:value-type="float" office:value="0.201691596064081" calcext:value-type="float">
            <text:p>0.201691596064081</text:p>
          </table:table-cell>
          <table:table-cell office:value-type="float" office:value="0.972182648336488" calcext:value-type="float">
            <text:p>0.972182648336488</text:p>
          </table:table-cell>
          <table:table-cell office:value-type="float" office:value="0.422740891769301" calcext:value-type="float">
            <text:p>0.422740891769301</text:p>
          </table:table-cell>
          <table:table-cell office:value-type="float" office:value="0.968053705734117" calcext:value-type="float">
            <text:p>0.968053705734117</text:p>
          </table:table-cell>
          <table:table-cell office:value-type="float" office:value="0.878791297666352" calcext:value-type="float">
            <text:p>0.878791297666352</text:p>
          </table:table-cell>
          <table:table-cell office:value-type="float" office:value="0.284578069570799" calcext:value-type="float">
            <text:p>0.284578069570799</text:p>
          </table:table-cell>
          <table:table-cell office:value-type="float" office:value="0.195322354585922" calcext:value-type="float">
            <text:p>0.195322354585922</text:p>
          </table:table-cell>
          <table:table-cell office:value-type="float" office:value="0.0315605122627929" calcext:value-type="float">
            <text:p>0.0315605122627929</text:p>
          </table:table-cell>
          <table:table-cell office:value-type="float" office:value="0.85653328410187" calcext:value-type="float">
            <text:p>0.85653328410187</text:p>
          </table:table-cell>
          <table:table-cell office:value-type="float" office:value="0.229812962191766" calcext:value-type="float">
            <text:p>0.229812962191766</text:p>
          </table:table-cell>
          <table:table-cell office:value-type="float" office:value="0.29004429039404" calcext:value-type="float">
            <text:p>0.29004429039404</text:p>
          </table:table-cell>
          <table:table-cell office:value-type="float" office:value="0.889406062224945" calcext:value-type="float">
            <text:p>0.889406062224945</text:p>
          </table:table-cell>
          <table:table-cell office:value-type="float" office:value="0.422704496154436" calcext:value-type="float">
            <text:p>0.422704496154436</text:p>
          </table:table-cell>
          <table:table-cell office:value-type="float" office:value="0.15480882793569" calcext:value-type="float">
            <text:p>0.15480882793569</text:p>
          </table:table-cell>
          <table:table-cell office:value-type="float" office:value="0.848903893632574" calcext:value-type="float">
            <text:p>0.848903893632574</text:p>
          </table:table-cell>
          <table:table-cell office:value-type="float" office:value="0.961731079847528" calcext:value-type="float">
            <text:p>0.961731079847528</text:p>
          </table:table-cell>
          <table:table-cell office:value-type="float" office:value="0.0234416752803266" calcext:value-type="float">
            <text:p>0.0234416752803266</text:p>
          </table:table-cell>
          <table:table-cell office:value-type="float" office:value="0.879108979304484" calcext:value-type="float">
            <text:p>0.879108979304484</text:p>
          </table:table-cell>
          <table:table-cell office:value-type="float" office:value="0.264425690629467" calcext:value-type="float">
            <text:p>0.264425690629467</text:p>
          </table:table-cell>
        </table:table-row>
        <table:table-row table:style-name="ro1">
          <table:table-cell/>
          <table:table-cell office:value-type="float" office:value="0.577056718398106" calcext:value-type="float">
            <text:p>0.577056718398106</text:p>
          </table:table-cell>
          <table:table-cell office:value-type="float" office:value="0.933486225650775" calcext:value-type="float">
            <text:p>0.933486225650775</text:p>
          </table:table-cell>
          <table:table-cell office:value-type="float" office:value="0.0116176378746231" calcext:value-type="float">
            <text:p>0.0116176378746231</text:p>
          </table:table-cell>
          <table:table-cell office:value-type="float" office:value="0.192086296589135" calcext:value-type="float">
            <text:p>0.192086296589135</text:p>
          </table:table-cell>
          <table:table-cell office:value-type="float" office:value="0.725520176958559" calcext:value-type="float">
            <text:p>0.725520176958559</text:p>
          </table:table-cell>
          <table:table-cell office:value-type="float" office:value="0.871063353274655" calcext:value-type="float">
            <text:p>0.871063353274655</text:p>
          </table:table-cell>
          <table:table-cell office:value-type="float" office:value="0.706076463112577" calcext:value-type="float">
            <text:p>0.706076463112577</text:p>
          </table:table-cell>
          <table:table-cell office:value-type="float" office:value="0.727279943680765" calcext:value-type="float">
            <text:p>0.727279943680765</text:p>
          </table:table-cell>
          <table:table-cell office:value-type="float" office:value="0.0992036824854938" calcext:value-type="float">
            <text:p>0.0992036824854938</text:p>
          </table:table-cell>
          <table:table-cell office:value-type="float" office:value="0.722594312259447" calcext:value-type="float">
            <text:p>0.722594312259447</text:p>
          </table:table-cell>
          <table:table-cell office:value-type="float" office:value="0.165355915626907" calcext:value-type="float">
            <text:p>0.165355915626907</text:p>
          </table:table-cell>
          <table:table-cell office:value-type="float" office:value="0.638691059653816" calcext:value-type="float">
            <text:p>0.638691059653816</text:p>
          </table:table-cell>
          <table:table-cell office:value-type="float" office:value="0.486354862780453" calcext:value-type="float">
            <text:p>0.486354862780453</text:p>
          </table:table-cell>
          <table:table-cell office:value-type="float" office:value="0.272103023266485" calcext:value-type="float">
            <text:p>0.272103023266485</text:p>
          </table:table-cell>
          <table:table-cell office:value-type="float" office:value="0.126516227500763" calcext:value-type="float">
            <text:p>0.126516227500763</text:p>
          </table:table-cell>
          <table:table-cell office:value-type="float" office:value="0.0427569035217921" calcext:value-type="float">
            <text:p>0.0427569035217921</text:p>
          </table:table-cell>
          <table:table-cell office:value-type="float" office:value="0.188171652961454" calcext:value-type="float">
            <text:p>0.188171652961454</text:p>
          </table:table-cell>
          <table:table-cell office:value-type="float" office:value="0.688221599498832" calcext:value-type="float">
            <text:p>0.688221599498832</text:p>
          </table:table-cell>
          <table:table-cell office:value-type="float" office:value="0.746176968259741" calcext:value-type="float">
            <text:p>0.746176968259741</text:p>
          </table:table-cell>
          <table:table-cell office:value-type="float" office:value="0.875648475048341" calcext:value-type="float">
            <text:p>0.875648475048341</text:p>
          </table:table-cell>
        </table:table-row>
        <table:table-row table:style-name="ro1">
          <table:table-cell/>
          <table:table-cell office:value-type="float" office:value="0.775332486050893" calcext:value-type="float">
            <text:p>0.775332486050893</text:p>
          </table:table-cell>
          <table:table-cell office:value-type="float" office:value="0.77503693686008" calcext:value-type="float">
            <text:p>0.77503693686008</text:p>
          </table:table-cell>
          <table:table-cell office:value-type="float" office:value="0.624659424621711" calcext:value-type="float">
            <text:p>0.624659424621711</text:p>
          </table:table-cell>
          <table:table-cell office:value-type="float" office:value="0.918047750584542" calcext:value-type="float">
            <text:p>0.918047750584542</text:p>
          </table:table-cell>
          <table:table-cell office:value-type="float" office:value="0.150163339589298" calcext:value-type="float">
            <text:p>0.150163339589298</text:p>
          </table:table-cell>
          <table:table-cell office:value-type="float" office:value="0.300883414486894" calcext:value-type="float">
            <text:p>0.300883414486894</text:p>
          </table:table-cell>
          <table:table-cell office:value-type="float" office:value="0.810669689922583" calcext:value-type="float">
            <text:p>0.810669689922583</text:p>
          </table:table-cell>
          <table:table-cell office:value-type="float" office:value="0.0006837049771794" calcext:value-type="float">
            <text:p>0.0006837049771794</text:p>
          </table:table-cell>
          <table:table-cell office:value-type="float" office:value="0.45325605365634" calcext:value-type="float">
            <text:p>0.45325605365634</text:p>
          </table:table-cell>
          <table:table-cell office:value-type="float" office:value="0.781253770566489" calcext:value-type="float">
            <text:p>0.781253770566489</text:p>
          </table:table-cell>
          <table:table-cell office:value-type="float" office:value="0.283565479974108" calcext:value-type="float">
            <text:p>0.283565479974108</text:p>
          </table:table-cell>
          <table:table-cell office:value-type="float" office:value="0.153195416072777" calcext:value-type="float">
            <text:p>0.153195416072777</text:p>
          </table:table-cell>
          <table:table-cell office:value-type="float" office:value="0.338609299964564" calcext:value-type="float">
            <text:p>0.338609299964564</text:p>
          </table:table-cell>
          <table:table-cell office:value-type="float" office:value="0.27919391309009" calcext:value-type="float">
            <text:p>0.27919391309009</text:p>
          </table:table-cell>
          <table:table-cell office:value-type="float" office:value="0.29972729425635" calcext:value-type="float">
            <text:p>0.29972729425635</text:p>
          </table:table-cell>
          <table:table-cell office:value-type="float" office:value="0.398710549696677" calcext:value-type="float">
            <text:p>0.398710549696677</text:p>
          </table:table-cell>
          <table:table-cell office:value-type="float" office:value="0.58303322094416" calcext:value-type="float">
            <text:p>0.58303322094416</text:p>
          </table:table-cell>
          <table:table-cell office:value-type="float" office:value="0.357645445333381" calcext:value-type="float">
            <text:p>0.357645445333381</text:p>
          </table:table-cell>
          <table:table-cell office:value-type="float" office:value="0.405086964155436" calcext:value-type="float">
            <text:p>0.405086964155436</text:p>
          </table:table-cell>
          <table:table-cell office:value-type="float" office:value="0.505430850597967" calcext:value-type="float">
            <text:p>0.505430850597967</text:p>
          </table:table-cell>
        </table:table-row>
        <table:table-row table:style-name="ro1">
          <table:table-cell/>
          <table:table-cell office:value-type="float" office:value="0.832009654108445" calcext:value-type="float">
            <text:p>0.832009654108445</text:p>
          </table:table-cell>
          <table:table-cell office:value-type="float" office:value="0.720711802666383" calcext:value-type="float">
            <text:p>0.720711802666383</text:p>
          </table:table-cell>
          <table:table-cell office:value-type="float" office:value="0.65304820062702" calcext:value-type="float">
            <text:p>0.65304820062702</text:p>
          </table:table-cell>
          <table:table-cell office:value-type="float" office:value="0.252568657374391" calcext:value-type="float">
            <text:p>0.252568657374391</text:p>
          </table:table-cell>
          <table:table-cell office:value-type="float" office:value="0.64105434614985" calcext:value-type="float">
            <text:p>0.64105434614985</text:p>
          </table:table-cell>
          <table:table-cell office:value-type="float" office:value="0.78405128753435" calcext:value-type="float">
            <text:p>0.78405128753435</text:p>
          </table:table-cell>
          <table:table-cell office:value-type="float" office:value="0.629824357100632" calcext:value-type="float">
            <text:p>0.629824357100632</text:p>
          </table:table-cell>
          <table:table-cell office:value-type="float" office:value="0.418163452890979" calcext:value-type="float">
            <text:p>0.418163452890979</text:p>
          </table:table-cell>
          <table:table-cell office:value-type="float" office:value="0.514963302615468" calcext:value-type="float">
            <text:p>0.514963302615468</text:p>
          </table:table-cell>
          <table:table-cell office:value-type="float" office:value="0.559135508675769" calcext:value-type="float">
            <text:p>0.559135508675769</text:p>
          </table:table-cell>
          <table:table-cell office:value-type="float" office:value="0.408599166318945" calcext:value-type="float">
            <text:p>0.408599166318945</text:p>
          </table:table-cell>
          <table:table-cell office:value-type="float" office:value="0.282767786396371" calcext:value-type="float">
            <text:p>0.282767786396371</text:p>
          </table:table-cell>
          <table:table-cell office:value-type="float" office:value="0.695622075420606" calcext:value-type="float">
            <text:p>0.695622075420606</text:p>
          </table:table-cell>
          <table:table-cell office:value-type="float" office:value="0.781823437812105" calcext:value-type="float">
            <text:p>0.781823437812105</text:p>
          </table:table-cell>
          <table:table-cell office:value-type="float" office:value="0.106171964874234" calcext:value-type="float">
            <text:p>0.106171964874234</text:p>
          </table:table-cell>
          <table:table-cell office:value-type="float" office:value="0.678606883124228" calcext:value-type="float">
            <text:p>0.678606883124228</text:p>
          </table:table-cell>
          <table:table-cell office:value-type="float" office:value="0.418975558674333" calcext:value-type="float">
            <text:p>0.418975558674333</text:p>
          </table:table-cell>
          <table:table-cell office:value-type="float" office:value="0.7562843675374" calcext:value-type="float">
            <text:p>0.7562843675374</text:p>
          </table:table-cell>
          <table:table-cell office:value-type="float" office:value="0.0702921033270237" calcext:value-type="float">
            <text:p>0.0702921033270237</text:p>
          </table:table-cell>
          <table:table-cell office:value-type="float" office:value="0.478622183916826" calcext:value-type="float">
            <text:p>0.478622183916826</text:p>
          </table:table-cell>
        </table:table-row>
        <table:table-row table:style-name="ro1">
          <table:table-cell/>
          <table:table-cell office:value-type="float" office:value="0.269818649708916" calcext:value-type="float">
            <text:p>0.269818649708916</text:p>
          </table:table-cell>
          <table:table-cell office:value-type="float" office:value="0.498192560781771" calcext:value-type="float">
            <text:p>0.498192560781771</text:p>
          </table:table-cell>
          <table:table-cell office:value-type="float" office:value="0.0719805661991552" calcext:value-type="float">
            <text:p>0.0719805661991552</text:p>
          </table:table-cell>
          <table:table-cell office:value-type="float" office:value="0.969378776235012" calcext:value-type="float">
            <text:p>0.969378776235012</text:p>
          </table:table-cell>
          <table:table-cell office:value-type="float" office:value="0.421048303414832" calcext:value-type="float">
            <text:p>0.421048303414832</text:p>
          </table:table-cell>
          <table:table-cell office:value-type="float" office:value="0.776517915449096" calcext:value-type="float">
            <text:p>0.776517915449096</text:p>
          </table:table-cell>
          <table:table-cell office:value-type="float" office:value="0.230309932688547" calcext:value-type="float">
            <text:p>0.230309932688547</text:p>
          </table:table-cell>
          <table:table-cell office:value-type="float" office:value="0.783799304448708" calcext:value-type="float">
            <text:p>0.783799304448708</text:p>
          </table:table-cell>
          <table:table-cell office:value-type="float" office:value="0.964144014700678" calcext:value-type="float">
            <text:p>0.964144014700678</text:p>
          </table:table-cell>
          <table:table-cell office:value-type="float" office:value="0.749419827662868" calcext:value-type="float">
            <text:p>0.749419827662868</text:p>
          </table:table-cell>
          <table:table-cell office:value-type="float" office:value="0.335263974673843" calcext:value-type="float">
            <text:p>0.335263974673843</text:p>
          </table:table-cell>
          <table:table-cell office:value-type="float" office:value="0.239294685567323" calcext:value-type="float">
            <text:p>0.239294685567323</text:p>
          </table:table-cell>
          <table:table-cell office:value-type="float" office:value="0.868782634184823" calcext:value-type="float">
            <text:p>0.868782634184823</text:p>
          </table:table-cell>
          <table:table-cell office:value-type="float" office:value="0.323107935828636" calcext:value-type="float">
            <text:p>0.323107935828636</text:p>
          </table:table-cell>
          <table:table-cell office:value-type="float" office:value="0.0411296059277319" calcext:value-type="float">
            <text:p>0.0411296059277319</text:p>
          </table:table-cell>
          <table:table-cell office:value-type="float" office:value="0.106331934091433" calcext:value-type="float">
            <text:p>0.106331934091433</text:p>
          </table:table-cell>
          <table:table-cell office:value-type="float" office:value="0.3615208683431" calcext:value-type="float">
            <text:p>0.3615208683431</text:p>
          </table:table-cell>
          <table:table-cell office:value-type="float" office:value="0.996204856001639" calcext:value-type="float">
            <text:p>0.996204856001639</text:p>
          </table:table-cell>
          <table:table-cell office:value-type="float" office:value="0.841463430387199" calcext:value-type="float">
            <text:p>0.841463430387199</text:p>
          </table:table-cell>
          <table:table-cell office:value-type="float" office:value="0.569060338828033" calcext:value-type="float">
            <text:p>0.569060338828033</text:p>
          </table:table-cell>
        </table:table-row>
        <table:table-row table:style-name="ro1">
          <table:table-cell/>
          <table:table-cell office:value-type="float" office:value="0.934543020332925" calcext:value-type="float">
            <text:p>0.934543020332925</text:p>
          </table:table-cell>
          <table:table-cell office:value-type="float" office:value="0.430495251353287" calcext:value-type="float">
            <text:p>0.430495251353287</text:p>
          </table:table-cell>
          <table:table-cell office:value-type="float" office:value="0.565019748207018" calcext:value-type="float">
            <text:p>0.565019748207018</text:p>
          </table:table-cell>
          <table:table-cell office:value-type="float" office:value="0.545005707932536" calcext:value-type="float">
            <text:p>0.545005707932536</text:p>
          </table:table-cell>
          <table:table-cell office:value-type="float" office:value="0.950774312871718" calcext:value-type="float">
            <text:p>0.950774312871718</text:p>
          </table:table-cell>
          <table:table-cell office:value-type="float" office:value="0.45776906218023" calcext:value-type="float">
            <text:p>0.45776906218023</text:p>
          </table:table-cell>
          <table:table-cell office:value-type="float" office:value="0.884210367145907" calcext:value-type="float">
            <text:p>0.884210367145907</text:p>
          </table:table-cell>
          <table:table-cell office:value-type="float" office:value="0.624657023737886" calcext:value-type="float">
            <text:p>0.624657023737886</text:p>
          </table:table-cell>
          <table:table-cell office:value-type="float" office:value="0.197825380875091" calcext:value-type="float">
            <text:p>0.197825380875091</text:p>
          </table:table-cell>
          <table:table-cell office:value-type="float" office:value="0.360321442622115" calcext:value-type="float">
            <text:p>0.360321442622115</text:p>
          </table:table-cell>
          <table:table-cell office:value-type="float" office:value="0.857715343162166" calcext:value-type="float">
            <text:p>0.857715343162166</text:p>
          </table:table-cell>
          <table:table-cell office:value-type="float" office:value="0.0831531233799291" calcext:value-type="float">
            <text:p>0.0831531233799291</text:p>
          </table:table-cell>
          <table:table-cell office:value-type="float" office:value="0.105039739784394" calcext:value-type="float">
            <text:p>0.105039739784394</text:p>
          </table:table-cell>
          <table:table-cell office:value-type="float" office:value="0.5284246242358" calcext:value-type="float">
            <text:p>0.5284246242358</text:p>
          </table:table-cell>
          <table:table-cell office:value-type="float" office:value="0.0141724062239184" calcext:value-type="float">
            <text:p>0.0141724062239184</text:p>
          </table:table-cell>
          <table:table-cell office:value-type="float" office:value="0.261390403936119" calcext:value-type="float">
            <text:p>0.261390403936119</text:p>
          </table:table-cell>
          <table:table-cell office:value-type="float" office:value="0.491127717115474" calcext:value-type="float">
            <text:p>0.491127717115474</text:p>
          </table:table-cell>
          <table:table-cell office:value-type="float" office:value="0.87576921058307" calcext:value-type="float">
            <text:p>0.87576921058307</text:p>
          </table:table-cell>
          <table:table-cell office:value-type="float" office:value="0.647795411864092" calcext:value-type="float">
            <text:p>0.647795411864092</text:p>
          </table:table-cell>
          <table:table-cell office:value-type="float" office:value="0.175283332551003" calcext:value-type="float">
            <text:p>0.175283332551003</text:p>
          </table:table-cell>
        </table:table-row>
        <table:table-row table:style-name="ro1">
          <table:table-cell/>
          <table:table-cell office:value-type="float" office:value="0.968175217787222" calcext:value-type="float">
            <text:p>0.968175217787222</text:p>
          </table:table-cell>
          <table:table-cell office:value-type="float" office:value="0.667767464369622" calcext:value-type="float">
            <text:p>0.667767464369622</text:p>
          </table:table-cell>
          <table:table-cell office:value-type="float" office:value="0.871508808519897" calcext:value-type="float">
            <text:p>0.871508808519897</text:p>
          </table:table-cell>
          <table:table-cell office:value-type="float" office:value="0.275880861067148" calcext:value-type="float">
            <text:p>0.275880861067148</text:p>
          </table:table-cell>
          <table:table-cell office:value-type="float" office:value="0.319743519751752" calcext:value-type="float">
            <text:p>0.319743519751752</text:p>
          </table:table-cell>
          <table:table-cell office:value-type="float" office:value="0.218822778878053" calcext:value-type="float">
            <text:p>0.218822778878053</text:p>
          </table:table-cell>
          <table:table-cell office:value-type="float" office:value="0.858190161766907" calcext:value-type="float">
            <text:p>0.858190161766907</text:p>
          </table:table-cell>
          <table:table-cell office:value-type="float" office:value="0.643202682505374" calcext:value-type="float">
            <text:p>0.643202682505374</text:p>
          </table:table-cell>
          <table:table-cell office:value-type="float" office:value="0.204251278844377" calcext:value-type="float">
            <text:p>0.204251278844377</text:p>
          </table:table-cell>
          <table:table-cell office:value-type="float" office:value="0.746741663476089" calcext:value-type="float">
            <text:p>0.746741663476089</text:p>
          </table:table-cell>
          <table:table-cell office:value-type="float" office:value="0.761147626379574" calcext:value-type="float">
            <text:p>0.761147626379574</text:p>
          </table:table-cell>
          <table:table-cell office:value-type="float" office:value="0.280595090078456" calcext:value-type="float">
            <text:p>0.280595090078456</text:p>
          </table:table-cell>
          <table:table-cell office:value-type="float" office:value="0.926081668054554" calcext:value-type="float">
            <text:p>0.926081668054554</text:p>
          </table:table-cell>
          <table:table-cell office:value-type="float" office:value="0.00315338565786094" calcext:value-type="float">
            <text:p>0.00315338565786094</text:p>
          </table:table-cell>
          <table:table-cell office:value-type="float" office:value="0.633006602873148" calcext:value-type="float">
            <text:p>0.633006602873148</text:p>
          </table:table-cell>
          <table:table-cell office:value-type="float" office:value="0.876261264893916" calcext:value-type="float">
            <text:p>0.876261264893916</text:p>
          </table:table-cell>
          <table:table-cell office:value-type="float" office:value="0.711051931169135" calcext:value-type="float">
            <text:p>0.711051931169135</text:p>
          </table:table-cell>
          <table:table-cell office:value-type="float" office:value="0.913695629354557" calcext:value-type="float">
            <text:p>0.913695629354557</text:p>
          </table:table-cell>
          <table:table-cell office:value-type="float" office:value="0.4828390730445" calcext:value-type="float">
            <text:p>0.4828390730445</text:p>
          </table:table-cell>
          <table:table-cell office:value-type="float" office:value="0.328446939506215" calcext:value-type="float">
            <text:p>0.328446939506215</text:p>
          </table:table-cell>
        </table:table-row>
        <table:table-row table:style-name="ro1">
          <table:table-cell/>
          <table:table-cell office:value-type="float" office:value="0.851916153097872" calcext:value-type="float">
            <text:p>0.851916153097872</text:p>
          </table:table-cell>
          <table:table-cell office:value-type="float" office:value="0.760083290356285" calcext:value-type="float">
            <text:p>0.760083290356285</text:p>
          </table:table-cell>
          <table:table-cell office:value-type="float" office:value="0.324934835320115" calcext:value-type="float">
            <text:p>0.324934835320115</text:p>
          </table:table-cell>
          <table:table-cell office:value-type="float" office:value="0.842897949638302" calcext:value-type="float">
            <text:p>0.842897949638302</text:p>
          </table:table-cell>
          <table:table-cell office:value-type="float" office:value="0.745179156136418" calcext:value-type="float">
            <text:p>0.745179156136418</text:p>
          </table:table-cell>
          <table:table-cell office:value-type="float" office:value="0.00443444572035734" calcext:value-type="float">
            <text:p>0.00443444572035734</text:p>
          </table:table-cell>
          <table:table-cell office:value-type="float" office:value="0.700775094642665" calcext:value-type="float">
            <text:p>0.700775094642665</text:p>
          </table:table-cell>
          <table:table-cell office:value-type="float" office:value="0.798497930555697" calcext:value-type="float">
            <text:p>0.798497930555697</text:p>
          </table:table-cell>
          <table:table-cell office:value-type="float" office:value="0.762626703647638" calcext:value-type="float">
            <text:p>0.762626703647638</text:p>
          </table:table-cell>
          <table:table-cell office:value-type="float" office:value="0.134808603826916" calcext:value-type="float">
            <text:p>0.134808603826916</text:p>
          </table:table-cell>
          <table:table-cell office:value-type="float" office:value="0.861174402055286" calcext:value-type="float">
            <text:p>0.861174402055286</text:p>
          </table:table-cell>
          <table:table-cell office:value-type="float" office:value="0.204185197310645" calcext:value-type="float">
            <text:p>0.204185197310645</text:p>
          </table:table-cell>
          <table:table-cell office:value-type="float" office:value="0.976230707498952" calcext:value-type="float">
            <text:p>0.976230707498952</text:p>
          </table:table-cell>
          <table:table-cell office:value-type="float" office:value="0.900922829933357" calcext:value-type="float">
            <text:p>0.900922829933357</text:p>
          </table:table-cell>
          <table:table-cell office:value-type="float" office:value="0.911900506084848" calcext:value-type="float">
            <text:p>0.911900506084848</text:p>
          </table:table-cell>
          <table:table-cell office:value-type="float" office:value="0.102429836310741" calcext:value-type="float">
            <text:p>0.102429836310741</text:p>
          </table:table-cell>
          <table:table-cell office:value-type="float" office:value="0.658826403353881" calcext:value-type="float">
            <text:p>0.658826403353881</text:p>
          </table:table-cell>
          <table:table-cell office:value-type="float" office:value="0.196994638146834" calcext:value-type="float">
            <text:p>0.196994638146834</text:p>
          </table:table-cell>
          <table:table-cell office:value-type="float" office:value="0.606513890542209" calcext:value-type="float">
            <text:p>0.606513890542209</text:p>
          </table:table-cell>
          <table:table-cell office:value-type="float" office:value="0.767688386748989" calcext:value-type="float">
            <text:p>0.767688386748989</text:p>
          </table:table-cell>
        </table:table-row>
        <table:table-row table:style-name="ro1">
          <table:table-cell/>
          <table:table-cell office:value-type="float" office:value="0.48137123390175" calcext:value-type="float">
            <text:p>0.48137123390175</text:p>
          </table:table-cell>
          <table:table-cell office:value-type="float" office:value="0.504882512803741" calcext:value-type="float">
            <text:p>0.504882512803741</text:p>
          </table:table-cell>
          <table:table-cell office:value-type="float" office:value="0.308552942472615" calcext:value-type="float">
            <text:p>0.308552942472615</text:p>
          </table:table-cell>
          <table:table-cell office:value-type="float" office:value="0.831760854378525" calcext:value-type="float">
            <text:p>0.831760854378525</text:p>
          </table:table-cell>
          <table:table-cell office:value-type="float" office:value="0.984604562092996" calcext:value-type="float">
            <text:p>0.984604562092996</text:p>
          </table:table-cell>
          <table:table-cell office:value-type="float" office:value="0.527683485697045" calcext:value-type="float">
            <text:p>0.527683485697045</text:p>
          </table:table-cell>
          <table:table-cell office:value-type="float" office:value="0.892487112617099" calcext:value-type="float">
            <text:p>0.892487112617099</text:p>
          </table:table-cell>
          <table:table-cell office:value-type="float" office:value="0.863103369497204" calcext:value-type="float">
            <text:p>0.863103369497204</text:p>
          </table:table-cell>
          <table:table-cell office:value-type="float" office:value="0.916276967706332" calcext:value-type="float">
            <text:p>0.916276967706332</text:p>
          </table:table-cell>
          <table:table-cell office:value-type="float" office:value="0.522801892865312" calcext:value-type="float">
            <text:p>0.522801892865312</text:p>
          </table:table-cell>
          <table:table-cell office:value-type="float" office:value="0.0493645217058928" calcext:value-type="float">
            <text:p>0.0493645217058928</text:p>
          </table:table-cell>
          <table:table-cell office:value-type="float" office:value="0.06486216198471" calcext:value-type="float">
            <text:p>0.06486216198471</text:p>
          </table:table-cell>
          <table:table-cell office:value-type="float" office:value="0.551605002278468" calcext:value-type="float">
            <text:p>0.551605002278468</text:p>
          </table:table-cell>
          <table:table-cell office:value-type="float" office:value="0.671219148491616" calcext:value-type="float">
            <text:p>0.671219148491616</text:p>
          </table:table-cell>
          <table:table-cell office:value-type="float" office:value="0.971247041614979" calcext:value-type="float">
            <text:p>0.971247041614979</text:p>
          </table:table-cell>
          <table:table-cell office:value-type="float" office:value="0.176681738680571" calcext:value-type="float">
            <text:p>0.176681738680571</text:p>
          </table:table-cell>
          <table:table-cell office:value-type="float" office:value="0.0320865452585136" calcext:value-type="float">
            <text:p>0.0320865452585136</text:p>
          </table:table-cell>
          <table:table-cell office:value-type="float" office:value="0.794388877477165" calcext:value-type="float">
            <text:p>0.794388877477165</text:p>
          </table:table-cell>
          <table:table-cell office:value-type="float" office:value="0.508207905911145" calcext:value-type="float">
            <text:p>0.508207905911145</text:p>
          </table:table-cell>
          <table:table-cell office:value-type="float" office:value="0.246709245745642" calcext:value-type="float">
            <text:p>0.246709245745642</text:p>
          </table:table-cell>
        </table:table-row>
        <table:table-row table:style-name="ro1">
          <table:table-cell/>
          <table:table-cell office:value-type="float" office:value="0.544181230508336" calcext:value-type="float">
            <text:p>0.544181230508336</text:p>
          </table:table-cell>
          <table:table-cell office:value-type="float" office:value="0.520948896469288" calcext:value-type="float">
            <text:p>0.520948896469288</text:p>
          </table:table-cell>
          <table:table-cell office:value-type="float" office:value="0.929449563126563" calcext:value-type="float">
            <text:p>0.929449563126563</text:p>
          </table:table-cell>
          <table:table-cell office:value-type="float" office:value="0.57444586696285" calcext:value-type="float">
            <text:p>0.57444586696285</text:p>
          </table:table-cell>
          <table:table-cell office:value-type="float" office:value="0.810430042387118" calcext:value-type="float">
            <text:p>0.810430042387118</text:p>
          </table:table-cell>
          <table:table-cell office:value-type="float" office:value="0.965910378725214" calcext:value-type="float">
            <text:p>0.965910378725214</text:p>
          </table:table-cell>
          <table:table-cell office:value-type="float" office:value="0.604968791467631" calcext:value-type="float">
            <text:p>0.604968791467631</text:p>
          </table:table-cell>
          <table:table-cell office:value-type="float" office:value="0.368120403923527" calcext:value-type="float">
            <text:p>0.368120403923527</text:p>
          </table:table-cell>
          <table:table-cell office:value-type="float" office:value="0.526845123556041" calcext:value-type="float">
            <text:p>0.526845123556041</text:p>
          </table:table-cell>
          <table:table-cell office:value-type="float" office:value="0.844166993833774" calcext:value-type="float">
            <text:p>0.844166993833774</text:p>
          </table:table-cell>
          <table:table-cell office:value-type="float" office:value="0.256295769998607" calcext:value-type="float">
            <text:p>0.256295769998607</text:p>
          </table:table-cell>
          <table:table-cell office:value-type="float" office:value="0.682724253854349" calcext:value-type="float">
            <text:p>0.682724253854349</text:p>
          </table:table-cell>
          <table:table-cell office:value-type="float" office:value="0.225966632332787" calcext:value-type="float">
            <text:p>0.225966632332787</text:p>
          </table:table-cell>
          <table:table-cell office:value-type="float" office:value="0.63226883075591" calcext:value-type="float">
            <text:p>0.63226883075591</text:p>
          </table:table-cell>
          <table:table-cell office:value-type="float" office:value="0.0479547915140408" calcext:value-type="float">
            <text:p>0.0479547915140408</text:p>
          </table:table-cell>
          <table:table-cell office:value-type="float" office:value="0.127458452467069" calcext:value-type="float">
            <text:p>0.127458452467069</text:p>
          </table:table-cell>
          <table:table-cell office:value-type="float" office:value="0.653314869863962" calcext:value-type="float">
            <text:p>0.653314869863962</text:p>
          </table:table-cell>
          <table:table-cell office:value-type="float" office:value="0.62238828360691" calcext:value-type="float">
            <text:p>0.62238828360691</text:p>
          </table:table-cell>
          <table:table-cell office:value-type="float" office:value="0.390120694701989" calcext:value-type="float">
            <text:p>0.390120694701989</text:p>
          </table:table-cell>
          <table:table-cell office:value-type="float" office:value="0.819895154737875" calcext:value-type="float">
            <text:p>0.819895154737875</text:p>
          </table:table-cell>
        </table:table-row>
        <table:table-row table:style-name="ro1">
          <table:table-cell/>
          <table:table-cell office:value-type="float" office:value="0.884706160793475" calcext:value-type="float">
            <text:p>0.884706160793475</text:p>
          </table:table-cell>
          <table:table-cell office:value-type="float" office:value="0.38222393349631" calcext:value-type="float">
            <text:p>0.38222393349631</text:p>
          </table:table-cell>
          <table:table-cell office:value-type="float" office:value="0.521126280371352" calcext:value-type="float">
            <text:p>0.521126280371352</text:p>
          </table:table-cell>
          <table:table-cell office:value-type="float" office:value="0.555513260950142" calcext:value-type="float">
            <text:p>0.555513260950142</text:p>
          </table:table-cell>
          <table:table-cell office:value-type="float" office:value="0.823662885705613" calcext:value-type="float">
            <text:p>0.823662885705613</text:p>
          </table:table-cell>
          <table:table-cell office:value-type="float" office:value="0.225053366209203" calcext:value-type="float">
            <text:p>0.225053366209203</text:p>
          </table:table-cell>
          <table:table-cell office:value-type="float" office:value="0.820261140184769" calcext:value-type="float">
            <text:p>0.820261140184769</text:p>
          </table:table-cell>
          <table:table-cell office:value-type="float" office:value="0.522871220305124" calcext:value-type="float">
            <text:p>0.522871220305124</text:p>
          </table:table-cell>
          <table:table-cell office:value-type="float" office:value="0.277307740839363" calcext:value-type="float">
            <text:p>0.277307740839363</text:p>
          </table:table-cell>
          <table:table-cell office:value-type="float" office:value="0.814462576671251" calcext:value-type="float">
            <text:p>0.814462576671251</text:p>
          </table:table-cell>
          <table:table-cell office:value-type="float" office:value="0.961330639041284" calcext:value-type="float">
            <text:p>0.961330639041284</text:p>
          </table:table-cell>
          <table:table-cell office:value-type="float" office:value="0.303894028677079" calcext:value-type="float">
            <text:p>0.303894028677079</text:p>
          </table:table-cell>
          <table:table-cell office:value-type="float" office:value="0.949397766614413" calcext:value-type="float">
            <text:p>0.949397766614413</text:p>
          </table:table-cell>
          <table:table-cell office:value-type="float" office:value="0.5550451477838" calcext:value-type="float">
            <text:p>0.5550451477838</text:p>
          </table:table-cell>
          <table:table-cell office:value-type="float" office:value="0.942089422343076" calcext:value-type="float">
            <text:p>0.942089422343076</text:p>
          </table:table-cell>
          <table:table-cell office:value-type="float" office:value="0.100142952411674" calcext:value-type="float">
            <text:p>0.100142952411674</text:p>
          </table:table-cell>
          <table:table-cell office:value-type="float" office:value="0.242644019489379" calcext:value-type="float">
            <text:p>0.242644019489379</text:p>
          </table:table-cell>
          <table:table-cell office:value-type="float" office:value="0.0155828414881926" calcext:value-type="float">
            <text:p>0.0155828414881926</text:p>
          </table:table-cell>
          <table:table-cell office:value-type="float" office:value="0.96279480404031" calcext:value-type="float">
            <text:p>0.96279480404031</text:p>
          </table:table-cell>
          <table:table-cell office:value-type="float" office:value="0.915953942466811" calcext:value-type="float">
            <text:p>0.915953942466811</text:p>
          </table:table-cell>
        </table:table-row>
        <table:table-row table:style-name="ro1">
          <table:table-cell/>
          <table:table-cell office:value-type="float" office:value="0.724953778801883" calcext:value-type="float">
            <text:p>0.724953778801883</text:p>
          </table:table-cell>
          <table:table-cell office:value-type="float" office:value="0.121577244628517" calcext:value-type="float">
            <text:p>0.121577244628517</text:p>
          </table:table-cell>
          <table:table-cell office:value-type="float" office:value="0.574284562021302" calcext:value-type="float">
            <text:p>0.574284562021302</text:p>
          </table:table-cell>
          <table:table-cell office:value-type="float" office:value="0.502172622157584" calcext:value-type="float">
            <text:p>0.502172622157584</text:p>
          </table:table-cell>
          <table:table-cell office:value-type="float" office:value="0.587715674834414" calcext:value-type="float">
            <text:p>0.587715674834414</text:p>
          </table:table-cell>
          <table:table-cell office:value-type="float" office:value="0.183439861115913" calcext:value-type="float">
            <text:p>0.183439861115913</text:p>
          </table:table-cell>
          <table:table-cell office:value-type="float" office:value="0.152994368117728" calcext:value-type="float">
            <text:p>0.152994368117728</text:p>
          </table:table-cell>
          <table:table-cell office:value-type="float" office:value="0.676774753874875" calcext:value-type="float">
            <text:p>0.676774753874875</text:p>
          </table:table-cell>
          <table:table-cell office:value-type="float" office:value="0.0832301485910849" calcext:value-type="float">
            <text:p>0.0832301485910849</text:p>
          </table:table-cell>
          <table:table-cell office:value-type="float" office:value="0.444639609171408" calcext:value-type="float">
            <text:p>0.444639609171408</text:p>
          </table:table-cell>
          <table:table-cell office:value-type="float" office:value="0.324185084614631" calcext:value-type="float">
            <text:p>0.324185084614631</text:p>
          </table:table-cell>
          <table:table-cell office:value-type="float" office:value="0.559223945755163" calcext:value-type="float">
            <text:p>0.559223945755163</text:p>
          </table:table-cell>
          <table:table-cell office:value-type="float" office:value="0.951421812828896" calcext:value-type="float">
            <text:p>0.951421812828896</text:p>
          </table:table-cell>
          <table:table-cell office:value-type="float" office:value="0.738009704211456" calcext:value-type="float">
            <text:p>0.738009704211456</text:p>
          </table:table-cell>
          <table:table-cell office:value-type="float" office:value="0.545152935207317" calcext:value-type="float">
            <text:p>0.545152935207317</text:p>
          </table:table-cell>
          <table:table-cell office:value-type="float" office:value="0.175837512287692" calcext:value-type="float">
            <text:p>0.175837512287692</text:p>
          </table:table-cell>
          <table:table-cell office:value-type="float" office:value="0.787642341507227" calcext:value-type="float">
            <text:p>0.787642341507227</text:p>
          </table:table-cell>
          <table:table-cell office:value-type="float" office:value="0.349976580691782" calcext:value-type="float">
            <text:p>0.349976580691782</text:p>
          </table:table-cell>
          <table:table-cell office:value-type="float" office:value="0.539589947245268" calcext:value-type="float">
            <text:p>0.539589947245268</text:p>
          </table:table-cell>
          <table:table-cell office:value-type="float" office:value="0.361800397603445" calcext:value-type="float">
            <text:p>0.361800397603445</text:p>
          </table:table-cell>
        </table:table-row>
        <table:table-row table:style-name="ro1">
          <table:table-cell/>
          <table:table-cell office:value-type="float" office:value="0.56620861146316" calcext:value-type="float">
            <text:p>0.56620861146316</text:p>
          </table:table-cell>
          <table:table-cell office:value-type="float" office:value="0.902182446432718" calcext:value-type="float">
            <text:p>0.902182446432718</text:p>
          </table:table-cell>
          <table:table-cell office:value-type="float" office:value="0.854754675931155" calcext:value-type="float">
            <text:p>0.854754675931155</text:p>
          </table:table-cell>
          <table:table-cell office:value-type="float" office:value="0.64281435387657" calcext:value-type="float">
            <text:p>0.64281435387657</text:p>
          </table:table-cell>
          <table:table-cell office:value-type="float" office:value="0.350631862675034" calcext:value-type="float">
            <text:p>0.350631862675034</text:p>
          </table:table-cell>
          <table:table-cell office:value-type="float" office:value="0.54628410798967" calcext:value-type="float">
            <text:p>0.54628410798967</text:p>
          </table:table-cell>
          <table:table-cell office:value-type="float" office:value="0.476598593640597" calcext:value-type="float">
            <text:p>0.476598593640597</text:p>
          </table:table-cell>
          <table:table-cell office:value-type="float" office:value="0.598015289296971" calcext:value-type="float">
            <text:p>0.598015289296971</text:p>
          </table:table-cell>
          <table:table-cell office:value-type="float" office:value="0.968302500578055" calcext:value-type="float">
            <text:p>0.968302500578055</text:p>
          </table:table-cell>
          <table:table-cell office:value-type="float" office:value="0.214895776779471" calcext:value-type="float">
            <text:p>0.214895776779471</text:p>
          </table:table-cell>
          <table:table-cell office:value-type="float" office:value="0.789989881767644" calcext:value-type="float">
            <text:p>0.789989881767644</text:p>
          </table:table-cell>
          <table:table-cell office:value-type="float" office:value="0.631560719537154" calcext:value-type="float">
            <text:p>0.631560719537154</text:p>
          </table:table-cell>
          <table:table-cell office:value-type="float" office:value="0.0348853890544022" calcext:value-type="float">
            <text:p>0.0348853890544022</text:p>
          </table:table-cell>
          <table:table-cell office:value-type="float" office:value="0.931298960751597" calcext:value-type="float">
            <text:p>0.931298960751597</text:p>
          </table:table-cell>
          <table:table-cell office:value-type="float" office:value="0.654872338844106" calcext:value-type="float">
            <text:p>0.654872338844106</text:p>
          </table:table-cell>
          <table:table-cell office:value-type="float" office:value="0.757997238345521" calcext:value-type="float">
            <text:p>0.757997238345521</text:p>
          </table:table-cell>
          <table:table-cell office:value-type="float" office:value="0.907837180967876" calcext:value-type="float">
            <text:p>0.907837180967876</text:p>
          </table:table-cell>
          <table:table-cell office:value-type="float" office:value="0.330979952282822" calcext:value-type="float">
            <text:p>0.330979952282822</text:p>
          </table:table-cell>
          <table:table-cell office:value-type="float" office:value="0.104991926887234" calcext:value-type="float">
            <text:p>0.104991926887234</text:p>
          </table:table-cell>
          <table:table-cell office:value-type="float" office:value="0.706407337592717" calcext:value-type="float">
            <text:p>0.706407337592717</text:p>
          </table:table-cell>
        </table:table-row>
        <table:table-row table:style-name="ro1">
          <table:table-cell/>
          <table:table-cell office:value-type="float" office:value="0.632375761439262" calcext:value-type="float">
            <text:p>0.632375761439262</text:p>
          </table:table-cell>
          <table:table-cell office:value-type="float" office:value="0.806346285295217" calcext:value-type="float">
            <text:p>0.806346285295217</text:p>
          </table:table-cell>
          <table:table-cell office:value-type="float" office:value="0.150080486351278" calcext:value-type="float">
            <text:p>0.150080486351278</text:p>
          </table:table-cell>
          <table:table-cell office:value-type="float" office:value="0.479578155084643" calcext:value-type="float">
            <text:p>0.479578155084643</text:p>
          </table:table-cell>
          <table:table-cell office:value-type="float" office:value="0.433121883331902" calcext:value-type="float">
            <text:p>0.433121883331902</text:p>
          </table:table-cell>
          <table:table-cell office:value-type="float" office:value="0.378230113477596" calcext:value-type="float">
            <text:p>0.378230113477596</text:p>
          </table:table-cell>
          <table:table-cell office:value-type="float" office:value="0.337952507344596" calcext:value-type="float">
            <text:p>0.337952507344596</text:p>
          </table:table-cell>
          <table:table-cell office:value-type="float" office:value="0.0635022489488534" calcext:value-type="float">
            <text:p>0.0635022489488534</text:p>
          </table:table-cell>
          <table:table-cell office:value-type="float" office:value="0.196594825019234" calcext:value-type="float">
            <text:p>0.196594825019234</text:p>
          </table:table-cell>
          <table:table-cell office:value-type="float" office:value="0.168074430708432" calcext:value-type="float">
            <text:p>0.168074430708432</text:p>
          </table:table-cell>
          <table:table-cell office:value-type="float" office:value="0.0585568536094722" calcext:value-type="float">
            <text:p>0.0585568536094722</text:p>
          </table:table-cell>
          <table:table-cell office:value-type="float" office:value="0.596575060970097" calcext:value-type="float">
            <text:p>0.596575060970097</text:p>
          </table:table-cell>
          <table:table-cell office:value-type="float" office:value="0.217206274535195" calcext:value-type="float">
            <text:p>0.217206274535195</text:p>
          </table:table-cell>
          <table:table-cell office:value-type="float" office:value="0.483112062538279" calcext:value-type="float">
            <text:p>0.483112062538279</text:p>
          </table:table-cell>
          <table:table-cell office:value-type="float" office:value="0.939835707506222" calcext:value-type="float">
            <text:p>0.939835707506222</text:p>
          </table:table-cell>
          <table:table-cell office:value-type="float" office:value="0.152530674645103" calcext:value-type="float">
            <text:p>0.152530674645103</text:p>
          </table:table-cell>
          <table:table-cell office:value-type="float" office:value="0.527705784261335" calcext:value-type="float">
            <text:p>0.527705784261335</text:p>
          </table:table-cell>
          <table:table-cell office:value-type="float" office:value="0.699869793938519" calcext:value-type="float">
            <text:p>0.699869793938519</text:p>
          </table:table-cell>
          <table:table-cell office:value-type="float" office:value="0.692435652883789" calcext:value-type="float">
            <text:p>0.692435652883789</text:p>
          </table:table-cell>
          <table:table-cell office:value-type="float" office:value="0.756335043361146" calcext:value-type="float">
            <text:p>0.756335043361146</text:p>
          </table:table-cell>
        </table:table-row>
        <table:table-row table:style-name="ro1">
          <table:table-cell/>
          <table:table-cell office:value-type="float" office:value="0.858909614939027" calcext:value-type="float">
            <text:p>0.858909614939027</text:p>
          </table:table-cell>
          <table:table-cell office:value-type="float" office:value="0.593771300784031" calcext:value-type="float">
            <text:p>0.593771300784031</text:p>
          </table:table-cell>
          <table:table-cell office:value-type="float" office:value="0.50840270168019" calcext:value-type="float">
            <text:p>0.50840270168019</text:p>
          </table:table-cell>
          <table:table-cell office:value-type="float" office:value="0.676978221176172" calcext:value-type="float">
            <text:p>0.676978221176172</text:p>
          </table:table-cell>
          <table:table-cell office:value-type="float" office:value="0.492396377638982" calcext:value-type="float">
            <text:p>0.492396377638982</text:p>
          </table:table-cell>
          <table:table-cell office:value-type="float" office:value="0.389458318391961" calcext:value-type="float">
            <text:p>0.389458318391961</text:p>
          </table:table-cell>
          <table:table-cell office:value-type="float" office:value="0.780919368811441" calcext:value-type="float">
            <text:p>0.780919368811441</text:p>
          </table:table-cell>
          <table:table-cell office:value-type="float" office:value="0.459763676442434" calcext:value-type="float">
            <text:p>0.459763676442434</text:p>
          </table:table-cell>
          <table:table-cell office:value-type="float" office:value="0.254155710194824" calcext:value-type="float">
            <text:p>0.254155710194824</text:p>
          </table:table-cell>
          <table:table-cell office:value-type="float" office:value="0.278324943252137" calcext:value-type="float">
            <text:p>0.278324943252137</text:p>
          </table:table-cell>
          <table:table-cell office:value-type="float" office:value="0.908795935064908" calcext:value-type="float">
            <text:p>0.908795935064908</text:p>
          </table:table-cell>
          <table:table-cell office:value-type="float" office:value="0.187869923605631" calcext:value-type="float">
            <text:p>0.187869923605631</text:p>
          </table:table-cell>
          <table:table-cell office:value-type="float" office:value="0.100540403787774" calcext:value-type="float">
            <text:p>0.100540403787774</text:p>
          </table:table-cell>
          <table:table-cell office:value-type="float" office:value="0.697302852084217" calcext:value-type="float">
            <text:p>0.697302852084217</text:p>
          </table:table-cell>
          <table:table-cell office:value-type="float" office:value="0.961788627299837" calcext:value-type="float">
            <text:p>0.961788627299837</text:p>
          </table:table-cell>
          <table:table-cell office:value-type="float" office:value="0.96205174690394" calcext:value-type="float">
            <text:p>0.96205174690394</text:p>
          </table:table-cell>
          <table:table-cell office:value-type="float" office:value="0.259250554519357" calcext:value-type="float">
            <text:p>0.259250554519357</text:p>
          </table:table-cell>
          <table:table-cell office:value-type="float" office:value="0.442623537325337" calcext:value-type="float">
            <text:p>0.442623537325337</text:p>
          </table:table-cell>
          <table:table-cell office:value-type="float" office:value="0.142564681689223" calcext:value-type="float">
            <text:p>0.142564681689223</text:p>
          </table:table-cell>
          <table:table-cell office:value-type="float" office:value="0.223108677301816" calcext:value-type="float">
            <text:p>0.223108677301816</text:p>
          </table:table-cell>
        </table:table-row>
        <table:table-row table:style-name="ro1">
          <table:table-cell/>
          <table:table-cell office:value-type="float" office:value="0.895988211689667" calcext:value-type="float">
            <text:p>0.895988211689667</text:p>
          </table:table-cell>
          <table:table-cell office:value-type="float" office:value="0.0296093138574934" calcext:value-type="float">
            <text:p>0.0296093138574934</text:p>
          </table:table-cell>
          <table:table-cell office:value-type="float" office:value="0.0185678658281376" calcext:value-type="float">
            <text:p>0.0185678658281376</text:p>
          </table:table-cell>
          <table:table-cell office:value-type="float" office:value="0.36708892264229" calcext:value-type="float">
            <text:p>0.36708892264229</text:p>
          </table:table-cell>
          <table:table-cell office:value-type="float" office:value="0.397802412019123" calcext:value-type="float">
            <text:p>0.397802412019123</text:p>
          </table:table-cell>
          <table:table-cell office:value-type="float" office:value="0.643585249305323" calcext:value-type="float">
            <text:p>0.643585249305323</text:p>
          </table:table-cell>
          <table:table-cell office:value-type="float" office:value="0.837477067323645" calcext:value-type="float">
            <text:p>0.837477067323645</text:p>
          </table:table-cell>
          <table:table-cell office:value-type="float" office:value="0.700442002747318" calcext:value-type="float">
            <text:p>0.700442002747318</text:p>
          </table:table-cell>
          <table:table-cell office:value-type="float" office:value="0.583153934985666" calcext:value-type="float">
            <text:p>0.583153934985666</text:p>
          </table:table-cell>
          <table:table-cell office:value-type="float" office:value="0.185174002118127" calcext:value-type="float">
            <text:p>0.185174002118127</text:p>
          </table:table-cell>
          <table:table-cell office:value-type="float" office:value="0.0639998367850698" calcext:value-type="float">
            <text:p>0.0639998367850698</text:p>
          </table:table-cell>
          <table:table-cell office:value-type="float" office:value="0.471029961755678" calcext:value-type="float">
            <text:p>0.471029961755678</text:p>
          </table:table-cell>
          <table:table-cell office:value-type="float" office:value="0.77525119284314" calcext:value-type="float">
            <text:p>0.77525119284314</text:p>
          </table:table-cell>
          <table:table-cell office:value-type="float" office:value="0.770296252593264" calcext:value-type="float">
            <text:p>0.770296252593264</text:p>
          </table:table-cell>
          <table:table-cell office:value-type="float" office:value="0.116702671552828" calcext:value-type="float">
            <text:p>0.116702671552828</text:p>
          </table:table-cell>
          <table:table-cell office:value-type="float" office:value="0.950417040356779" calcext:value-type="float">
            <text:p>0.950417040356779</text:p>
          </table:table-cell>
          <table:table-cell office:value-type="float" office:value="0.00345365386117558" calcext:value-type="float">
            <text:p>0.00345365386117558</text:p>
          </table:table-cell>
          <table:table-cell office:value-type="float" office:value="0.801947498070389" calcext:value-type="float">
            <text:p>0.801947498070389</text:p>
          </table:table-cell>
          <table:table-cell office:value-type="float" office:value="0.0246545119010845" calcext:value-type="float">
            <text:p>0.0246545119010845</text:p>
          </table:table-cell>
          <table:table-cell office:value-type="float" office:value="0.0700524091914572" calcext:value-type="float">
            <text:p>0.0700524091914572</text:p>
          </table:table-cell>
        </table:table-row>
        <table:table-row table:style-name="ro1">
          <table:table-cell/>
          <table:table-cell office:value-type="float" office:value="0.257420836026583" calcext:value-type="float">
            <text:p>0.257420836026583</text:p>
          </table:table-cell>
          <table:table-cell office:value-type="float" office:value="0.933319366903707" calcext:value-type="float">
            <text:p>0.933319366903707</text:p>
          </table:table-cell>
          <table:table-cell office:value-type="float" office:value="0.668130628251921" calcext:value-type="float">
            <text:p>0.668130628251921</text:p>
          </table:table-cell>
          <table:table-cell office:value-type="float" office:value="0.50459351683829" calcext:value-type="float">
            <text:p>0.50459351683829</text:p>
          </table:table-cell>
          <table:table-cell office:value-type="float" office:value="0.549292635991336" calcext:value-type="float">
            <text:p>0.549292635991336</text:p>
          </table:table-cell>
          <table:table-cell office:value-type="float" office:value="0.0158360132658664" calcext:value-type="float">
            <text:p>0.0158360132658664</text:p>
          </table:table-cell>
          <table:table-cell office:value-type="float" office:value="0.423405417240221" calcext:value-type="float">
            <text:p>0.423405417240221</text:p>
          </table:table-cell>
          <table:table-cell office:value-type="float" office:value="0.58715074170349" calcext:value-type="float">
            <text:p>0.58715074170349</text:p>
          </table:table-cell>
          <table:table-cell office:value-type="float" office:value="0.34257846888401" calcext:value-type="float">
            <text:p>0.34257846888401</text:p>
          </table:table-cell>
          <table:table-cell office:value-type="float" office:value="0.408168775896475" calcext:value-type="float">
            <text:p>0.408168775896475</text:p>
          </table:table-cell>
          <table:table-cell office:value-type="float" office:value="0.530473323653881" calcext:value-type="float">
            <text:p>0.530473323653881</text:p>
          </table:table-cell>
          <table:table-cell office:value-type="float" office:value="0.450909298521108" calcext:value-type="float">
            <text:p>0.450909298521108</text:p>
          </table:table-cell>
          <table:table-cell office:value-type="float" office:value="0.400830008775536" calcext:value-type="float">
            <text:p>0.400830008775536</text:p>
          </table:table-cell>
          <table:table-cell office:value-type="float" office:value="0.83565980493446" calcext:value-type="float">
            <text:p>0.83565980493446</text:p>
          </table:table-cell>
          <table:table-cell office:value-type="float" office:value="0.967841011500203" calcext:value-type="float">
            <text:p>0.967841011500203</text:p>
          </table:table-cell>
          <table:table-cell office:value-type="float" office:value="0.0779868860715093" calcext:value-type="float">
            <text:p>0.0779868860715093</text:p>
          </table:table-cell>
          <table:table-cell office:value-type="float" office:value="0.555578403241862" calcext:value-type="float">
            <text:p>0.555578403241862</text:p>
          </table:table-cell>
          <table:table-cell office:value-type="float" office:value="0.292928911754778" calcext:value-type="float">
            <text:p>0.292928911754778</text:p>
          </table:table-cell>
          <table:table-cell office:value-type="float" office:value="0.524454349760474" calcext:value-type="float">
            <text:p>0.524454349760474</text:p>
          </table:table-cell>
          <table:table-cell office:value-type="float" office:value="0.0683447430830828" calcext:value-type="float">
            <text:p>0.0683447430830828</text:p>
          </table:table-cell>
        </table:table-row>
        <table:table-row table:style-name="ro1">
          <table:table-cell/>
          <table:table-cell office:value-type="float" office:value="0.128333031627219" calcext:value-type="float">
            <text:p>0.128333031627219</text:p>
          </table:table-cell>
          <table:table-cell office:value-type="float" office:value="0.814719042445224" calcext:value-type="float">
            <text:p>0.814719042445224</text:p>
          </table:table-cell>
          <table:table-cell office:value-type="float" office:value="0.355065426741142" calcext:value-type="float">
            <text:p>0.355065426741142</text:p>
          </table:table-cell>
          <table:table-cell office:value-type="float" office:value="0.579734760925556" calcext:value-type="float">
            <text:p>0.579734760925556</text:p>
          </table:table-cell>
          <table:table-cell office:value-type="float" office:value="0.126997393725018" calcext:value-type="float">
            <text:p>0.126997393725018</text:p>
          </table:table-cell>
          <table:table-cell office:value-type="float" office:value="0.096380704079609" calcext:value-type="float">
            <text:p>0.096380704079609</text:p>
          </table:table-cell>
          <table:table-cell office:value-type="float" office:value="0.683200132010783" calcext:value-type="float">
            <text:p>0.683200132010783</text:p>
          </table:table-cell>
          <table:table-cell office:value-type="float" office:value="0.866915334876364" calcext:value-type="float">
            <text:p>0.866915334876364</text:p>
          </table:table-cell>
          <table:table-cell office:value-type="float" office:value="0.465135014478142" calcext:value-type="float">
            <text:p>0.465135014478142</text:p>
          </table:table-cell>
          <table:table-cell office:value-type="float" office:value="0.239862190392389" calcext:value-type="float">
            <text:p>0.239862190392389</text:p>
          </table:table-cell>
          <table:table-cell office:value-type="float" office:value="0.286053630012869" calcext:value-type="float">
            <text:p>0.286053630012869</text:p>
          </table:table-cell>
          <table:table-cell office:value-type="float" office:value="0.781496505421529" calcext:value-type="float">
            <text:p>0.781496505421529</text:p>
          </table:table-cell>
          <table:table-cell office:value-type="float" office:value="0.767345260943196" calcext:value-type="float">
            <text:p>0.767345260943196</text:p>
          </table:table-cell>
          <table:table-cell office:value-type="float" office:value="0.375299792425003" calcext:value-type="float">
            <text:p>0.375299792425003</text:p>
          </table:table-cell>
          <table:table-cell office:value-type="float" office:value="0.816070151306266" calcext:value-type="float">
            <text:p>0.816070151306266</text:p>
          </table:table-cell>
          <table:table-cell office:value-type="float" office:value="0.153468116710061" calcext:value-type="float">
            <text:p>0.153468116710061</text:p>
          </table:table-cell>
          <table:table-cell office:value-type="float" office:value="0.00794990265144158" calcext:value-type="float">
            <text:p>0.00794990265144158</text:p>
          </table:table-cell>
          <table:table-cell office:value-type="float" office:value="0.188519028938425" calcext:value-type="float">
            <text:p>0.188519028938425</text:p>
          </table:table-cell>
          <table:table-cell office:value-type="float" office:value="0.710290853364772" calcext:value-type="float">
            <text:p>0.710290853364772</text:p>
          </table:table-cell>
          <table:table-cell office:value-type="float" office:value="0.573361286604314" calcext:value-type="float">
            <text:p>0.573361286604314</text:p>
          </table:table-cell>
        </table:table-row>
        <table:table-row table:style-name="ro1">
          <table:table-cell/>
          <table:table-cell office:value-type="float" office:value="0.648041087458209" calcext:value-type="float">
            <text:p>0.648041087458209</text:p>
          </table:table-cell>
          <table:table-cell office:value-type="float" office:value="0.755658913063842" calcext:value-type="float">
            <text:p>0.755658913063842</text:p>
          </table:table-cell>
          <table:table-cell office:value-type="float" office:value="0.548470935863542" calcext:value-type="float">
            <text:p>0.548470935863542</text:p>
          </table:table-cell>
          <table:table-cell office:value-type="float" office:value="0.673717876774888" calcext:value-type="float">
            <text:p>0.673717876774888</text:p>
          </table:table-cell>
          <table:table-cell office:value-type="float" office:value="0.310974931864482" calcext:value-type="float">
            <text:p>0.310974931864482</text:p>
          </table:table-cell>
          <table:table-cell office:value-type="float" office:value="0.114800722373887" calcext:value-type="float">
            <text:p>0.114800722373887</text:p>
          </table:table-cell>
          <table:table-cell office:value-type="float" office:value="0.188788910022066" calcext:value-type="float">
            <text:p>0.188788910022066</text:p>
          </table:table-cell>
          <table:table-cell office:value-type="float" office:value="0.764495062566204" calcext:value-type="float">
            <text:p>0.764495062566204</text:p>
          </table:table-cell>
          <table:table-cell office:value-type="float" office:value="0.616442424213533" calcext:value-type="float">
            <text:p>0.616442424213533</text:p>
          </table:table-cell>
          <table:table-cell office:value-type="float" office:value="0.24768679473195" calcext:value-type="float">
            <text:p>0.24768679473195</text:p>
          </table:table-cell>
          <table:table-cell office:value-type="float" office:value="0.344687256651365" calcext:value-type="float">
            <text:p>0.344687256651365</text:p>
          </table:table-cell>
          <table:table-cell office:value-type="float" office:value="0.981808598918026" calcext:value-type="float">
            <text:p>0.981808598918026</text:p>
          </table:table-cell>
          <table:table-cell office:value-type="float" office:value="0.361300629950035" calcext:value-type="float">
            <text:p>0.361300629950035</text:p>
          </table:table-cell>
          <table:table-cell office:value-type="float" office:value="0.184738646194207" calcext:value-type="float">
            <text:p>0.184738646194207</text:p>
          </table:table-cell>
          <table:table-cell office:value-type="float" office:value="0.270778047786999" calcext:value-type="float">
            <text:p>0.270778047786999</text:p>
          </table:table-cell>
          <table:table-cell office:value-type="float" office:value="0.68620895061729" calcext:value-type="float">
            <text:p>0.68620895061729</text:p>
          </table:table-cell>
          <table:table-cell office:value-type="float" office:value="0.49288448928892" calcext:value-type="float">
            <text:p>0.49288448928892</text:p>
          </table:table-cell>
          <table:table-cell office:value-type="float" office:value="0.6372142017337" calcext:value-type="float">
            <text:p>0.6372142017337</text:p>
          </table:table-cell>
          <table:table-cell office:value-type="float" office:value="0.588719316095986" calcext:value-type="float">
            <text:p>0.588719316095986</text:p>
          </table:table-cell>
          <table:table-cell office:value-type="float" office:value="0.617900171836211" calcext:value-type="float">
            <text:p>0.617900171836211</text:p>
          </table:table-cell>
        </table:table-row>
        <table:table-row table:style-name="ro1">
          <table:table-cell/>
          <table:table-cell office:value-type="float" office:value="0.00556813388044031" calcext:value-type="float">
            <text:p>0.00556813388044031</text:p>
          </table:table-cell>
          <table:table-cell office:value-type="float" office:value="0.657045382474412" calcext:value-type="float">
            <text:p>0.657045382474412</text:p>
          </table:table-cell>
          <table:table-cell office:value-type="float" office:value="0.183768233455955" calcext:value-type="float">
            <text:p>0.183768233455955</text:p>
          </table:table-cell>
          <table:table-cell office:value-type="float" office:value="0.957084057086246" calcext:value-type="float">
            <text:p>0.957084057086246</text:p>
          </table:table-cell>
          <table:table-cell office:value-type="float" office:value="0.209844141286214" calcext:value-type="float">
            <text:p>0.209844141286214</text:p>
          </table:table-cell>
          <table:table-cell office:value-type="float" office:value="0.0792331593127366" calcext:value-type="float">
            <text:p>0.0792331593127366</text:p>
          </table:table-cell>
          <table:table-cell office:value-type="float" office:value="0.754745363918931" calcext:value-type="float">
            <text:p>0.754745363918931</text:p>
          </table:table-cell>
          <table:table-cell office:value-type="float" office:value="0.266374299133727" calcext:value-type="float">
            <text:p>0.266374299133727</text:p>
          </table:table-cell>
          <table:table-cell office:value-type="float" office:value="0.578198463260213" calcext:value-type="float">
            <text:p>0.578198463260213</text:p>
          </table:table-cell>
          <table:table-cell office:value-type="float" office:value="0.352150750437736" calcext:value-type="float">
            <text:p>0.352150750437736</text:p>
          </table:table-cell>
          <table:table-cell office:value-type="float" office:value="0.845885235971137" calcext:value-type="float">
            <text:p>0.845885235971137</text:p>
          </table:table-cell>
          <table:table-cell office:value-type="float" office:value="0.453376973611191" calcext:value-type="float">
            <text:p>0.453376973611191</text:p>
          </table:table-cell>
          <table:table-cell office:value-type="float" office:value="0.337845014622369" calcext:value-type="float">
            <text:p>0.337845014622369</text:p>
          </table:table-cell>
          <table:table-cell office:value-type="float" office:value="0.0822377134850919" calcext:value-type="float">
            <text:p>0.0822377134850919</text:p>
          </table:table-cell>
          <table:table-cell office:value-type="float" office:value="0.55185430291766" calcext:value-type="float">
            <text:p>0.55185430291766</text:p>
          </table:table-cell>
          <table:table-cell office:value-type="float" office:value="0.488093844814256" calcext:value-type="float">
            <text:p>0.488093844814256</text:p>
          </table:table-cell>
          <table:table-cell office:value-type="float" office:value="0.342814962446805" calcext:value-type="float">
            <text:p>0.342814962446805</text:p>
          </table:table-cell>
          <table:table-cell office:value-type="float" office:value="0.330397881813518" calcext:value-type="float">
            <text:p>0.330397881813518</text:p>
          </table:table-cell>
          <table:table-cell office:value-type="float" office:value="0.0342791914572426" calcext:value-type="float">
            <text:p>0.0342791914572426</text:p>
          </table:table-cell>
          <table:table-cell office:value-type="float" office:value="0.870319243023326" calcext:value-type="float">
            <text:p>0.870319243023326</text:p>
          </table:table-cell>
        </table:table-row>
        <table:table-row table:style-name="ro1">
          <table:table-cell/>
          <table:table-cell office:value-type="float" office:value="0.452122666707915" calcext:value-type="float">
            <text:p>0.452122666707915</text:p>
          </table:table-cell>
          <table:table-cell office:value-type="float" office:value="0.0802023841333437" calcext:value-type="float">
            <text:p>0.0802023841333437</text:p>
          </table:table-cell>
          <table:table-cell office:value-type="float" office:value="0.489166197775403" calcext:value-type="float">
            <text:p>0.489166197775403</text:p>
          </table:table-cell>
          <table:table-cell office:value-type="float" office:value="0.559693846188033" calcext:value-type="float">
            <text:p>0.559693846188033</text:p>
          </table:table-cell>
          <table:table-cell office:value-type="float" office:value="0.935967750549464" calcext:value-type="float">
            <text:p>0.935967750549464</text:p>
          </table:table-cell>
          <table:table-cell office:value-type="float" office:value="0.304010226582624" calcext:value-type="float">
            <text:p>0.304010226582624</text:p>
          </table:table-cell>
          <table:table-cell office:value-type="float" office:value="0.731920749741143" calcext:value-type="float">
            <text:p>0.731920749741143</text:p>
          </table:table-cell>
          <table:table-cell office:value-type="float" office:value="0.119146656039824" calcext:value-type="float">
            <text:p>0.119146656039824</text:p>
          </table:table-cell>
          <table:table-cell office:value-type="float" office:value="0.798615069579096" calcext:value-type="float">
            <text:p>0.798615069579096</text:p>
          </table:table-cell>
          <table:table-cell office:value-type="float" office:value="0.906461917212474" calcext:value-type="float">
            <text:p>0.906461917212474</text:p>
          </table:table-cell>
          <table:table-cell office:value-type="float" office:value="0.375198905498227" calcext:value-type="float">
            <text:p>0.375198905498227</text:p>
          </table:table-cell>
          <table:table-cell office:value-type="float" office:value="0.126231857250057" calcext:value-type="float">
            <text:p>0.126231857250057</text:p>
          </table:table-cell>
          <table:table-cell office:value-type="float" office:value="0.450453017676737" calcext:value-type="float">
            <text:p>0.450453017676737</text:p>
          </table:table-cell>
          <table:table-cell office:value-type="float" office:value="0.02565879094778" calcext:value-type="float">
            <text:p>0.02565879094778</text:p>
          </table:table-cell>
          <table:table-cell office:value-type="float" office:value="0.0975781268200662" calcext:value-type="float">
            <text:p>0.0975781268200662</text:p>
          </table:table-cell>
          <table:table-cell office:value-type="float" office:value="0.367133057645323" calcext:value-type="float">
            <text:p>0.367133057645323</text:p>
          </table:table-cell>
          <table:table-cell office:value-type="float" office:value="0.240077697299622" calcext:value-type="float">
            <text:p>0.240077697299622</text:p>
          </table:table-cell>
          <table:table-cell office:value-type="float" office:value="0.516940205078263" calcext:value-type="float">
            <text:p>0.516940205078263</text:p>
          </table:table-cell>
          <table:table-cell office:value-type="float" office:value="0.915060378974903" calcext:value-type="float">
            <text:p>0.915060378974903</text:p>
          </table:table-cell>
          <table:table-cell office:value-type="float" office:value="0.329793364129296" calcext:value-type="float">
            <text:p>0.329793364129296</text:p>
          </table:table-cell>
        </table:table-row>
        <table:table-row table:style-name="ro1">
          <table:table-cell/>
          <table:table-cell office:value-type="float" office:value="0.887299882929897" calcext:value-type="float">
            <text:p>0.887299882929897</text:p>
          </table:table-cell>
          <table:table-cell office:value-type="float" office:value="0.152990215825038" calcext:value-type="float">
            <text:p>0.152990215825038</text:p>
          </table:table-cell>
          <table:table-cell office:value-type="float" office:value="0.973979872755805" calcext:value-type="float">
            <text:p>0.973979872755805</text:p>
          </table:table-cell>
          <table:table-cell office:value-type="float" office:value="0.690490100870155" calcext:value-type="float">
            <text:p>0.690490100870155</text:p>
          </table:table-cell>
          <table:table-cell office:value-type="float" office:value="0.145274639420619" calcext:value-type="float">
            <text:p>0.145274639420619</text:p>
          </table:table-cell>
          <table:table-cell office:value-type="float" office:value="0.0576673111283877" calcext:value-type="float">
            <text:p>0.0576673111283877</text:p>
          </table:table-cell>
          <table:table-cell office:value-type="float" office:value="0.566338193281508" calcext:value-type="float">
            <text:p>0.566338193281508</text:p>
          </table:table-cell>
          <table:table-cell office:value-type="float" office:value="0.149817826581923" calcext:value-type="float">
            <text:p>0.149817826581923</text:p>
          </table:table-cell>
          <table:table-cell office:value-type="float" office:value="0.162394609033956" calcext:value-type="float">
            <text:p>0.162394609033956</text:p>
          </table:table-cell>
          <table:table-cell office:value-type="float" office:value="0.227448789011684" calcext:value-type="float">
            <text:p>0.227448789011684</text:p>
          </table:table-cell>
          <table:table-cell office:value-type="float" office:value="0.642676172454643" calcext:value-type="float">
            <text:p>0.642676172454643</text:p>
          </table:table-cell>
          <table:table-cell office:value-type="float" office:value="0.587544236892156" calcext:value-type="float">
            <text:p>0.587544236892156</text:p>
          </table:table-cell>
          <table:table-cell office:value-type="float" office:value="0.804120764098283" calcext:value-type="float">
            <text:p>0.804120764098283</text:p>
          </table:table-cell>
          <table:table-cell office:value-type="float" office:value="0.818632302010428" calcext:value-type="float">
            <text:p>0.818632302010428</text:p>
          </table:table-cell>
          <table:table-cell office:value-type="float" office:value="0.0396835417847944" calcext:value-type="float">
            <text:p>0.0396835417847944</text:p>
          </table:table-cell>
          <table:table-cell office:value-type="float" office:value="0.94508554472429" calcext:value-type="float">
            <text:p>0.94508554472429</text:p>
          </table:table-cell>
          <table:table-cell office:value-type="float" office:value="0.649210632365663" calcext:value-type="float">
            <text:p>0.649210632365663</text:p>
          </table:table-cell>
          <table:table-cell office:value-type="float" office:value="0.088253536706806" calcext:value-type="float">
            <text:p>0.088253536706806</text:p>
          </table:table-cell>
          <table:table-cell office:value-type="float" office:value="0.3471607877692" calcext:value-type="float">
            <text:p>0.3471607877692</text:p>
          </table:table-cell>
          <table:table-cell office:value-type="float" office:value="0.453826920515047" calcext:value-type="float">
            <text:p>0.453826920515047</text:p>
          </table:table-cell>
        </table:table-row>
        <table:table-row table:style-name="ro1">
          <table:table-cell/>
          <table:table-cell office:value-type="float" office:value="0.91105861853364" calcext:value-type="float">
            <text:p>0.91105861853364</text:p>
          </table:table-cell>
          <table:table-cell office:value-type="float" office:value="0.794320387563795" calcext:value-type="float">
            <text:p>0.794320387563795</text:p>
          </table:table-cell>
          <table:table-cell office:value-type="float" office:value="0.0516760864600755" calcext:value-type="float">
            <text:p>0.0516760864600755</text:p>
          </table:table-cell>
          <table:table-cell office:value-type="float" office:value="0.67653841628504" calcext:value-type="float">
            <text:p>0.67653841628504</text:p>
          </table:table-cell>
          <table:table-cell office:value-type="float" office:value="0.687910059871554" calcext:value-type="float">
            <text:p>0.687910059871554</text:p>
          </table:table-cell>
          <table:table-cell office:value-type="float" office:value="0.629016748089767" calcext:value-type="float">
            <text:p>0.629016748089767</text:p>
          </table:table-cell>
          <table:table-cell office:value-type="float" office:value="0.428113258483072" calcext:value-type="float">
            <text:p>0.428113258483072</text:p>
          </table:table-cell>
          <table:table-cell office:value-type="float" office:value="0.726421724716483" calcext:value-type="float">
            <text:p>0.726421724716483</text:p>
          </table:table-cell>
          <table:table-cell office:value-type="float" office:value="0.142716480741549" calcext:value-type="float">
            <text:p>0.142716480741549</text:p>
          </table:table-cell>
          <table:table-cell office:value-type="float" office:value="0.966848991225026" calcext:value-type="float">
            <text:p>0.966848991225026</text:p>
          </table:table-cell>
          <table:table-cell office:value-type="float" office:value="0.871105480122057" calcext:value-type="float">
            <text:p>0.871105480122057</text:p>
          </table:table-cell>
          <table:table-cell office:value-type="float" office:value="0.7375669996106" calcext:value-type="float">
            <text:p>0.7375669996106</text:p>
          </table:table-cell>
          <table:table-cell office:value-type="float" office:value="0.623912519289322" calcext:value-type="float">
            <text:p>0.623912519289322</text:p>
          </table:table-cell>
          <table:table-cell office:value-type="float" office:value="0.221177447170182" calcext:value-type="float">
            <text:p>0.221177447170182</text:p>
          </table:table-cell>
          <table:table-cell office:value-type="float" office:value="0.839226888884924" calcext:value-type="float">
            <text:p>0.839226888884924</text:p>
          </table:table-cell>
          <table:table-cell office:value-type="float" office:value="0.944808407471044" calcext:value-type="float">
            <text:p>0.944808407471044</text:p>
          </table:table-cell>
          <table:table-cell office:value-type="float" office:value="0.120075965901552" calcext:value-type="float">
            <text:p>0.120075965901552</text:p>
          </table:table-cell>
          <table:table-cell office:value-type="float" office:value="0.110294926983938" calcext:value-type="float">
            <text:p>0.110294926983938</text:p>
          </table:table-cell>
          <table:table-cell office:value-type="float" office:value="0.384712233435129" calcext:value-type="float">
            <text:p>0.384712233435129</text:p>
          </table:table-cell>
          <table:table-cell office:value-type="float" office:value="0.226377668000495" calcext:value-type="float">
            <text:p>0.226377668000495</text:p>
          </table:table-cell>
        </table:table-row>
        <table:table-row table:style-name="ro1">
          <table:table-cell/>
          <table:table-cell office:value-type="float" office:value="0.261109278177505" calcext:value-type="float">
            <text:p>0.261109278177505</text:p>
          </table:table-cell>
          <table:table-cell office:value-type="float" office:value="0.177895576691901" calcext:value-type="float">
            <text:p>0.177895576691901</text:p>
          </table:table-cell>
          <table:table-cell office:value-type="float" office:value="0.581682753393559" calcext:value-type="float">
            <text:p>0.581682753393559</text:p>
          </table:table-cell>
          <table:table-cell office:value-type="float" office:value="0.594782711206264" calcext:value-type="float">
            <text:p>0.594782711206264</text:p>
          </table:table-cell>
          <table:table-cell office:value-type="float" office:value="0.063309436494572" calcext:value-type="float">
            <text:p>0.063309436494572</text:p>
          </table:table-cell>
          <table:table-cell office:value-type="float" office:value="0.466332324268573" calcext:value-type="float">
            <text:p>0.466332324268573</text:p>
          </table:table-cell>
          <table:table-cell office:value-type="float" office:value="0.816956758458816" calcext:value-type="float">
            <text:p>0.816956758458816</text:p>
          </table:table-cell>
          <table:table-cell office:value-type="float" office:value="0.400375932263093" calcext:value-type="float">
            <text:p>0.400375932263093</text:p>
          </table:table-cell>
          <table:table-cell office:value-type="float" office:value="0.0070648064323442" calcext:value-type="float">
            <text:p>0.0070648064323442</text:p>
          </table:table-cell>
          <table:table-cell office:value-type="float" office:value="0.454624988158711" calcext:value-type="float">
            <text:p>0.454624988158711</text:p>
          </table:table-cell>
          <table:table-cell office:value-type="float" office:value="0.304353148152411" calcext:value-type="float">
            <text:p>0.304353148152411</text:p>
          </table:table-cell>
          <table:table-cell office:value-type="float" office:value="0.112175565066909" calcext:value-type="float">
            <text:p>0.112175565066909</text:p>
          </table:table-cell>
          <table:table-cell office:value-type="float" office:value="0.584984183998834" calcext:value-type="float">
            <text:p>0.584984183998834</text:p>
          </table:table-cell>
          <table:table-cell office:value-type="float" office:value="0.274569560626512" calcext:value-type="float">
            <text:p>0.274569560626512</text:p>
          </table:table-cell>
          <table:table-cell office:value-type="float" office:value="0.856097358828481" calcext:value-type="float">
            <text:p>0.856097358828481</text:p>
          </table:table-cell>
          <table:table-cell office:value-type="float" office:value="0.263193091739363" calcext:value-type="float">
            <text:p>0.263193091739363</text:p>
          </table:table-cell>
          <table:table-cell office:value-type="float" office:value="0.686324899672395" calcext:value-type="float">
            <text:p>0.686324899672395</text:p>
          </table:table-cell>
          <table:table-cell office:value-type="float" office:value="0.372887619588575" calcext:value-type="float">
            <text:p>0.372887619588575</text:p>
          </table:table-cell>
          <table:table-cell office:value-type="float" office:value="0.7298624490273" calcext:value-type="float">
            <text:p>0.7298624490273</text:p>
          </table:table-cell>
          <table:table-cell office:value-type="float" office:value="0.522738123094903" calcext:value-type="float">
            <text:p>0.522738123094903</text:p>
          </table:table-cell>
        </table:table-row>
        <table:table-row table:style-name="ro1">
          <table:table-cell/>
          <table:table-cell office:value-type="float" office:value="0.319890816413522" calcext:value-type="float">
            <text:p>0.319890816413522</text:p>
          </table:table-cell>
          <table:table-cell office:value-type="float" office:value="0.386670820941573" calcext:value-type="float">
            <text:p>0.386670820941573</text:p>
          </table:table-cell>
          <table:table-cell office:value-type="float" office:value="0.144278522133645" calcext:value-type="float">
            <text:p>0.144278522133645</text:p>
          </table:table-cell>
          <table:table-cell office:value-type="float" office:value="0.868946772622069" calcext:value-type="float">
            <text:p>0.868946772622069</text:p>
          </table:table-cell>
          <table:table-cell office:value-type="float" office:value="0.746221374821022" calcext:value-type="float">
            <text:p>0.746221374821022</text:p>
          </table:table-cell>
          <table:table-cell office:value-type="float" office:value="0.511605802664969" calcext:value-type="float">
            <text:p>0.511605802664969</text:p>
          </table:table-cell>
          <table:table-cell office:value-type="float" office:value="0.0847876378301504" calcext:value-type="float">
            <text:p>0.0847876378301504</text:p>
          </table:table-cell>
          <table:table-cell office:value-type="float" office:value="0.243289151820268" calcext:value-type="float">
            <text:p>0.243289151820268</text:p>
          </table:table-cell>
          <table:table-cell office:value-type="float" office:value="0.0970837172668009" calcext:value-type="float">
            <text:p>0.0970837172668009</text:p>
          </table:table-cell>
          <table:table-cell office:value-type="float" office:value="0.557777140442684" calcext:value-type="float">
            <text:p>0.557777140442684</text:p>
          </table:table-cell>
          <table:table-cell office:value-type="float" office:value="0.992287904834725" calcext:value-type="float">
            <text:p>0.992287904834725</text:p>
          </table:table-cell>
          <table:table-cell office:value-type="float" office:value="0.337983606783016" calcext:value-type="float">
            <text:p>0.337983606783016</text:p>
          </table:table-cell>
          <table:table-cell office:value-type="float" office:value="0.70933771846405" calcext:value-type="float">
            <text:p>0.70933771846405</text:p>
          </table:table-cell>
          <table:table-cell office:value-type="float" office:value="0.747954335844682" calcext:value-type="float">
            <text:p>0.747954335844682</text:p>
          </table:table-cell>
          <table:table-cell office:value-type="float" office:value="0.259982610984653" calcext:value-type="float">
            <text:p>0.259982610984653</text:p>
          </table:table-cell>
          <table:table-cell office:value-type="float" office:value="0.787381900283512" calcext:value-type="float">
            <text:p>0.787381900283512</text:p>
          </table:table-cell>
          <table:table-cell office:value-type="float" office:value="0.800371508506188" calcext:value-type="float">
            <text:p>0.800371508506188</text:p>
          </table:table-cell>
          <table:table-cell office:value-type="float" office:value="0.05008622807338" calcext:value-type="float">
            <text:p>0.05008622807338</text:p>
          </table:table-cell>
          <table:table-cell office:value-type="float" office:value="0.670272697049068" calcext:value-type="float">
            <text:p>0.670272697049068</text:p>
          </table:table-cell>
          <table:table-cell office:value-type="float" office:value="0.0384297219490262" calcext:value-type="float">
            <text:p>0.0384297219490262</text:p>
          </table:table-cell>
        </table:table-row>
        <table:table-row table:style-name="ro1">
          <table:table-cell/>
          <table:table-cell office:value-type="float" office:value="0.650398512844645" calcext:value-type="float">
            <text:p>0.650398512844645</text:p>
          </table:table-cell>
          <table:table-cell office:value-type="float" office:value="0.196000649360132" calcext:value-type="float">
            <text:p>0.196000649360132</text:p>
          </table:table-cell>
          <table:table-cell office:value-type="float" office:value="0.778057963154498" calcext:value-type="float">
            <text:p>0.778057963154498</text:p>
          </table:table-cell>
          <table:table-cell office:value-type="float" office:value="0.852256548728121" calcext:value-type="float">
            <text:p>0.852256548728121</text:p>
          </table:table-cell>
          <table:table-cell office:value-type="float" office:value="0.539790288024209" calcext:value-type="float">
            <text:p>0.539790288024209</text:p>
          </table:table-cell>
          <table:table-cell office:value-type="float" office:value="0.502214459246783" calcext:value-type="float">
            <text:p>0.502214459246783</text:p>
          </table:table-cell>
          <table:table-cell office:value-type="float" office:value="0.714788552270904" calcext:value-type="float">
            <text:p>0.714788552270904</text:p>
          </table:table-cell>
          <table:table-cell office:value-type="float" office:value="0.410663256106065" calcext:value-type="float">
            <text:p>0.410663256106065</text:p>
          </table:table-cell>
          <table:table-cell office:value-type="float" office:value="0.341241441076293" calcext:value-type="float">
            <text:p>0.341241441076293</text:p>
          </table:table-cell>
          <table:table-cell office:value-type="float" office:value="0.211629855802743" calcext:value-type="float">
            <text:p>0.211629855802743</text:p>
          </table:table-cell>
          <table:table-cell office:value-type="float" office:value="0.0751077636776401" calcext:value-type="float">
            <text:p>0.0751077636776401</text:p>
          </table:table-cell>
          <table:table-cell office:value-type="float" office:value="0.487083135041818" calcext:value-type="float">
            <text:p>0.487083135041818</text:p>
          </table:table-cell>
          <table:table-cell office:value-type="float" office:value="0.681333247532535" calcext:value-type="float">
            <text:p>0.681333247532535</text:p>
          </table:table-cell>
          <table:table-cell office:value-type="float" office:value="0.849459447037175" calcext:value-type="float">
            <text:p>0.849459447037175</text:p>
          </table:table-cell>
          <table:table-cell office:value-type="float" office:value="0.449027535076897" calcext:value-type="float">
            <text:p>0.449027535076897</text:p>
          </table:table-cell>
          <table:table-cell office:value-type="float" office:value="0.700860432225925" calcext:value-type="float">
            <text:p>0.700860432225925</text:p>
          </table:table-cell>
          <table:table-cell office:value-type="float" office:value="0.522982482098037" calcext:value-type="float">
            <text:p>0.522982482098037</text:p>
          </table:table-cell>
          <table:table-cell office:value-type="float" office:value="0.883713642814867" calcext:value-type="float">
            <text:p>0.883713642814867</text:p>
          </table:table-cell>
          <table:table-cell office:value-type="float" office:value="0.825842727225668" calcext:value-type="float">
            <text:p>0.825842727225668</text:p>
          </table:table-cell>
          <table:table-cell office:value-type="float" office:value="0.0691173416372261" calcext:value-type="float">
            <text:p>0.0691173416372261</text:p>
          </table:table-cell>
        </table:table-row>
        <table:table-row table:style-name="ro1">
          <table:table-cell/>
          <table:table-cell office:value-type="float" office:value="0.393225835013944" calcext:value-type="float">
            <text:p>0.393225835013944</text:p>
          </table:table-cell>
          <table:table-cell office:value-type="float" office:value="0.342505452219272" calcext:value-type="float">
            <text:p>0.342505452219272</text:p>
          </table:table-cell>
          <table:table-cell office:value-type="float" office:value="0.104580753088514" calcext:value-type="float">
            <text:p>0.104580753088514</text:p>
          </table:table-cell>
          <table:table-cell office:value-type="float" office:value="0.471985698322831" calcext:value-type="float">
            <text:p>0.471985698322831</text:p>
          </table:table-cell>
          <table:table-cell office:value-type="float" office:value="0.746123241717142" calcext:value-type="float">
            <text:p>0.746123241717142</text:p>
          </table:table-cell>
          <table:table-cell office:value-type="float" office:value="0.713711966303797" calcext:value-type="float">
            <text:p>0.713711966303797</text:p>
          </table:table-cell>
          <table:table-cell office:value-type="float" office:value="0.389771857490547" calcext:value-type="float">
            <text:p>0.389771857490547</text:p>
          </table:table-cell>
          <table:table-cell office:value-type="float" office:value="0.983643690557535" calcext:value-type="float">
            <text:p>0.983643690557535</text:p>
          </table:table-cell>
          <table:table-cell office:value-type="float" office:value="0.281385086834343" calcext:value-type="float">
            <text:p>0.281385086834343</text:p>
          </table:table-cell>
          <table:table-cell office:value-type="float" office:value="0.978814426114362" calcext:value-type="float">
            <text:p>0.978814426114362</text:p>
          </table:table-cell>
          <table:table-cell office:value-type="float" office:value="0.860356776158885" calcext:value-type="float">
            <text:p>0.860356776158885</text:p>
          </table:table-cell>
          <table:table-cell office:value-type="float" office:value="0.991398489539161" calcext:value-type="float">
            <text:p>0.991398489539161</text:p>
          </table:table-cell>
          <table:table-cell office:value-type="float" office:value="0.460595759486379" calcext:value-type="float">
            <text:p>0.460595759486379</text:p>
          </table:table-cell>
          <table:table-cell office:value-type="float" office:value="0.994358122824905" calcext:value-type="float">
            <text:p>0.994358122824905</text:p>
          </table:table-cell>
          <table:table-cell office:value-type="float" office:value="0.793666158667255" calcext:value-type="float">
            <text:p>0.793666158667255</text:p>
          </table:table-cell>
          <table:table-cell office:value-type="float" office:value="0.0999843851909089" calcext:value-type="float">
            <text:p>0.0999843851909089</text:p>
          </table:table-cell>
          <table:table-cell office:value-type="float" office:value="0.788645175503298" calcext:value-type="float">
            <text:p>0.788645175503298</text:p>
          </table:table-cell>
          <table:table-cell office:value-type="float" office:value="0.316176075179077" calcext:value-type="float">
            <text:p>0.316176075179077</text:p>
          </table:table-cell>
          <table:table-cell office:value-type="float" office:value="0.00373375161001488" calcext:value-type="float">
            <text:p>0.00373375161001488</text:p>
          </table:table-cell>
          <table:table-cell office:value-type="float" office:value="0.769253312803884" calcext:value-type="float">
            <text:p>0.769253312803884</text:p>
          </table:table-cell>
        </table:table-row>
        <table:table-row table:style-name="ro1">
          <table:table-cell/>
          <table:table-cell office:value-type="float" office:value="0.749007917952958" calcext:value-type="float">
            <text:p>0.749007917952958</text:p>
          </table:table-cell>
          <table:table-cell office:value-type="float" office:value="0.20076964021327" calcext:value-type="float">
            <text:p>0.20076964021327</text:p>
          </table:table-cell>
          <table:table-cell office:value-type="float" office:value="0.228037372396644" calcext:value-type="float">
            <text:p>0.228037372396644</text:p>
          </table:table-cell>
          <table:table-cell office:value-type="float" office:value="0.483259521472968" calcext:value-type="float">
            <text:p>0.483259521472968</text:p>
          </table:table-cell>
          <table:table-cell office:value-type="float" office:value="0.170803373493646" calcext:value-type="float">
            <text:p>0.170803373493646</text:p>
          </table:table-cell>
          <table:table-cell office:value-type="float" office:value="0.236341027320881" calcext:value-type="float">
            <text:p>0.236341027320881</text:p>
          </table:table-cell>
          <table:table-cell office:value-type="float" office:value="0.807067190291967" calcext:value-type="float">
            <text:p>0.807067190291967</text:p>
          </table:table-cell>
          <table:table-cell office:value-type="float" office:value="0.217942955036929" calcext:value-type="float">
            <text:p>0.217942955036929</text:p>
          </table:table-cell>
          <table:table-cell office:value-type="float" office:value="0.703207667760567" calcext:value-type="float">
            <text:p>0.703207667760567</text:p>
          </table:table-cell>
          <table:table-cell office:value-type="float" office:value="0.692643457272016" calcext:value-type="float">
            <text:p>0.692643457272016</text:p>
          </table:table-cell>
          <table:table-cell office:value-type="float" office:value="0.0156455864760542" calcext:value-type="float">
            <text:p>0.0156455864760542</text:p>
          </table:table-cell>
          <table:table-cell office:value-type="float" office:value="0.337189675997705" calcext:value-type="float">
            <text:p>0.337189675997705</text:p>
          </table:table-cell>
          <table:table-cell office:value-type="float" office:value="0.092506195989516" calcext:value-type="float">
            <text:p>0.092506195989516</text:p>
          </table:table-cell>
          <table:table-cell office:value-type="float" office:value="0.305556040388775" calcext:value-type="float">
            <text:p>0.305556040388775</text:p>
          </table:table-cell>
          <table:table-cell office:value-type="float" office:value="0.332259275180498" calcext:value-type="float">
            <text:p>0.332259275180498</text:p>
          </table:table-cell>
          <table:table-cell office:value-type="float" office:value="0.299132505766685" calcext:value-type="float">
            <text:p>0.299132505766685</text:p>
          </table:table-cell>
          <table:table-cell office:value-type="float" office:value="0.404515828528048" calcext:value-type="float">
            <text:p>0.404515828528048</text:p>
          </table:table-cell>
          <table:table-cell office:value-type="float" office:value="0.0607675426596502" calcext:value-type="float">
            <text:p>0.0607675426596502</text:p>
          </table:table-cell>
          <table:table-cell office:value-type="float" office:value="0.150694853547257" calcext:value-type="float">
            <text:p>0.150694853547257</text:p>
          </table:table-cell>
          <table:table-cell office:value-type="float" office:value="0.194246839949089" calcext:value-type="float">
            <text:p>0.194246839949089</text:p>
          </table:table-cell>
        </table:table-row>
        <table:table-row table:style-name="ro1">
          <table:table-cell/>
          <table:table-cell office:value-type="float" office:value="0.717370056428889" calcext:value-type="float">
            <text:p>0.717370056428889</text:p>
          </table:table-cell>
          <table:table-cell office:value-type="float" office:value="0.389654137744343" calcext:value-type="float">
            <text:p>0.389654137744343</text:p>
          </table:table-cell>
          <table:table-cell office:value-type="float" office:value="0.385576222575348" calcext:value-type="float">
            <text:p>0.385576222575348</text:p>
          </table:table-cell>
          <table:table-cell office:value-type="float" office:value="0.217889385679234" calcext:value-type="float">
            <text:p>0.217889385679234</text:p>
          </table:table-cell>
          <table:table-cell office:value-type="float" office:value="0.764025420949453" calcext:value-type="float">
            <text:p>0.764025420949453</text:p>
          </table:table-cell>
          <table:table-cell office:value-type="float" office:value="0.604426712514375" calcext:value-type="float">
            <text:p>0.604426712514375</text:p>
          </table:table-cell>
          <table:table-cell office:value-type="float" office:value="0.0314277273990311" calcext:value-type="float">
            <text:p>0.0314277273990311</text:p>
          </table:table-cell>
          <table:table-cell office:value-type="float" office:value="0.75378119165232" calcext:value-type="float">
            <text:p>0.75378119165232</text:p>
          </table:table-cell>
          <table:table-cell office:value-type="float" office:value="0.393109090490394" calcext:value-type="float">
            <text:p>0.393109090490394</text:p>
          </table:table-cell>
          <table:table-cell office:value-type="float" office:value="0.19427064435242" calcext:value-type="float">
            <text:p>0.19427064435242</text:p>
          </table:table-cell>
          <table:table-cell office:value-type="float" office:value="0.653617403958333" calcext:value-type="float">
            <text:p>0.653617403958333</text:p>
          </table:table-cell>
          <table:table-cell office:value-type="float" office:value="0.790899148784536" calcext:value-type="float">
            <text:p>0.790899148784536</text:p>
          </table:table-cell>
          <table:table-cell office:value-type="float" office:value="0.832646513415688" calcext:value-type="float">
            <text:p>0.832646513415688</text:p>
          </table:table-cell>
          <table:table-cell office:value-type="float" office:value="0.691424020242075" calcext:value-type="float">
            <text:p>0.691424020242075</text:p>
          </table:table-cell>
          <table:table-cell office:value-type="float" office:value="0.0331682810185938" calcext:value-type="float">
            <text:p>0.0331682810185938</text:p>
          </table:table-cell>
          <table:table-cell office:value-type="float" office:value="0.127468599624574" calcext:value-type="float">
            <text:p>0.127468599624574</text:p>
          </table:table-cell>
          <table:table-cell office:value-type="float" office:value="0.581395696885871" calcext:value-type="float">
            <text:p>0.581395696885871</text:p>
          </table:table-cell>
          <table:table-cell office:value-type="float" office:value="0.945580782099866" calcext:value-type="float">
            <text:p>0.945580782099866</text:p>
          </table:table-cell>
          <table:table-cell office:value-type="float" office:value="0.656332252686368" calcext:value-type="float">
            <text:p>0.656332252686368</text:p>
          </table:table-cell>
          <table:table-cell office:value-type="float" office:value="0.347611507832945" calcext:value-type="float">
            <text:p>0.347611507832945</text:p>
          </table:table-cell>
        </table:table-row>
        <table:table-row table:style-name="ro1">
          <table:table-cell/>
          <table:table-cell office:value-type="float" office:value="0.42847865695967" calcext:value-type="float">
            <text:p>0.42847865695967</text:p>
          </table:table-cell>
          <table:table-cell office:value-type="float" office:value="0.456861987529635" calcext:value-type="float">
            <text:p>0.456861987529635</text:p>
          </table:table-cell>
          <table:table-cell office:value-type="float" office:value="0.103149141457244" calcext:value-type="float">
            <text:p>0.103149141457244</text:p>
          </table:table-cell>
          <table:table-cell office:value-type="float" office:value="0.994905464883673" calcext:value-type="float">
            <text:p>0.994905464883673</text:p>
          </table:table-cell>
          <table:table-cell office:value-type="float" office:value="0.546731316462838" calcext:value-type="float">
            <text:p>0.546731316462838</text:p>
          </table:table-cell>
          <table:table-cell office:value-type="float" office:value="0.342259548275498" calcext:value-type="float">
            <text:p>0.342259548275498</text:p>
          </table:table-cell>
          <table:table-cell office:value-type="float" office:value="0.742494912603831" calcext:value-type="float">
            <text:p>0.742494912603831</text:p>
          </table:table-cell>
          <table:table-cell office:value-type="float" office:value="0.159834356269029" calcext:value-type="float">
            <text:p>0.159834356269029</text:p>
          </table:table-cell>
          <table:table-cell office:value-type="float" office:value="0.436795579796667" calcext:value-type="float">
            <text:p>0.436795579796667</text:p>
          </table:table-cell>
          <table:table-cell office:value-type="float" office:value="0.229155118917044" calcext:value-type="float">
            <text:p>0.229155118917044</text:p>
          </table:table-cell>
          <table:table-cell office:value-type="float" office:value="0.0800043400868077" calcext:value-type="float">
            <text:p>0.0800043400868077</text:p>
          </table:table-cell>
          <table:table-cell office:value-type="float" office:value="0.962098866022904" calcext:value-type="float">
            <text:p>0.962098866022904</text:p>
          </table:table-cell>
          <table:table-cell office:value-type="float" office:value="0.347223985496828" calcext:value-type="float">
            <text:p>0.347223985496828</text:p>
          </table:table-cell>
          <table:table-cell office:value-type="float" office:value="0.620200738420695" calcext:value-type="float">
            <text:p>0.620200738420695</text:p>
          </table:table-cell>
          <table:table-cell office:value-type="float" office:value="0.100040393987564" calcext:value-type="float">
            <text:p>0.100040393987564</text:p>
          </table:table-cell>
          <table:table-cell office:value-type="float" office:value="0.150167109981473" calcext:value-type="float">
            <text:p>0.150167109981473</text:p>
          </table:table-cell>
          <table:table-cell office:value-type="float" office:value="0.182530373382779" calcext:value-type="float">
            <text:p>0.182530373382779</text:p>
          </table:table-cell>
          <table:table-cell office:value-type="float" office:value="0.214252630531039" calcext:value-type="float">
            <text:p>0.214252630531039</text:p>
          </table:table-cell>
          <table:table-cell office:value-type="float" office:value="0.690180309279442" calcext:value-type="float">
            <text:p>0.690180309279442</text:p>
          </table:table-cell>
          <table:table-cell office:value-type="float" office:value="0.457162965387382" calcext:value-type="float">
            <text:p>0.457162965387382</text:p>
          </table:table-cell>
        </table:table-row>
        <table:table-row table:style-name="ro1">
          <table:table-cell/>
          <table:table-cell office:value-type="float" office:value="0.145771746167061" calcext:value-type="float">
            <text:p>0.145771746167061</text:p>
          </table:table-cell>
          <table:table-cell office:value-type="float" office:value="0.342035219191564" calcext:value-type="float">
            <text:p>0.342035219191564</text:p>
          </table:table-cell>
          <table:table-cell office:value-type="float" office:value="0.631027545293106" calcext:value-type="float">
            <text:p>0.631027545293106</text:p>
          </table:table-cell>
          <table:table-cell office:value-type="float" office:value="0.00849588963680847" calcext:value-type="float">
            <text:p>0.00849588963680847</text:p>
          </table:table-cell>
          <table:table-cell office:value-type="float" office:value="0.399047856293675" calcext:value-type="float">
            <text:p>0.399047856293675</text:p>
          </table:table-cell>
          <table:table-cell office:value-type="float" office:value="0.604699948217007" calcext:value-type="float">
            <text:p>0.604699948217007</text:p>
          </table:table-cell>
          <table:table-cell office:value-type="float" office:value="0.0742064484102847" calcext:value-type="float">
            <text:p>0.0742064484102847</text:p>
          </table:table-cell>
          <table:table-cell office:value-type="float" office:value="0.412003802248916" calcext:value-type="float">
            <text:p>0.412003802248916</text:p>
          </table:table-cell>
          <table:table-cell office:value-type="float" office:value="0.671008914181715" calcext:value-type="float">
            <text:p>0.671008914181715</text:p>
          </table:table-cell>
          <table:table-cell office:value-type="float" office:value="0.146884822383061" calcext:value-type="float">
            <text:p>0.146884822383061</text:p>
          </table:table-cell>
          <table:table-cell office:value-type="float" office:value="0.428224525194279" calcext:value-type="float">
            <text:p>0.428224525194279</text:p>
          </table:table-cell>
          <table:table-cell office:value-type="float" office:value="0.743048777369786" calcext:value-type="float">
            <text:p>0.743048777369786</text:p>
          </table:table-cell>
          <table:table-cell office:value-type="float" office:value="0.423869416797014" calcext:value-type="float">
            <text:p>0.423869416797014</text:p>
          </table:table-cell>
          <table:table-cell office:value-type="float" office:value="0.756380555441854" calcext:value-type="float">
            <text:p>0.756380555441854</text:p>
          </table:table-cell>
          <table:table-cell office:value-type="float" office:value="0.0209762744770743" calcext:value-type="float">
            <text:p>0.0209762744770743</text:p>
          </table:table-cell>
          <table:table-cell office:value-type="float" office:value="0.0188609228263745" calcext:value-type="float">
            <text:p>0.0188609228263745</text:p>
          </table:table-cell>
          <table:table-cell office:value-type="float" office:value="0.00316077755701649" calcext:value-type="float">
            <text:p>0.00316077755701649</text:p>
          </table:table-cell>
          <table:table-cell office:value-type="float" office:value="0.720740250404666" calcext:value-type="float">
            <text:p>0.720740250404666</text:p>
          </table:table-cell>
          <table:table-cell office:value-type="float" office:value="0.878904189525973" calcext:value-type="float">
            <text:p>0.878904189525973</text:p>
          </table:table-cell>
          <table:table-cell office:value-type="float" office:value="0.867583215456571" calcext:value-type="float">
            <text:p>0.867583215456571</text:p>
          </table:table-cell>
        </table:table-row>
        <table:table-row table:style-name="ro1">
          <table:table-cell/>
          <table:table-cell office:value-type="float" office:value="0.402336141599053" calcext:value-type="float">
            <text:p>0.402336141599053</text:p>
          </table:table-cell>
          <table:table-cell office:value-type="float" office:value="0.356316858726686" calcext:value-type="float">
            <text:p>0.356316858726686</text:p>
          </table:table-cell>
          <table:table-cell office:value-type="float" office:value="0.616652686380965" calcext:value-type="float">
            <text:p>0.616652686380965</text:p>
          </table:table-cell>
          <table:table-cell office:value-type="float" office:value="0.612180306429231" calcext:value-type="float">
            <text:p>0.612180306429231</text:p>
          </table:table-cell>
          <table:table-cell office:value-type="float" office:value="0.568588626651497" calcext:value-type="float">
            <text:p>0.568588626651497</text:p>
          </table:table-cell>
          <table:table-cell office:value-type="float" office:value="0.620571806435786" calcext:value-type="float">
            <text:p>0.620571806435786</text:p>
          </table:table-cell>
          <table:table-cell office:value-type="float" office:value="0.538044729291522" calcext:value-type="float">
            <text:p>0.538044729291522</text:p>
          </table:table-cell>
          <table:table-cell office:value-type="float" office:value="0.0747123442975601" calcext:value-type="float">
            <text:p>0.0747123442975601</text:p>
          </table:table-cell>
          <table:table-cell office:value-type="float" office:value="0.48947872618192" calcext:value-type="float">
            <text:p>0.48947872618192</text:p>
          </table:table-cell>
          <table:table-cell office:value-type="float" office:value="0.213926361467262" calcext:value-type="float">
            <text:p>0.213926361467262</text:p>
          </table:table-cell>
          <table:table-cell office:value-type="float" office:value="0.706572190681369" calcext:value-type="float">
            <text:p>0.706572190681369</text:p>
          </table:table-cell>
          <table:table-cell office:value-type="float" office:value="0.827652747530774" calcext:value-type="float">
            <text:p>0.827652747530774</text:p>
          </table:table-cell>
          <table:table-cell office:value-type="float" office:value="0.801148661267915" calcext:value-type="float">
            <text:p>0.801148661267915</text:p>
          </table:table-cell>
          <table:table-cell office:value-type="float" office:value="0.853091304184354" calcext:value-type="float">
            <text:p>0.853091304184354</text:p>
          </table:table-cell>
          <table:table-cell office:value-type="float" office:value="0.578461597620255" calcext:value-type="float">
            <text:p>0.578461597620255</text:p>
          </table:table-cell>
          <table:table-cell office:value-type="float" office:value="0.0347617675016699" calcext:value-type="float">
            <text:p>0.0347617675016699</text:p>
          </table:table-cell>
          <table:table-cell office:value-type="float" office:value="0.951799455780628" calcext:value-type="float">
            <text:p>0.951799455780628</text:p>
          </table:table-cell>
          <table:table-cell office:value-type="float" office:value="0.757160209788418" calcext:value-type="float">
            <text:p>0.757160209788418</text:p>
          </table:table-cell>
          <table:table-cell office:value-type="float" office:value="0.689787113715811" calcext:value-type="float">
            <text:p>0.689787113715811</text:p>
          </table:table-cell>
          <table:table-cell office:value-type="float" office:value="0.294237908733199" calcext:value-type="float">
            <text:p>0.294237908733199</text:p>
          </table:table-cell>
        </table:table-row>
        <table:table-row table:style-name="ro1">
          <table:table-cell/>
          <table:table-cell office:value-type="float" office:value="0.00318227982511909" calcext:value-type="float">
            <text:p>0.00318227982511909</text:p>
          </table:table-cell>
          <table:table-cell office:value-type="float" office:value="0.456991558114008" calcext:value-type="float">
            <text:p>0.456991558114008</text:p>
          </table:table-cell>
          <table:table-cell office:value-type="float" office:value="0.851807191560874" calcext:value-type="float">
            <text:p>0.851807191560874</text:p>
          </table:table-cell>
          <table:table-cell office:value-type="float" office:value="0.151398301043991" calcext:value-type="float">
            <text:p>0.151398301043991</text:p>
          </table:table-cell>
          <table:table-cell office:value-type="float" office:value="0.424772456849219" calcext:value-type="float">
            <text:p>0.424772456849219</text:p>
          </table:table-cell>
          <table:table-cell office:value-type="float" office:value="0.267925262605175" calcext:value-type="float">
            <text:p>0.267925262605175</text:p>
          </table:table-cell>
          <table:table-cell office:value-type="float" office:value="0.652673451137165" calcext:value-type="float">
            <text:p>0.652673451137165</text:p>
          </table:table-cell>
          <table:table-cell office:value-type="float" office:value="0.523833328447148" calcext:value-type="float">
            <text:p>0.523833328447148</text:p>
          </table:table-cell>
          <table:table-cell office:value-type="float" office:value="0.968382277944522" calcext:value-type="float">
            <text:p>0.968382277944522</text:p>
          </table:table-cell>
          <table:table-cell office:value-type="float" office:value="0.451505390256809" calcext:value-type="float">
            <text:p>0.451505390256809</text:p>
          </table:table-cell>
          <table:table-cell office:value-type="float" office:value="0.0160808296104179" calcext:value-type="float">
            <text:p>0.0160808296104179</text:p>
          </table:table-cell>
          <table:table-cell office:value-type="float" office:value="0.467181190846814" calcext:value-type="float">
            <text:p>0.467181190846814</text:p>
          </table:table-cell>
          <table:table-cell office:value-type="float" office:value="0.469104267050385" calcext:value-type="float">
            <text:p>0.469104267050385</text:p>
          </table:table-cell>
          <table:table-cell office:value-type="float" office:value="0.3123779967827" calcext:value-type="float">
            <text:p>0.3123779967827</text:p>
          </table:table-cell>
          <table:table-cell office:value-type="float" office:value="0.430423701496461" calcext:value-type="float">
            <text:p>0.430423701496461</text:p>
          </table:table-cell>
          <table:table-cell office:value-type="float" office:value="0.0637324106393283" calcext:value-type="float">
            <text:p>0.0637324106393283</text:p>
          </table:table-cell>
          <table:table-cell office:value-type="float" office:value="0.0461806480338114" calcext:value-type="float">
            <text:p>0.0461806480338114</text:p>
          </table:table-cell>
          <table:table-cell office:value-type="float" office:value="0.24805546295492" calcext:value-type="float">
            <text:p>0.24805546295492</text:p>
          </table:table-cell>
          <table:table-cell office:value-type="float" office:value="0.367521380456087" calcext:value-type="float">
            <text:p>0.367521380456087</text:p>
          </table:table-cell>
          <table:table-cell office:value-type="float" office:value="0.977707098136437" calcext:value-type="float">
            <text:p>0.977707098136437</text:p>
          </table:table-cell>
        </table:table-row>
        <table:table-row table:style-name="ro1">
          <table:table-cell/>
          <table:table-cell office:value-type="float" office:value="0.757830686217604" calcext:value-type="float">
            <text:p>0.757830686217604</text:p>
          </table:table-cell>
          <table:table-cell office:value-type="float" office:value="0.351389965088015" calcext:value-type="float">
            <text:p>0.351389965088015</text:p>
          </table:table-cell>
          <table:table-cell office:value-type="float" office:value="0.566633745225802" calcext:value-type="float">
            <text:p>0.566633745225802</text:p>
          </table:table-cell>
          <table:table-cell office:value-type="float" office:value="0.711671942440958" calcext:value-type="float">
            <text:p>0.711671942440958</text:p>
          </table:table-cell>
          <table:table-cell office:value-type="float" office:value="0.27428665471377" calcext:value-type="float">
            <text:p>0.27428665471377</text:p>
          </table:table-cell>
          <table:table-cell office:value-type="float" office:value="0.432463365727383" calcext:value-type="float">
            <text:p>0.432463365727383</text:p>
          </table:table-cell>
          <table:table-cell office:value-type="float" office:value="0.466192219744835" calcext:value-type="float">
            <text:p>0.466192219744835</text:p>
          </table:table-cell>
          <table:table-cell office:value-type="float" office:value="0.999753980989915" calcext:value-type="float">
            <text:p>0.999753980989915</text:p>
          </table:table-cell>
          <table:table-cell office:value-type="float" office:value="0.0960169353003779" calcext:value-type="float">
            <text:p>0.0960169353003779</text:p>
          </table:table-cell>
          <table:table-cell office:value-type="float" office:value="0.445471539485154" calcext:value-type="float">
            <text:p>0.445471539485154</text:p>
          </table:table-cell>
          <table:table-cell office:value-type="float" office:value="0.310359970869908" calcext:value-type="float">
            <text:p>0.310359970869908</text:p>
          </table:table-cell>
          <table:table-cell office:value-type="float" office:value="0.64326068066658" calcext:value-type="float">
            <text:p>0.64326068066658</text:p>
          </table:table-cell>
          <table:table-cell office:value-type="float" office:value="0.988535173632194" calcext:value-type="float">
            <text:p>0.988535173632194</text:p>
          </table:table-cell>
          <table:table-cell office:value-type="float" office:value="0.551632332663963" calcext:value-type="float">
            <text:p>0.551632332663963</text:p>
          </table:table-cell>
          <table:table-cell office:value-type="float" office:value="0.297092477515373" calcext:value-type="float">
            <text:p>0.297092477515373</text:p>
          </table:table-cell>
          <table:table-cell office:value-type="float" office:value="0.1565410573136" calcext:value-type="float">
            <text:p>0.1565410573136</text:p>
          </table:table-cell>
          <table:table-cell office:value-type="float" office:value="0.473411935648273" calcext:value-type="float">
            <text:p>0.473411935648273</text:p>
          </table:table-cell>
          <table:table-cell office:value-type="float" office:value="0.0971813082710451" calcext:value-type="float">
            <text:p>0.0971813082710451</text:p>
          </table:table-cell>
          <table:table-cell office:value-type="float" office:value="0.374747646421419" calcext:value-type="float">
            <text:p>0.374747646421419</text:p>
          </table:table-cell>
          <table:table-cell office:value-type="float" office:value="0.83741067187009" calcext:value-type="float">
            <text:p>0.83741067187009</text:p>
          </table:table-cell>
        </table:table-row>
        <table:table-row table:style-name="ro1">
          <table:table-cell/>
          <table:table-cell office:value-type="float" office:value="0.937500380266497" calcext:value-type="float">
            <text:p>0.937500380266497</text:p>
          </table:table-cell>
          <table:table-cell office:value-type="float" office:value="0.769666766765053" calcext:value-type="float">
            <text:p>0.769666766765053</text:p>
          </table:table-cell>
          <table:table-cell office:value-type="float" office:value="0.3791957405903" calcext:value-type="float">
            <text:p>0.3791957405903</text:p>
          </table:table-cell>
          <table:table-cell office:value-type="float" office:value="0.285632175440243" calcext:value-type="float">
            <text:p>0.285632175440243</text:p>
          </table:table-cell>
          <table:table-cell office:value-type="float" office:value="0.542001442732796" calcext:value-type="float">
            <text:p>0.542001442732796</text:p>
          </table:table-cell>
          <table:table-cell office:value-type="float" office:value="0.875190209381408" calcext:value-type="float">
            <text:p>0.875190209381408</text:p>
          </table:table-cell>
          <table:table-cell office:value-type="float" office:value="0.169711747740567" calcext:value-type="float">
            <text:p>0.169711747740567</text:p>
          </table:table-cell>
          <table:table-cell office:value-type="float" office:value="0.787066837845677" calcext:value-type="float">
            <text:p>0.787066837845677</text:p>
          </table:table-cell>
          <table:table-cell office:value-type="float" office:value="0.520878536875805" calcext:value-type="float">
            <text:p>0.520878536875805</text:p>
          </table:table-cell>
          <table:table-cell office:value-type="float" office:value="0.184099066505554" calcext:value-type="float">
            <text:p>0.184099066505554</text:p>
          </table:table-cell>
          <table:table-cell office:value-type="float" office:value="0.0891034331770867" calcext:value-type="float">
            <text:p>0.0891034331770867</text:p>
          </table:table-cell>
          <table:table-cell office:value-type="float" office:value="0.750931986226586" calcext:value-type="float">
            <text:p>0.750931986226586</text:p>
          </table:table-cell>
          <table:table-cell office:value-type="float" office:value="0.840985892448774" calcext:value-type="float">
            <text:p>0.840985892448774</text:p>
          </table:table-cell>
          <table:table-cell office:value-type="float" office:value="0.678751928397703" calcext:value-type="float">
            <text:p>0.678751928397703</text:p>
          </table:table-cell>
          <table:table-cell office:value-type="float" office:value="0.486474291955404" calcext:value-type="float">
            <text:p>0.486474291955404</text:p>
          </table:table-cell>
          <table:table-cell office:value-type="float" office:value="0.479190550386157" calcext:value-type="float">
            <text:p>0.479190550386157</text:p>
          </table:table-cell>
          <table:table-cell office:value-type="float" office:value="0.394736660771598" calcext:value-type="float">
            <text:p>0.394736660771598</text:p>
          </table:table-cell>
          <table:table-cell office:value-type="float" office:value="0.356037985785361" calcext:value-type="float">
            <text:p>0.356037985785361</text:p>
          </table:table-cell>
          <table:table-cell office:value-type="float" office:value="0.415685400813129" calcext:value-type="float">
            <text:p>0.415685400813129</text:p>
          </table:table-cell>
          <table:table-cell office:value-type="float" office:value="0.935712926795781" calcext:value-type="float">
            <text:p>0.935712926795781</text:p>
          </table:table-cell>
        </table:table-row>
        <table:table-row table:style-name="ro1">
          <table:table-cell/>
          <table:table-cell office:value-type="float" office:value="0.185921148874941" calcext:value-type="float">
            <text:p>0.185921148874941</text:p>
          </table:table-cell>
          <table:table-cell office:value-type="float" office:value="0.301479133041737" calcext:value-type="float">
            <text:p>0.301479133041737</text:p>
          </table:table-cell>
          <table:table-cell office:value-type="float" office:value="0.676918349732815" calcext:value-type="float">
            <text:p>0.676918349732815</text:p>
          </table:table-cell>
          <table:table-cell office:value-type="float" office:value="0.144144937398984" calcext:value-type="float">
            <text:p>0.144144937398984</text:p>
          </table:table-cell>
          <table:table-cell office:value-type="float" office:value="0.525685718866063" calcext:value-type="float">
            <text:p>0.525685718866063</text:p>
          </table:table-cell>
          <table:table-cell office:value-type="float" office:value="0.360342188815235" calcext:value-type="float">
            <text:p>0.360342188815235</text:p>
          </table:table-cell>
          <table:table-cell office:value-type="float" office:value="0.931433240728945" calcext:value-type="float">
            <text:p>0.931433240728945</text:p>
          </table:table-cell>
          <table:table-cell office:value-type="float" office:value="0.310270838661182" calcext:value-type="float">
            <text:p>0.310270838661182</text:p>
          </table:table-cell>
          <table:table-cell office:value-type="float" office:value="0.940786142736295" calcext:value-type="float">
            <text:p>0.940786142736295</text:p>
          </table:table-cell>
          <table:table-cell office:value-type="float" office:value="0.258285777081202" calcext:value-type="float">
            <text:p>0.258285777081202</text:p>
          </table:table-cell>
          <table:table-cell office:value-type="float" office:value="0.349063500593625" calcext:value-type="float">
            <text:p>0.349063500593625</text:p>
          </table:table-cell>
          <table:table-cell office:value-type="float" office:value="0.493113018984223" calcext:value-type="float">
            <text:p>0.493113018984223</text:p>
          </table:table-cell>
          <table:table-cell office:value-type="float" office:value="0.742628179430441" calcext:value-type="float">
            <text:p>0.742628179430441</text:p>
          </table:table-cell>
          <table:table-cell office:value-type="float" office:value="0.146782666797099" calcext:value-type="float">
            <text:p>0.146782666797099</text:p>
          </table:table-cell>
          <table:table-cell office:value-type="float" office:value="0.121898160168508" calcext:value-type="float">
            <text:p>0.121898160168508</text:p>
          </table:table-cell>
          <table:table-cell office:value-type="float" office:value="0.913000412397737" calcext:value-type="float">
            <text:p>0.913000412397737</text:p>
          </table:table-cell>
          <table:table-cell office:value-type="float" office:value="0.596419742474253" calcext:value-type="float">
            <text:p>0.596419742474253</text:p>
          </table:table-cell>
          <table:table-cell office:value-type="float" office:value="0.483068755735693" calcext:value-type="float">
            <text:p>0.483068755735693</text:p>
          </table:table-cell>
          <table:table-cell office:value-type="float" office:value="0.0710241261909618" calcext:value-type="float">
            <text:p>0.0710241261909618</text:p>
          </table:table-cell>
          <table:table-cell office:value-type="float" office:value="0.437774207301711" calcext:value-type="float">
            <text:p>0.437774207301711</text:p>
          </table:table-cell>
        </table:table-row>
        <table:table-row table:style-name="ro1">
          <table:table-cell/>
          <table:table-cell office:value-type="float" office:value="0.720267438339941" calcext:value-type="float">
            <text:p>0.720267438339941</text:p>
          </table:table-cell>
          <table:table-cell office:value-type="float" office:value="0.0202350745532774" calcext:value-type="float">
            <text:p>0.0202350745532774</text:p>
          </table:table-cell>
          <table:table-cell office:value-type="float" office:value="0.575369527273991" calcext:value-type="float">
            <text:p>0.575369527273991</text:p>
          </table:table-cell>
          <table:table-cell office:value-type="float" office:value="0.160934833495846" calcext:value-type="float">
            <text:p>0.160934833495846</text:p>
          </table:table-cell>
          <table:table-cell office:value-type="float" office:value="0.142921888632438" calcext:value-type="float">
            <text:p>0.142921888632438</text:p>
          </table:table-cell>
          <table:table-cell office:value-type="float" office:value="0.874900372847118" calcext:value-type="float">
            <text:p>0.874900372847118</text:p>
          </table:table-cell>
          <table:table-cell office:value-type="float" office:value="0.799643472664622" calcext:value-type="float">
            <text:p>0.799643472664622</text:p>
          </table:table-cell>
          <table:table-cell office:value-type="float" office:value="0.709380956232024" calcext:value-type="float">
            <text:p>0.709380956232024</text:p>
          </table:table-cell>
          <table:table-cell office:value-type="float" office:value="0.635047650921697" calcext:value-type="float">
            <text:p>0.635047650921697</text:p>
          </table:table-cell>
          <table:table-cell office:value-type="float" office:value="0.303772277641889" calcext:value-type="float">
            <text:p>0.303772277641889</text:p>
          </table:table-cell>
          <table:table-cell office:value-type="float" office:value="0.790235405048483" calcext:value-type="float">
            <text:p>0.790235405048483</text:p>
          </table:table-cell>
          <table:table-cell office:value-type="float" office:value="0.867608504384003" calcext:value-type="float">
            <text:p>0.867608504384003</text:p>
          </table:table-cell>
          <table:table-cell office:value-type="float" office:value="0.428875366985826" calcext:value-type="float">
            <text:p>0.428875366985826</text:p>
          </table:table-cell>
          <table:table-cell office:value-type="float" office:value="0.388577235193933" calcext:value-type="float">
            <text:p>0.388577235193933</text:p>
          </table:table-cell>
          <table:table-cell office:value-type="float" office:value="0.847895867853834" calcext:value-type="float">
            <text:p>0.847895867853834</text:p>
          </table:table-cell>
          <table:table-cell office:value-type="float" office:value="0.914163136364757" calcext:value-type="float">
            <text:p>0.914163136364757</text:p>
          </table:table-cell>
          <table:table-cell office:value-type="float" office:value="0.929145846880017" calcext:value-type="float">
            <text:p>0.929145846880017</text:p>
          </table:table-cell>
          <table:table-cell office:value-type="float" office:value="0.65136141870132" calcext:value-type="float">
            <text:p>0.65136141870132</text:p>
          </table:table-cell>
          <table:table-cell office:value-type="float" office:value="0.337562488109893" calcext:value-type="float">
            <text:p>0.337562488109893</text:p>
          </table:table-cell>
          <table:table-cell office:value-type="float" office:value="0.623003693538602" calcext:value-type="float">
            <text:p>0.623003693538602</text:p>
          </table:table-cell>
        </table:table-row>
        <table:table-row table:style-name="ro1">
          <table:table-cell/>
          <table:table-cell office:value-type="float" office:value="0.925909141398939" calcext:value-type="float">
            <text:p>0.925909141398939</text:p>
          </table:table-cell>
          <table:table-cell office:value-type="float" office:value="0.0089887363124207" calcext:value-type="float">
            <text:p>0.0089887363124207</text:p>
          </table:table-cell>
          <table:table-cell office:value-type="float" office:value="0.674065655786441" calcext:value-type="float">
            <text:p>0.674065655786441</text:p>
          </table:table-cell>
          <table:table-cell office:value-type="float" office:value="0.0514450220031705" calcext:value-type="float">
            <text:p>0.0514450220031705</text:p>
          </table:table-cell>
          <table:table-cell office:value-type="float" office:value="0.263378443065204" calcext:value-type="float">
            <text:p>0.263378443065204</text:p>
          </table:table-cell>
          <table:table-cell office:value-type="float" office:value="0.110645912559571" calcext:value-type="float">
            <text:p>0.110645912559571</text:p>
          </table:table-cell>
          <table:table-cell office:value-type="float" office:value="0.868223108761009" calcext:value-type="float">
            <text:p>0.868223108761009</text:p>
          </table:table-cell>
          <table:table-cell office:value-type="float" office:value="0.272499345935834" calcext:value-type="float">
            <text:p>0.272499345935834</text:p>
          </table:table-cell>
          <table:table-cell office:value-type="float" office:value="0.640387392131445" calcext:value-type="float">
            <text:p>0.640387392131445</text:p>
          </table:table-cell>
          <table:table-cell office:value-type="float" office:value="0.820093771366325" calcext:value-type="float">
            <text:p>0.820093771366325</text:p>
          </table:table-cell>
          <table:table-cell office:value-type="float" office:value="0.607457358944904" calcext:value-type="float">
            <text:p>0.607457358944904</text:p>
          </table:table-cell>
          <table:table-cell office:value-type="float" office:value="0.135299206248055" calcext:value-type="float">
            <text:p>0.135299206248055</text:p>
          </table:table-cell>
          <table:table-cell office:value-type="float" office:value="0.981275282640856" calcext:value-type="float">
            <text:p>0.981275282640856</text:p>
          </table:table-cell>
          <table:table-cell office:value-type="float" office:value="0.0699331517826868" calcext:value-type="float">
            <text:p>0.0699331517826868</text:p>
          </table:table-cell>
          <table:table-cell office:value-type="float" office:value="0.533043810342484" calcext:value-type="float">
            <text:p>0.533043810342484</text:p>
          </table:table-cell>
          <table:table-cell office:value-type="float" office:value="0.545727072786439" calcext:value-type="float">
            <text:p>0.545727072786439</text:p>
          </table:table-cell>
          <table:table-cell office:value-type="float" office:value="0.279324654631741" calcext:value-type="float">
            <text:p>0.279324654631741</text:p>
          </table:table-cell>
          <table:table-cell office:value-type="float" office:value="0.99793941688255" calcext:value-type="float">
            <text:p>0.99793941688255</text:p>
          </table:table-cell>
          <table:table-cell office:value-type="float" office:value="0.92315659578475" calcext:value-type="float">
            <text:p>0.92315659578475</text:p>
          </table:table-cell>
          <table:table-cell office:value-type="float" office:value="0.471859714410341" calcext:value-type="float">
            <text:p>0.471859714410341</text:p>
          </table:table-cell>
        </table:table-row>
        <table:table-row table:style-name="ro1">
          <table:table-cell/>
          <table:table-cell office:value-type="float" office:value="0.501700754390966" calcext:value-type="float">
            <text:p>0.501700754390966</text:p>
          </table:table-cell>
          <table:table-cell office:value-type="float" office:value="0.51617406008338" calcext:value-type="float">
            <text:p>0.51617406008338</text:p>
          </table:table-cell>
          <table:table-cell office:value-type="float" office:value="0.83155772298983" calcext:value-type="float">
            <text:p>0.83155772298983</text:p>
          </table:table-cell>
          <table:table-cell office:value-type="float" office:value="0.97666382285021" calcext:value-type="float">
            <text:p>0.97666382285021</text:p>
          </table:table-cell>
          <table:table-cell office:value-type="float" office:value="0.462766391659226" calcext:value-type="float">
            <text:p>0.462766391659226</text:p>
          </table:table-cell>
          <table:table-cell office:value-type="float" office:value="0.442750089904798" calcext:value-type="float">
            <text:p>0.442750089904798</text:p>
          </table:table-cell>
          <table:table-cell office:value-type="float" office:value="0.00935222340972675" calcext:value-type="float">
            <text:p>0.00935222340972675</text:p>
          </table:table-cell>
          <table:table-cell office:value-type="float" office:value="0.0881355177191635" calcext:value-type="float">
            <text:p>0.0881355177191635</text:p>
          </table:table-cell>
          <table:table-cell office:value-type="float" office:value="0.772208562744354" calcext:value-type="float">
            <text:p>0.772208562744354</text:p>
          </table:table-cell>
          <table:table-cell office:value-type="float" office:value="0.826715752668156" calcext:value-type="float">
            <text:p>0.826715752668156</text:p>
          </table:table-cell>
          <table:table-cell office:value-type="float" office:value="0.170797657295916" calcext:value-type="float">
            <text:p>0.170797657295916</text:p>
          </table:table-cell>
          <table:table-cell office:value-type="float" office:value="0.413497484383568" calcext:value-type="float">
            <text:p>0.413497484383568</text:p>
          </table:table-cell>
          <table:table-cell office:value-type="float" office:value="0.090532987781873" calcext:value-type="float">
            <text:p>0.090532987781873</text:p>
          </table:table-cell>
          <table:table-cell office:value-type="float" office:value="0.643117385937492" calcext:value-type="float">
            <text:p>0.643117385937492</text:p>
          </table:table-cell>
          <table:table-cell office:value-type="float" office:value="0.672877064133823" calcext:value-type="float">
            <text:p>0.672877064133823</text:p>
          </table:table-cell>
          <table:table-cell office:value-type="float" office:value="0.139523149513203" calcext:value-type="float">
            <text:p>0.139523149513203</text:p>
          </table:table-cell>
          <table:table-cell office:value-type="float" office:value="0.654940172020756" calcext:value-type="float">
            <text:p>0.654940172020756</text:p>
          </table:table-cell>
          <table:table-cell office:value-type="float" office:value="0.798449880145864" calcext:value-type="float">
            <text:p>0.798449880145864</text:p>
          </table:table-cell>
          <table:table-cell office:value-type="float" office:value="0.620121933992579" calcext:value-type="float">
            <text:p>0.620121933992579</text:p>
          </table:table-cell>
          <table:table-cell office:value-type="float" office:value="0.45987330042912" calcext:value-type="float">
            <text:p>0.45987330042912</text:p>
          </table:table-cell>
        </table:table-row>
        <table:table-row table:style-name="ro1">
          <table:table-cell/>
          <table:table-cell office:value-type="float" office:value="0.757104066511716" calcext:value-type="float">
            <text:p>0.757104066511716</text:p>
          </table:table-cell>
          <table:table-cell office:value-type="float" office:value="0.271712767618052" calcext:value-type="float">
            <text:p>0.271712767618052</text:p>
          </table:table-cell>
          <table:table-cell office:value-type="float" office:value="0.625195066903817" calcext:value-type="float">
            <text:p>0.625195066903817</text:p>
          </table:table-cell>
          <table:table-cell office:value-type="float" office:value="0.72369315516443" calcext:value-type="float">
            <text:p>0.72369315516443</text:p>
          </table:table-cell>
          <table:table-cell office:value-type="float" office:value="0.307251368143528" calcext:value-type="float">
            <text:p>0.307251368143528</text:p>
          </table:table-cell>
          <table:table-cell office:value-type="float" office:value="0.489267502151988" calcext:value-type="float">
            <text:p>0.489267502151988</text:p>
          </table:table-cell>
          <table:table-cell office:value-type="float" office:value="0.585447227831288" calcext:value-type="float">
            <text:p>0.585447227831288</text:p>
          </table:table-cell>
          <table:table-cell office:value-type="float" office:value="0.96285638721906" calcext:value-type="float">
            <text:p>0.96285638721906</text:p>
          </table:table-cell>
          <table:table-cell office:value-type="float" office:value="0.749456852004255" calcext:value-type="float">
            <text:p>0.749456852004255</text:p>
          </table:table-cell>
          <table:table-cell office:value-type="float" office:value="0.191469169993547" calcext:value-type="float">
            <text:p>0.191469169993547</text:p>
          </table:table-cell>
          <table:table-cell office:value-type="float" office:value="0.163003011235713" calcext:value-type="float">
            <text:p>0.163003011235713</text:p>
          </table:table-cell>
          <table:table-cell office:value-type="float" office:value="0.0466847359141349" calcext:value-type="float">
            <text:p>0.0466847359141349</text:p>
          </table:table-cell>
          <table:table-cell office:value-type="float" office:value="0.181004075747705" calcext:value-type="float">
            <text:p>0.181004075747705</text:p>
          </table:table-cell>
          <table:table-cell office:value-type="float" office:value="0.754170108829091" calcext:value-type="float">
            <text:p>0.754170108829091</text:p>
          </table:table-cell>
          <table:table-cell office:value-type="float" office:value="0.936599173696258" calcext:value-type="float">
            <text:p>0.936599173696258</text:p>
          </table:table-cell>
          <table:table-cell office:value-type="float" office:value="0.10292689856395" calcext:value-type="float">
            <text:p>0.10292689856395</text:p>
          </table:table-cell>
          <table:table-cell office:value-type="float" office:value="0.35882789558321" calcext:value-type="float">
            <text:p>0.35882789558321</text:p>
          </table:table-cell>
          <table:table-cell office:value-type="float" office:value="0.928975390644762" calcext:value-type="float">
            <text:p>0.928975390644762</text:p>
          </table:table-cell>
          <table:table-cell office:value-type="float" office:value="0.317321101134656" calcext:value-type="float">
            <text:p>0.317321101134656</text:p>
          </table:table-cell>
          <table:table-cell office:value-type="float" office:value="0.465019433781906" calcext:value-type="float">
            <text:p>0.465019433781906</text:p>
          </table:table-cell>
        </table:table-row>
        <table:table-row table:style-name="ro1">
          <table:table-cell/>
          <table:table-cell office:value-type="float" office:value="0.402481198647269" calcext:value-type="float">
            <text:p>0.402481198647269</text:p>
          </table:table-cell>
          <table:table-cell office:value-type="float" office:value="0.165951521518608" calcext:value-type="float">
            <text:p>0.165951521518608</text:p>
          </table:table-cell>
          <table:table-cell office:value-type="float" office:value="0.0498200707781799" calcext:value-type="float">
            <text:p>0.0498200707781799</text:p>
          </table:table-cell>
          <table:table-cell office:value-type="float" office:value="0.410761187675493" calcext:value-type="float">
            <text:p>0.410761187675493</text:p>
          </table:table-cell>
          <table:table-cell office:value-type="float" office:value="0.390538599051411" calcext:value-type="float">
            <text:p>0.390538599051411</text:p>
          </table:table-cell>
          <table:table-cell office:value-type="float" office:value="0.0275121098893507" calcext:value-type="float">
            <text:p>0.0275121098893507</text:p>
          </table:table-cell>
          <table:table-cell office:value-type="float" office:value="0.751047083196083" calcext:value-type="float">
            <text:p>0.751047083196083</text:p>
          </table:table-cell>
          <table:table-cell office:value-type="float" office:value="0.332096704093846" calcext:value-type="float">
            <text:p>0.332096704093846</text:p>
          </table:table-cell>
          <table:table-cell office:value-type="float" office:value="0.389363760144395" calcext:value-type="float">
            <text:p>0.389363760144395</text:p>
          </table:table-cell>
          <table:table-cell office:value-type="float" office:value="0.943120025307881" calcext:value-type="float">
            <text:p>0.943120025307881</text:p>
          </table:table-cell>
          <table:table-cell office:value-type="float" office:value="0.556607549671214" calcext:value-type="float">
            <text:p>0.556607549671214</text:p>
          </table:table-cell>
          <table:table-cell office:value-type="float" office:value="0.656662069652658" calcext:value-type="float">
            <text:p>0.656662069652658</text:p>
          </table:table-cell>
          <table:table-cell office:value-type="float" office:value="0.871752858117682" calcext:value-type="float">
            <text:p>0.871752858117682</text:p>
          </table:table-cell>
          <table:table-cell office:value-type="float" office:value="0.112597361422839" calcext:value-type="float">
            <text:p>0.112597361422839</text:p>
          </table:table-cell>
          <table:table-cell office:value-type="float" office:value="0.970582478552253" calcext:value-type="float">
            <text:p>0.970582478552253</text:p>
          </table:table-cell>
          <table:table-cell office:value-type="float" office:value="0.390082359585736" calcext:value-type="float">
            <text:p>0.390082359585736</text:p>
          </table:table-cell>
          <table:table-cell office:value-type="float" office:value="0.506439230096242" calcext:value-type="float">
            <text:p>0.506439230096242</text:p>
          </table:table-cell>
          <table:table-cell office:value-type="float" office:value="0.633162288686373" calcext:value-type="float">
            <text:p>0.633162288686373</text:p>
          </table:table-cell>
          <table:table-cell office:value-type="float" office:value="0.0514288930466987" calcext:value-type="float">
            <text:p>0.0514288930466987</text:p>
          </table:table-cell>
          <table:table-cell office:value-type="float" office:value="0.423760643020876" calcext:value-type="float">
            <text:p>0.423760643020876</text:p>
          </table:table-cell>
        </table:table-row>
        <table:table-row table:style-name="ro1">
          <table:table-cell/>
          <table:table-cell office:value-type="float" office:value="0.412230785496909" calcext:value-type="float">
            <text:p>0.412230785496909</text:p>
          </table:table-cell>
          <table:table-cell office:value-type="float" office:value="0.035832179141125" calcext:value-type="float">
            <text:p>0.035832179141125</text:p>
          </table:table-cell>
          <table:table-cell office:value-type="float" office:value="0.39306612970509" calcext:value-type="float">
            <text:p>0.39306612970509</text:p>
          </table:table-cell>
          <table:table-cell office:value-type="float" office:value="0.16479220107212" calcext:value-type="float">
            <text:p>0.16479220107212</text:p>
          </table:table-cell>
          <table:table-cell office:value-type="float" office:value="0.890692927791029" calcext:value-type="float">
            <text:p>0.890692927791029</text:p>
          </table:table-cell>
          <table:table-cell office:value-type="float" office:value="0.883899782921961" calcext:value-type="float">
            <text:p>0.883899782921961</text:p>
          </table:table-cell>
          <table:table-cell office:value-type="float" office:value="0.934900264357596" calcext:value-type="float">
            <text:p>0.934900264357596</text:p>
          </table:table-cell>
          <table:table-cell office:value-type="float" office:value="0.92787193061849" calcext:value-type="float">
            <text:p>0.92787193061849</text:p>
          </table:table-cell>
          <table:table-cell office:value-type="float" office:value="0.99036631222087" calcext:value-type="float">
            <text:p>0.99036631222087</text:p>
          </table:table-cell>
          <table:table-cell office:value-type="float" office:value="0.644175992697714" calcext:value-type="float">
            <text:p>0.644175992697714</text:p>
          </table:table-cell>
          <table:table-cell office:value-type="float" office:value="0.214979217545149" calcext:value-type="float">
            <text:p>0.214979217545149</text:p>
          </table:table-cell>
          <table:table-cell office:value-type="float" office:value="0.726438243170129" calcext:value-type="float">
            <text:p>0.726438243170129</text:p>
          </table:table-cell>
          <table:table-cell office:value-type="float" office:value="0.10110482758478" calcext:value-type="float">
            <text:p>0.10110482758478</text:p>
          </table:table-cell>
          <table:table-cell office:value-type="float" office:value="0.865026715238969" calcext:value-type="float">
            <text:p>0.865026715238969</text:p>
          </table:table-cell>
          <table:table-cell office:value-type="float" office:value="0.229266775105903" calcext:value-type="float">
            <text:p>0.229266775105903</text:p>
          </table:table-cell>
          <table:table-cell office:value-type="float" office:value="0.119875624775753" calcext:value-type="float">
            <text:p>0.119875624775753</text:p>
          </table:table-cell>
          <table:table-cell office:value-type="float" office:value="0.778583782718803" calcext:value-type="float">
            <text:p>0.778583782718803</text:p>
          </table:table-cell>
          <table:table-cell office:value-type="float" office:value="0.475383635319126" calcext:value-type="float">
            <text:p>0.475383635319126</text:p>
          </table:table-cell>
          <table:table-cell office:value-type="float" office:value="0.020998079012124" calcext:value-type="float">
            <text:p>0.020998079012124</text:p>
          </table:table-cell>
          <table:table-cell office:value-type="float" office:value="0.904971737061498" calcext:value-type="float">
            <text:p>0.904971737061498</text:p>
          </table:table-cell>
        </table:table-row>
        <table:table-row table:style-name="ro1">
          <table:table-cell/>
          <table:table-cell office:value-type="float" office:value="0.507532932142295" calcext:value-type="float">
            <text:p>0.507532932142295</text:p>
          </table:table-cell>
          <table:table-cell office:value-type="float" office:value="0.270554855756855" calcext:value-type="float">
            <text:p>0.270554855756855</text:p>
          </table:table-cell>
          <table:table-cell office:value-type="float" office:value="0.741612393373287" calcext:value-type="float">
            <text:p>0.741612393373287</text:p>
          </table:table-cell>
          <table:table-cell office:value-type="float" office:value="0.55180284669572" calcext:value-type="float">
            <text:p>0.55180284669572</text:p>
          </table:table-cell>
          <table:table-cell office:value-type="float" office:value="0.323172163806862" calcext:value-type="float">
            <text:p>0.323172163806862</text:p>
          </table:table-cell>
          <table:table-cell office:value-type="float" office:value="0.161322226820317" calcext:value-type="float">
            <text:p>0.161322226820317</text:p>
          </table:table-cell>
          <table:table-cell office:value-type="float" office:value="0.612665393032875" calcext:value-type="float">
            <text:p>0.612665393032875</text:p>
          </table:table-cell>
          <table:table-cell office:value-type="float" office:value="0.171897634245946" calcext:value-type="float">
            <text:p>0.171897634245946</text:p>
          </table:table-cell>
          <table:table-cell office:value-type="float" office:value="0.152258524511835" calcext:value-type="float">
            <text:p>0.152258524511835</text:p>
          </table:table-cell>
          <table:table-cell office:value-type="float" office:value="0.245191840854505" calcext:value-type="float">
            <text:p>0.245191840854505</text:p>
          </table:table-cell>
          <table:table-cell office:value-type="float" office:value="0.833802458309697" calcext:value-type="float">
            <text:p>0.833802458309697</text:p>
          </table:table-cell>
          <table:table-cell office:value-type="float" office:value="0.598447977908549" calcext:value-type="float">
            <text:p>0.598447977908549</text:p>
          </table:table-cell>
          <table:table-cell office:value-type="float" office:value="0.0199518423152882" calcext:value-type="float">
            <text:p>0.0199518423152882</text:p>
          </table:table-cell>
          <table:table-cell office:value-type="float" office:value="0.333180908547426" calcext:value-type="float">
            <text:p>0.333180908547426</text:p>
          </table:table-cell>
          <table:table-cell office:value-type="float" office:value="0.142277603295932" calcext:value-type="float">
            <text:p>0.142277603295932</text:p>
          </table:table-cell>
          <table:table-cell office:value-type="float" office:value="0.312316437567458" calcext:value-type="float">
            <text:p>0.312316437567458</text:p>
          </table:table-cell>
          <table:table-cell office:value-type="float" office:value="0.311724430549644" calcext:value-type="float">
            <text:p>0.311724430549644</text:p>
          </table:table-cell>
          <table:table-cell office:value-type="float" office:value="0.0235118078219989" calcext:value-type="float">
            <text:p>0.0235118078219989</text:p>
          </table:table-cell>
          <table:table-cell office:value-type="float" office:value="0.647796298793155" calcext:value-type="float">
            <text:p>0.647796298793155</text:p>
          </table:table-cell>
          <table:table-cell office:value-type="float" office:value="0.759962272595973" calcext:value-type="float">
            <text:p>0.759962272595973</text:p>
          </table:table-cell>
        </table:table-row>
        <table:table-row table:style-name="ro1">
          <table:table-cell/>
          <table:table-cell office:value-type="float" office:value="0.461700574750805" calcext:value-type="float">
            <text:p>0.461700574750805</text:p>
          </table:table-cell>
          <table:table-cell office:value-type="float" office:value="0.89498431425286" calcext:value-type="float">
            <text:p>0.89498431425286</text:p>
          </table:table-cell>
          <table:table-cell office:value-type="float" office:value="0.344281336996324" calcext:value-type="float">
            <text:p>0.344281336996324</text:p>
          </table:table-cell>
          <table:table-cell office:value-type="float" office:value="0.406545115727786" calcext:value-type="float">
            <text:p>0.406545115727786</text:p>
          </table:table-cell>
          <table:table-cell office:value-type="float" office:value="0.238275916216668" calcext:value-type="float">
            <text:p>0.238275916216668</text:p>
          </table:table-cell>
          <table:table-cell office:value-type="float" office:value="0.215256481116254" calcext:value-type="float">
            <text:p>0.215256481116254</text:p>
          </table:table-cell>
          <table:table-cell office:value-type="float" office:value="0.925785524005765" calcext:value-type="float">
            <text:p>0.925785524005765</text:p>
          </table:table-cell>
          <table:table-cell office:value-type="float" office:value="0.165757808630994" calcext:value-type="float">
            <text:p>0.165757808630994</text:p>
          </table:table-cell>
          <table:table-cell office:value-type="float" office:value="0.606980478864931" calcext:value-type="float">
            <text:p>0.606980478864931</text:p>
          </table:table-cell>
          <table:table-cell office:value-type="float" office:value="0.442804930682484" calcext:value-type="float">
            <text:p>0.442804930682484</text:p>
          </table:table-cell>
          <table:table-cell office:value-type="float" office:value="0.318449631149551" calcext:value-type="float">
            <text:p>0.318449631149551</text:p>
          </table:table-cell>
          <table:table-cell office:value-type="float" office:value="0.37624930186764" calcext:value-type="float">
            <text:p>0.37624930186764</text:p>
          </table:table-cell>
          <table:table-cell office:value-type="float" office:value="0.652541513464871" calcext:value-type="float">
            <text:p>0.652541513464871</text:p>
          </table:table-cell>
          <table:table-cell office:value-type="float" office:value="0.363423210997925" calcext:value-type="float">
            <text:p>0.363423210997925</text:p>
          </table:table-cell>
          <table:table-cell office:value-type="float" office:value="0.0965068609326755" calcext:value-type="float">
            <text:p>0.0965068609326755</text:p>
          </table:table-cell>
          <table:table-cell office:value-type="float" office:value="0.183091171805266" calcext:value-type="float">
            <text:p>0.183091171805266</text:p>
          </table:table-cell>
          <table:table-cell office:value-type="float" office:value="0.810822655890407" calcext:value-type="float">
            <text:p>0.810822655890407</text:p>
          </table:table-cell>
          <table:table-cell office:value-type="float" office:value="0.634820839287569" calcext:value-type="float">
            <text:p>0.634820839287569</text:p>
          </table:table-cell>
          <table:table-cell office:value-type="float" office:value="0.767477032865885" calcext:value-type="float">
            <text:p>0.767477032865885</text:p>
          </table:table-cell>
          <table:table-cell office:value-type="float" office:value="0.68473147030627" calcext:value-type="float">
            <text:p>0.68473147030627</text:p>
          </table:table-cell>
        </table:table-row>
        <table:table-row table:style-name="ro1">
          <table:table-cell/>
          <table:table-cell office:value-type="float" office:value="0.013843990048146" calcext:value-type="float">
            <text:p>0.013843990048146</text:p>
          </table:table-cell>
          <table:table-cell office:value-type="float" office:value="0.927058047671233" calcext:value-type="float">
            <text:p>0.927058047671233</text:p>
          </table:table-cell>
          <table:table-cell office:value-type="float" office:value="0.786039952670515" calcext:value-type="float">
            <text:p>0.786039952670515</text:p>
          </table:table-cell>
          <table:table-cell office:value-type="float" office:value="0.591656878647757" calcext:value-type="float">
            <text:p>0.591656878647757</text:p>
          </table:table-cell>
          <table:table-cell office:value-type="float" office:value="0.703610619721158" calcext:value-type="float">
            <text:p>0.703610619721158</text:p>
          </table:table-cell>
          <table:table-cell office:value-type="float" office:value="0.379734734849585" calcext:value-type="float">
            <text:p>0.379734734849585</text:p>
          </table:table-cell>
          <table:table-cell office:value-type="float" office:value="0.245506844375239" calcext:value-type="float">
            <text:p>0.245506844375239</text:p>
          </table:table-cell>
          <table:table-cell office:value-type="float" office:value="0.0348335739974696" calcext:value-type="float">
            <text:p>0.0348335739974696</text:p>
          </table:table-cell>
          <table:table-cell office:value-type="float" office:value="0.430676250831915" calcext:value-type="float">
            <text:p>0.430676250831915</text:p>
          </table:table-cell>
          <table:table-cell office:value-type="float" office:value="0.304657143657098" calcext:value-type="float">
            <text:p>0.304657143657098</text:p>
          </table:table-cell>
          <table:table-cell office:value-type="float" office:value="0.902138204257197" calcext:value-type="float">
            <text:p>0.902138204257197</text:p>
          </table:table-cell>
          <table:table-cell office:value-type="float" office:value="0.184436071419503" calcext:value-type="float">
            <text:p>0.184436071419503</text:p>
          </table:table-cell>
          <table:table-cell office:value-type="float" office:value="0.965101399260186" calcext:value-type="float">
            <text:p>0.965101399260186</text:p>
          </table:table-cell>
          <table:table-cell office:value-type="float" office:value="0.295588931235644" calcext:value-type="float">
            <text:p>0.295588931235644</text:p>
          </table:table-cell>
          <table:table-cell office:value-type="float" office:value="0.759566103817042" calcext:value-type="float">
            <text:p>0.759566103817042</text:p>
          </table:table-cell>
          <table:table-cell office:value-type="float" office:value="0.399191071915995" calcext:value-type="float">
            <text:p>0.399191071915995</text:p>
          </table:table-cell>
          <table:table-cell office:value-type="float" office:value="0.64245712716974" calcext:value-type="float">
            <text:p>0.64245712716974</text:p>
          </table:table-cell>
          <table:table-cell office:value-type="float" office:value="0.088833500368772" calcext:value-type="float">
            <text:p>0.088833500368772</text:p>
          </table:table-cell>
          <table:table-cell office:value-type="float" office:value="0.689719146719508" calcext:value-type="float">
            <text:p>0.689719146719508</text:p>
          </table:table-cell>
          <table:table-cell office:value-type="float" office:value="0.0674013838438184" calcext:value-type="float">
            <text:p>0.0674013838438184</text:p>
          </table:table-cell>
        </table:table-row>
        <table:table-row table:style-name="ro1">
          <table:table-cell/>
          <table:table-cell office:value-type="float" office:value="0.835814559972618" calcext:value-type="float">
            <text:p>0.835814559972618</text:p>
          </table:table-cell>
          <table:table-cell office:value-type="float" office:value="0.997027203117493" calcext:value-type="float">
            <text:p>0.997027203117493</text:p>
          </table:table-cell>
          <table:table-cell office:value-type="float" office:value="0.958552169906781" calcext:value-type="float">
            <text:p>0.958552169906781</text:p>
          </table:table-cell>
          <table:table-cell office:value-type="float" office:value="0.317385521615824" calcext:value-type="float">
            <text:p>0.317385521615824</text:p>
          </table:table-cell>
          <table:table-cell office:value-type="float" office:value="0.0652900558490038" calcext:value-type="float">
            <text:p>0.0652900558490038</text:p>
          </table:table-cell>
          <table:table-cell office:value-type="float" office:value="0.898417906575197" calcext:value-type="float">
            <text:p>0.898417906575197</text:p>
          </table:table-cell>
          <table:table-cell office:value-type="float" office:value="0.361934459755326" calcext:value-type="float">
            <text:p>0.361934459755326</text:p>
          </table:table-cell>
          <table:table-cell office:value-type="float" office:value="0.348381715492338" calcext:value-type="float">
            <text:p>0.348381715492338</text:p>
          </table:table-cell>
          <table:table-cell office:value-type="float" office:value="0.462767782661512" calcext:value-type="float">
            <text:p>0.462767782661512</text:p>
          </table:table-cell>
          <table:table-cell office:value-type="float" office:value="0.115938501503467" calcext:value-type="float">
            <text:p>0.115938501503467</text:p>
          </table:table-cell>
          <table:table-cell office:value-type="float" office:value="0.898339223386098" calcext:value-type="float">
            <text:p>0.898339223386098</text:p>
          </table:table-cell>
          <table:table-cell office:value-type="float" office:value="0.409720522004805" calcext:value-type="float">
            <text:p>0.409720522004805</text:p>
          </table:table-cell>
          <table:table-cell office:value-type="float" office:value="0.134846137704952" calcext:value-type="float">
            <text:p>0.134846137704952</text:p>
          </table:table-cell>
          <table:table-cell office:value-type="float" office:value="0.413666951691084" calcext:value-type="float">
            <text:p>0.413666951691084</text:p>
          </table:table-cell>
          <table:table-cell office:value-type="float" office:value="0.637115095027182" calcext:value-type="float">
            <text:p>0.637115095027182</text:p>
          </table:table-cell>
          <table:table-cell office:value-type="float" office:value="0.706952903823923" calcext:value-type="float">
            <text:p>0.706952903823923</text:p>
          </table:table-cell>
          <table:table-cell office:value-type="float" office:value="0.414033341080334" calcext:value-type="float">
            <text:p>0.414033341080334</text:p>
          </table:table-cell>
          <table:table-cell office:value-type="float" office:value="0.151741486657283" calcext:value-type="float">
            <text:p>0.151741486657283</text:p>
          </table:table-cell>
          <table:table-cell office:value-type="float" office:value="0.566052784759637" calcext:value-type="float">
            <text:p>0.566052784759637</text:p>
          </table:table-cell>
          <table:table-cell office:value-type="float" office:value="0.0487021453397631" calcext:value-type="float">
            <text:p>0.0487021453397631</text:p>
          </table:table-cell>
        </table:table-row>
        <table:table-row table:style-name="ro1">
          <table:table-cell/>
          <table:table-cell office:value-type="float" office:value="0.367938196767542" calcext:value-type="float">
            <text:p>0.367938196767542</text:p>
          </table:table-cell>
          <table:table-cell office:value-type="float" office:value="0.453354170021567" calcext:value-type="float">
            <text:p>0.453354170021567</text:p>
          </table:table-cell>
          <table:table-cell office:value-type="float" office:value="0.0940454356139496" calcext:value-type="float">
            <text:p>0.0940454356139496</text:p>
          </table:table-cell>
          <table:table-cell office:value-type="float" office:value="0.272760398938302" calcext:value-type="float">
            <text:p>0.272760398938302</text:p>
          </table:table-cell>
          <table:table-cell office:value-type="float" office:value="0.671885300229346" calcext:value-type="float">
            <text:p>0.671885300229346</text:p>
          </table:table-cell>
          <table:table-cell office:value-type="float" office:value="0.508202843338918" calcext:value-type="float">
            <text:p>0.508202843338918</text:p>
          </table:table-cell>
          <table:table-cell office:value-type="float" office:value="0.476249065934126" calcext:value-type="float">
            <text:p>0.476249065934126</text:p>
          </table:table-cell>
          <table:table-cell office:value-type="float" office:value="0.686198623800938" calcext:value-type="float">
            <text:p>0.686198623800938</text:p>
          </table:table-cell>
          <table:table-cell office:value-type="float" office:value="0.767091070953197" calcext:value-type="float">
            <text:p>0.767091070953197</text:p>
          </table:table-cell>
          <table:table-cell office:value-type="float" office:value="0.379154294059779" calcext:value-type="float">
            <text:p>0.379154294059779</text:p>
          </table:table-cell>
          <table:table-cell office:value-type="float" office:value="0.975762762429901" calcext:value-type="float">
            <text:p>0.975762762429901</text:p>
          </table:table-cell>
          <table:table-cell office:value-type="float" office:value="0.548079929077498" calcext:value-type="float">
            <text:p>0.548079929077498</text:p>
          </table:table-cell>
          <table:table-cell office:value-type="float" office:value="0.572146706407269" calcext:value-type="float">
            <text:p>0.572146706407269</text:p>
          </table:table-cell>
          <table:table-cell office:value-type="float" office:value="0.53545313591966" calcext:value-type="float">
            <text:p>0.53545313591966</text:p>
          </table:table-cell>
          <table:table-cell office:value-type="float" office:value="0.839565816346234" calcext:value-type="float">
            <text:p>0.839565816346234</text:p>
          </table:table-cell>
          <table:table-cell office:value-type="float" office:value="0.709749403660395" calcext:value-type="float">
            <text:p>0.709749403660395</text:p>
          </table:table-cell>
          <table:table-cell office:value-type="float" office:value="0.963626563355102" calcext:value-type="float">
            <text:p>0.963626563355102</text:p>
          </table:table-cell>
          <table:table-cell office:value-type="float" office:value="0.165827450545509" calcext:value-type="float">
            <text:p>0.165827450545509</text:p>
          </table:table-cell>
          <table:table-cell office:value-type="float" office:value="0.195222200969537" calcext:value-type="float">
            <text:p>0.195222200969537</text:p>
          </table:table-cell>
          <table:table-cell office:value-type="float" office:value="0.671286303606864" calcext:value-type="float">
            <text:p>0.671286303606864</text:p>
          </table:table-cell>
        </table:table-row>
        <table:table-row table:style-name="ro1">
          <table:table-cell/>
          <table:table-cell office:value-type="float" office:value="0.545092314985888" calcext:value-type="float">
            <text:p>0.545092314985888</text:p>
          </table:table-cell>
          <table:table-cell office:value-type="float" office:value="0.356335948842903" calcext:value-type="float">
            <text:p>0.356335948842903</text:p>
          </table:table-cell>
          <table:table-cell office:value-type="float" office:value="0.229482791636406" calcext:value-type="float">
            <text:p>0.229482791636406</text:p>
          </table:table-cell>
          <table:table-cell office:value-type="float" office:value="0.724135716991504" calcext:value-type="float">
            <text:p>0.724135716991504</text:p>
          </table:table-cell>
          <table:table-cell office:value-type="float" office:value="0.840524105120692" calcext:value-type="float">
            <text:p>0.840524105120692</text:p>
          </table:table-cell>
          <table:table-cell office:value-type="float" office:value="0.888109467071213" calcext:value-type="float">
            <text:p>0.888109467071213</text:p>
          </table:table-cell>
          <table:table-cell office:value-type="float" office:value="0.665696148068031" calcext:value-type="float">
            <text:p>0.665696148068031</text:p>
          </table:table-cell>
          <table:table-cell office:value-type="float" office:value="0.46859512122638" calcext:value-type="float">
            <text:p>0.46859512122638</text:p>
          </table:table-cell>
          <table:table-cell office:value-type="float" office:value="0.131939325848339" calcext:value-type="float">
            <text:p>0.131939325848339</text:p>
          </table:table-cell>
          <table:table-cell office:value-type="float" office:value="0.544169825326912" calcext:value-type="float">
            <text:p>0.544169825326912</text:p>
          </table:table-cell>
          <table:table-cell office:value-type="float" office:value="0.749328954345061" calcext:value-type="float">
            <text:p>0.749328954345061</text:p>
          </table:table-cell>
          <table:table-cell office:value-type="float" office:value="0.158428287621631" calcext:value-type="float">
            <text:p>0.158428287621631</text:p>
          </table:table-cell>
          <table:table-cell office:value-type="float" office:value="0.528768484991459" calcext:value-type="float">
            <text:p>0.528768484991459</text:p>
          </table:table-cell>
          <table:table-cell office:value-type="float" office:value="0.0599000570546047" calcext:value-type="float">
            <text:p>0.0599000570546047</text:p>
          </table:table-cell>
          <table:table-cell office:value-type="float" office:value="0.806432325734374" calcext:value-type="float">
            <text:p>0.806432325734374</text:p>
          </table:table-cell>
          <table:table-cell office:value-type="float" office:value="0.472488076640882" calcext:value-type="float">
            <text:p>0.472488076640882</text:p>
          </table:table-cell>
          <table:table-cell office:value-type="float" office:value="0.585396713583377" calcext:value-type="float">
            <text:p>0.585396713583377</text:p>
          </table:table-cell>
          <table:table-cell office:value-type="float" office:value="0.708507575864665" calcext:value-type="float">
            <text:p>0.708507575864665</text:p>
          </table:table-cell>
          <table:table-cell office:value-type="float" office:value="0.810538883779286" calcext:value-type="float">
            <text:p>0.810538883779286</text:p>
          </table:table-cell>
          <table:table-cell office:value-type="float" office:value="0.775335803908004" calcext:value-type="float">
            <text:p>0.775335803908004</text:p>
          </table:table-cell>
        </table:table-row>
        <table:table-row table:style-name="ro1">
          <table:table-cell/>
          <table:table-cell office:value-type="float" office:value="0.854219788353915" calcext:value-type="float">
            <text:p>0.854219788353915</text:p>
          </table:table-cell>
          <table:table-cell office:value-type="float" office:value="0.267336555594894" calcext:value-type="float">
            <text:p>0.267336555594894</text:p>
          </table:table-cell>
          <table:table-cell office:value-type="float" office:value="0.0490337908642444" calcext:value-type="float">
            <text:p>0.0490337908642444</text:p>
          </table:table-cell>
          <table:table-cell office:value-type="float" office:value="0.67689547558267" calcext:value-type="float">
            <text:p>0.67689547558267</text:p>
          </table:table-cell>
          <table:table-cell office:value-type="float" office:value="0.545506334266547" calcext:value-type="float">
            <text:p>0.545506334266547</text:p>
          </table:table-cell>
          <table:table-cell office:value-type="float" office:value="0.828810180636484" calcext:value-type="float">
            <text:p>0.828810180636484</text:p>
          </table:table-cell>
          <table:table-cell office:value-type="float" office:value="0.577688513994204" calcext:value-type="float">
            <text:p>0.577688513994204</text:p>
          </table:table-cell>
          <table:table-cell office:value-type="float" office:value="0.428968605552398" calcext:value-type="float">
            <text:p>0.428968605552398</text:p>
          </table:table-cell>
          <table:table-cell office:value-type="float" office:value="0.783991325104782" calcext:value-type="float">
            <text:p>0.783991325104782</text:p>
          </table:table-cell>
          <table:table-cell office:value-type="float" office:value="0.278827067557823" calcext:value-type="float">
            <text:p>0.278827067557823</text:p>
          </table:table-cell>
          <table:table-cell office:value-type="float" office:value="0.456879929224902" calcext:value-type="float">
            <text:p>0.456879929224902</text:p>
          </table:table-cell>
          <table:table-cell office:value-type="float" office:value="0.19626324665977" calcext:value-type="float">
            <text:p>0.19626324665977</text:p>
          </table:table-cell>
          <table:table-cell office:value-type="float" office:value="0.276176143941461" calcext:value-type="float">
            <text:p>0.276176143941461</text:p>
          </table:table-cell>
          <table:table-cell office:value-type="float" office:value="0.844923362600377" calcext:value-type="float">
            <text:p>0.844923362600377</text:p>
          </table:table-cell>
          <table:table-cell office:value-type="float" office:value="0.217415451657819" calcext:value-type="float">
            <text:p>0.217415451657819</text:p>
          </table:table-cell>
          <table:table-cell office:value-type="float" office:value="0.71776376811462" calcext:value-type="float">
            <text:p>0.71776376811462</text:p>
          </table:table-cell>
          <table:table-cell office:value-type="float" office:value="0.486289563664544" calcext:value-type="float">
            <text:p>0.486289563664544</text:p>
          </table:table-cell>
          <table:table-cell office:value-type="float" office:value="0.575511634076684" calcext:value-type="float">
            <text:p>0.575511634076684</text:p>
          </table:table-cell>
          <table:table-cell office:value-type="float" office:value="0.424069730433362" calcext:value-type="float">
            <text:p>0.424069730433362</text:p>
          </table:table-cell>
          <table:table-cell office:value-type="float" office:value="0.149104081037772" calcext:value-type="float">
            <text:p>0.149104081037772</text:p>
          </table:table-cell>
        </table:table-row>
        <table:table-row table:style-name="ro1">
          <table:table-cell/>
          <table:table-cell office:value-type="float" office:value="0.356549059028908" calcext:value-type="float">
            <text:p>0.356549059028908</text:p>
          </table:table-cell>
          <table:table-cell office:value-type="float" office:value="0.0582771976000625" calcext:value-type="float">
            <text:p>0.0582771976000625</text:p>
          </table:table-cell>
          <table:table-cell office:value-type="float" office:value="0.686968785948098" calcext:value-type="float">
            <text:p>0.686968785948098</text:p>
          </table:table-cell>
          <table:table-cell office:value-type="float" office:value="0.336273534230144" calcext:value-type="float">
            <text:p>0.336273534230144</text:p>
          </table:table-cell>
          <table:table-cell office:value-type="float" office:value="0.492133116708745" calcext:value-type="float">
            <text:p>0.492133116708745</text:p>
          </table:table-cell>
          <table:table-cell office:value-type="float" office:value="0.9133303492185" calcext:value-type="float">
            <text:p>0.9133303492185</text:p>
          </table:table-cell>
          <table:table-cell office:value-type="float" office:value="0.350467643958213" calcext:value-type="float">
            <text:p>0.350467643958213</text:p>
          </table:table-cell>
          <table:table-cell office:value-type="float" office:value="0.00212195422017214" calcext:value-type="float">
            <text:p>0.00212195422017214</text:p>
          </table:table-cell>
          <table:table-cell office:value-type="float" office:value="0.401473832468008" calcext:value-type="float">
            <text:p>0.401473832468008</text:p>
          </table:table-cell>
          <table:table-cell office:value-type="float" office:value="0.663200048090315" calcext:value-type="float">
            <text:p>0.663200048090315</text:p>
          </table:table-cell>
          <table:table-cell office:value-type="float" office:value="0.572564906050254" calcext:value-type="float">
            <text:p>0.572564906050254</text:p>
          </table:table-cell>
          <table:table-cell office:value-type="float" office:value="0.645415091694562" calcext:value-type="float">
            <text:p>0.645415091694562</text:p>
          </table:table-cell>
          <table:table-cell office:value-type="float" office:value="0.0256242507634863" calcext:value-type="float">
            <text:p>0.0256242507634863</text:p>
          </table:table-cell>
          <table:table-cell office:value-type="float" office:value="0.142759920959092" calcext:value-type="float">
            <text:p>0.142759920959092</text:p>
          </table:table-cell>
          <table:table-cell office:value-type="float" office:value="0.908078865226672" calcext:value-type="float">
            <text:p>0.908078865226672</text:p>
          </table:table-cell>
          <table:table-cell office:value-type="float" office:value="0.979738664460007" calcext:value-type="float">
            <text:p>0.979738664460007</text:p>
          </table:table-cell>
          <table:table-cell office:value-type="float" office:value="0.411648306412681" calcext:value-type="float">
            <text:p>0.411648306412681</text:p>
          </table:table-cell>
          <table:table-cell office:value-type="float" office:value="0.177216451927056" calcext:value-type="float">
            <text:p>0.177216451927056</text:p>
          </table:table-cell>
          <table:table-cell office:value-type="float" office:value="0.0883629569095632" calcext:value-type="float">
            <text:p>0.0883629569095632</text:p>
          </table:table-cell>
          <table:table-cell office:value-type="float" office:value="0.151344663012927" calcext:value-type="float">
            <text:p>0.151344663012927</text:p>
          </table:table-cell>
        </table:table-row>
        <table:table-row table:style-name="ro1">
          <table:table-cell/>
          <table:table-cell office:value-type="float" office:value="0.0209837489594896" calcext:value-type="float">
            <text:p>0.0209837489594896</text:p>
          </table:table-cell>
          <table:table-cell office:value-type="float" office:value="0.176790098258439" calcext:value-type="float">
            <text:p>0.176790098258439</text:p>
          </table:table-cell>
          <table:table-cell office:value-type="float" office:value="0.61728035932713" calcext:value-type="float">
            <text:p>0.61728035932713</text:p>
          </table:table-cell>
          <table:table-cell office:value-type="float" office:value="0.763745065913654" calcext:value-type="float">
            <text:p>0.763745065913654</text:p>
          </table:table-cell>
          <table:table-cell office:value-type="float" office:value="0.481373740638166" calcext:value-type="float">
            <text:p>0.481373740638166</text:p>
          </table:table-cell>
          <table:table-cell office:value-type="float" office:value="0.740152257309719" calcext:value-type="float">
            <text:p>0.740152257309719</text:p>
          </table:table-cell>
          <table:table-cell office:value-type="float" office:value="0.382492862499717" calcext:value-type="float">
            <text:p>0.382492862499717</text:p>
          </table:table-cell>
          <table:table-cell office:value-type="float" office:value="0.0685027504222491" calcext:value-type="float">
            <text:p>0.0685027504222491</text:p>
          </table:table-cell>
          <table:table-cell office:value-type="float" office:value="0.289857756535844" calcext:value-type="float">
            <text:p>0.289857756535844</text:p>
          </table:table-cell>
          <table:table-cell office:value-type="float" office:value="0.750682329935405" calcext:value-type="float">
            <text:p>0.750682329935405</text:p>
          </table:table-cell>
          <table:table-cell office:value-type="float" office:value="0.065785415822625" calcext:value-type="float">
            <text:p>0.065785415822625</text:p>
          </table:table-cell>
          <table:table-cell office:value-type="float" office:value="0.720944409848359" calcext:value-type="float">
            <text:p>0.720944409848359</text:p>
          </table:table-cell>
          <table:table-cell office:value-type="float" office:value="0.725137771951997" calcext:value-type="float">
            <text:p>0.725137771951997</text:p>
          </table:table-cell>
          <table:table-cell office:value-type="float" office:value="0.0341835124549421" calcext:value-type="float">
            <text:p>0.0341835124549421</text:p>
          </table:table-cell>
          <table:table-cell office:value-type="float" office:value="0.976043529556245" calcext:value-type="float">
            <text:p>0.976043529556245</text:p>
          </table:table-cell>
          <table:table-cell office:value-type="float" office:value="0.436775315413867" calcext:value-type="float">
            <text:p>0.436775315413867</text:p>
          </table:table-cell>
          <table:table-cell office:value-type="float" office:value="0.948341575689035" calcext:value-type="float">
            <text:p>0.948341575689035</text:p>
          </table:table-cell>
          <table:table-cell office:value-type="float" office:value="0.506072081502262" calcext:value-type="float">
            <text:p>0.506072081502262</text:p>
          </table:table-cell>
          <table:table-cell office:value-type="float" office:value="0.547054325614575" calcext:value-type="float">
            <text:p>0.547054325614575</text:p>
          </table:table-cell>
          <table:table-cell office:value-type="float" office:value="0.238661925127843" calcext:value-type="float">
            <text:p>0.238661925127843</text:p>
          </table:table-cell>
        </table:table-row>
        <table:table-row table:style-name="ro1">
          <table:table-cell/>
          <table:table-cell office:value-type="float" office:value="0.0663305772979038" calcext:value-type="float">
            <text:p>0.0663305772979038</text:p>
          </table:table-cell>
          <table:table-cell office:value-type="float" office:value="0.0809241738303848" calcext:value-type="float">
            <text:p>0.0809241738303848</text:p>
          </table:table-cell>
          <table:table-cell office:value-type="float" office:value="0.819931235638309" calcext:value-type="float">
            <text:p>0.819931235638309</text:p>
          </table:table-cell>
          <table:table-cell office:value-type="float" office:value="0.727135073727734" calcext:value-type="float">
            <text:p>0.727135073727734</text:p>
          </table:table-cell>
          <table:table-cell office:value-type="float" office:value="0.979325583311012" calcext:value-type="float">
            <text:p>0.979325583311012</text:p>
          </table:table-cell>
          <table:table-cell office:value-type="float" office:value="0.520658622436822" calcext:value-type="float">
            <text:p>0.520658622436822</text:p>
          </table:table-cell>
          <table:table-cell office:value-type="float" office:value="0.802985717679859" calcext:value-type="float">
            <text:p>0.802985717679859</text:p>
          </table:table-cell>
          <table:table-cell office:value-type="float" office:value="0.838203773720618" calcext:value-type="float">
            <text:p>0.838203773720618</text:p>
          </table:table-cell>
          <table:table-cell office:value-type="float" office:value="0.839886280297941" calcext:value-type="float">
            <text:p>0.839886280297941</text:p>
          </table:table-cell>
          <table:table-cell office:value-type="float" office:value="0.90954413555789" calcext:value-type="float">
            <text:p>0.90954413555789</text:p>
          </table:table-cell>
          <table:table-cell office:value-type="float" office:value="0.157363457326794" calcext:value-type="float">
            <text:p>0.157363457326794</text:p>
          </table:table-cell>
          <table:table-cell office:value-type="float" office:value="0.339681012513849" calcext:value-type="float">
            <text:p>0.339681012513849</text:p>
          </table:table-cell>
          <table:table-cell office:value-type="float" office:value="0.0237069720284117" calcext:value-type="float">
            <text:p>0.0237069720284117</text:p>
          </table:table-cell>
          <table:table-cell office:value-type="float" office:value="0.212207003831315" calcext:value-type="float">
            <text:p>0.212207003831315</text:p>
          </table:table-cell>
          <table:table-cell office:value-type="float" office:value="0.33732210366069" calcext:value-type="float">
            <text:p>0.33732210366069</text:p>
          </table:table-cell>
          <table:table-cell office:value-type="float" office:value="0.562940050059187" calcext:value-type="float">
            <text:p>0.562940050059187</text:p>
          </table:table-cell>
          <table:table-cell office:value-type="float" office:value="0.144326556538139" calcext:value-type="float">
            <text:p>0.144326556538139</text:p>
          </table:table-cell>
          <table:table-cell office:value-type="float" office:value="0.197876147447898" calcext:value-type="float">
            <text:p>0.197876147447898</text:p>
          </table:table-cell>
          <table:table-cell office:value-type="float" office:value="0.740613654802957" calcext:value-type="float">
            <text:p>0.740613654802957</text:p>
          </table:table-cell>
          <table:table-cell office:value-type="float" office:value="0.0807058017665111" calcext:value-type="float">
            <text:p>0.0807058017665111</text:p>
          </table:table-cell>
        </table:table-row>
        <table:table-row table:style-name="ro1">
          <table:table-cell/>
          <table:table-cell office:value-type="float" office:value="0.797776273731347" calcext:value-type="float">
            <text:p>0.797776273731347</text:p>
          </table:table-cell>
          <table:table-cell office:value-type="float" office:value="0.129157597143304" calcext:value-type="float">
            <text:p>0.129157597143304</text:p>
          </table:table-cell>
          <table:table-cell office:value-type="float" office:value="0.991448470234173" calcext:value-type="float">
            <text:p>0.991448470234173</text:p>
          </table:table-cell>
          <table:table-cell office:value-type="float" office:value="0.301496612321836" calcext:value-type="float">
            <text:p>0.301496612321836</text:p>
          </table:table-cell>
          <table:table-cell office:value-type="float" office:value="0.183858585383043" calcext:value-type="float">
            <text:p>0.183858585383043</text:p>
          </table:table-cell>
          <table:table-cell office:value-type="float" office:value="0.35582408337691" calcext:value-type="float">
            <text:p>0.35582408337691</text:p>
          </table:table-cell>
          <table:table-cell office:value-type="float" office:value="0.187964589585711" calcext:value-type="float">
            <text:p>0.187964589585711</text:p>
          </table:table-cell>
          <table:table-cell office:value-type="float" office:value="0.739028623393299" calcext:value-type="float">
            <text:p>0.739028623393299</text:p>
          </table:table-cell>
          <table:table-cell office:value-type="float" office:value="0.388650819526096" calcext:value-type="float">
            <text:p>0.388650819526096</text:p>
          </table:table-cell>
          <table:table-cell office:value-type="float" office:value="0.443204594829882" calcext:value-type="float">
            <text:p>0.443204594829882</text:p>
          </table:table-cell>
          <table:table-cell office:value-type="float" office:value="0.565492699127144" calcext:value-type="float">
            <text:p>0.565492699127144</text:p>
          </table:table-cell>
          <table:table-cell office:value-type="float" office:value="0.725171145374721" calcext:value-type="float">
            <text:p>0.725171145374721</text:p>
          </table:table-cell>
          <table:table-cell office:value-type="float" office:value="0.715267710908701" calcext:value-type="float">
            <text:p>0.715267710908701</text:p>
          </table:table-cell>
          <table:table-cell office:value-type="float" office:value="0.688813053755322" calcext:value-type="float">
            <text:p>0.688813053755322</text:p>
          </table:table-cell>
          <table:table-cell office:value-type="float" office:value="0.330436156713897" calcext:value-type="float">
            <text:p>0.330436156713897</text:p>
          </table:table-cell>
          <table:table-cell office:value-type="float" office:value="0.321540408557612" calcext:value-type="float">
            <text:p>0.321540408557612</text:p>
          </table:table-cell>
          <table:table-cell office:value-type="float" office:value="0.504445818131335" calcext:value-type="float">
            <text:p>0.504445818131335</text:p>
          </table:table-cell>
          <table:table-cell office:value-type="float" office:value="0.845507876313251" calcext:value-type="float">
            <text:p>0.845507876313251</text:p>
          </table:table-cell>
          <table:table-cell office:value-type="float" office:value="0.857465571194205" calcext:value-type="float">
            <text:p>0.857465571194205</text:p>
          </table:table-cell>
          <table:table-cell office:value-type="float" office:value="0.190948367667986" calcext:value-type="float">
            <text:p>0.190948367667986</text:p>
          </table:table-cell>
        </table:table-row>
        <table:table-row table:style-name="ro1">
          <table:table-cell/>
          <table:table-cell office:value-type="float" office:value="0.430662359712292" calcext:value-type="float">
            <text:p>0.430662359712292</text:p>
          </table:table-cell>
          <table:table-cell office:value-type="float" office:value="0.742542172074838" calcext:value-type="float">
            <text:p>0.742542172074838</text:p>
          </table:table-cell>
          <table:table-cell office:value-type="float" office:value="0.551992294765254" calcext:value-type="float">
            <text:p>0.551992294765254</text:p>
          </table:table-cell>
          <table:table-cell office:value-type="float" office:value="0.290847464023596" calcext:value-type="float">
            <text:p>0.290847464023596</text:p>
          </table:table-cell>
          <table:table-cell office:value-type="float" office:value="0.207611529230697" calcext:value-type="float">
            <text:p>0.207611529230697</text:p>
          </table:table-cell>
          <table:table-cell office:value-type="float" office:value="0.301026852854079" calcext:value-type="float">
            <text:p>0.301026852854079</text:p>
          </table:table-cell>
          <table:table-cell office:value-type="float" office:value="0.500478501815566" calcext:value-type="float">
            <text:p>0.500478501815566</text:p>
          </table:table-cell>
          <table:table-cell office:value-type="float" office:value="0.989929364773634" calcext:value-type="float">
            <text:p>0.989929364773634</text:p>
          </table:table-cell>
          <table:table-cell office:value-type="float" office:value="0.693743481194209" calcext:value-type="float">
            <text:p>0.693743481194209</text:p>
          </table:table-cell>
          <table:table-cell office:value-type="float" office:value="0.0967382177681977" calcext:value-type="float">
            <text:p>0.0967382177681977</text:p>
          </table:table-cell>
          <table:table-cell office:value-type="float" office:value="0.46244246135573" calcext:value-type="float">
            <text:p>0.46244246135573</text:p>
          </table:table-cell>
          <table:table-cell office:value-type="float" office:value="0.920384915870215" calcext:value-type="float">
            <text:p>0.920384915870215</text:p>
          </table:table-cell>
          <table:table-cell office:value-type="float" office:value="0.514775822103678" calcext:value-type="float">
            <text:p>0.514775822103678</text:p>
          </table:table-cell>
          <table:table-cell office:value-type="float" office:value="0.829246691198091" calcext:value-type="float">
            <text:p>0.829246691198091</text:p>
          </table:table-cell>
          <table:table-cell office:value-type="float" office:value="0.378535051445985" calcext:value-type="float">
            <text:p>0.378535051445985</text:p>
          </table:table-cell>
          <table:table-cell office:value-type="float" office:value="0.0391733754172118" calcext:value-type="float">
            <text:p>0.0391733754172118</text:p>
          </table:table-cell>
          <table:table-cell office:value-type="float" office:value="0.754147760811699" calcext:value-type="float">
            <text:p>0.754147760811699</text:p>
          </table:table-cell>
          <table:table-cell office:value-type="float" office:value="0.731634293712186" calcext:value-type="float">
            <text:p>0.731634293712186</text:p>
          </table:table-cell>
          <table:table-cell office:value-type="float" office:value="0.350619614203457" calcext:value-type="float">
            <text:p>0.350619614203457</text:p>
          </table:table-cell>
          <table:table-cell office:value-type="float" office:value="0.842120742012046" calcext:value-type="float">
            <text:p>0.842120742012046</text:p>
          </table:table-cell>
        </table:table-row>
        <table:table-row table:style-name="ro1">
          <table:table-cell/>
          <table:table-cell office:value-type="float" office:value="0.346985449822898" calcext:value-type="float">
            <text:p>0.346985449822898</text:p>
          </table:table-cell>
          <table:table-cell office:value-type="float" office:value="0.459445232467756" calcext:value-type="float">
            <text:p>0.459445232467756</text:p>
          </table:table-cell>
          <table:table-cell office:value-type="float" office:value="0.994307357069085" calcext:value-type="float">
            <text:p>0.994307357069085</text:p>
          </table:table-cell>
          <table:table-cell office:value-type="float" office:value="0.252772049166052" calcext:value-type="float">
            <text:p>0.252772049166052</text:p>
          </table:table-cell>
          <table:table-cell office:value-type="float" office:value="0.581795109105418" calcext:value-type="float">
            <text:p>0.581795109105418</text:p>
          </table:table-cell>
          <table:table-cell office:value-type="float" office:value="0.0135363497401614" calcext:value-type="float">
            <text:p>0.0135363497401614</text:p>
          </table:table-cell>
          <table:table-cell office:value-type="float" office:value="0.34552231628939" calcext:value-type="float">
            <text:p>0.34552231628939</text:p>
          </table:table-cell>
          <table:table-cell office:value-type="float" office:value="0.665591890457765" calcext:value-type="float">
            <text:p>0.665591890457765</text:p>
          </table:table-cell>
          <table:table-cell office:value-type="float" office:value="0.135496719953231" calcext:value-type="float">
            <text:p>0.135496719953231</text:p>
          </table:table-cell>
          <table:table-cell office:value-type="float" office:value="0.557777134746355" calcext:value-type="float">
            <text:p>0.557777134746355</text:p>
          </table:table-cell>
          <table:table-cell office:value-type="float" office:value="0.574137668217942" calcext:value-type="float">
            <text:p>0.574137668217942</text:p>
          </table:table-cell>
          <table:table-cell office:value-type="float" office:value="0.299583753034869" calcext:value-type="float">
            <text:p>0.299583753034869</text:p>
          </table:table-cell>
          <table:table-cell office:value-type="float" office:value="0.934466690268079" calcext:value-type="float">
            <text:p>0.934466690268079</text:p>
          </table:table-cell>
          <table:table-cell office:value-type="float" office:value="0.351576508956522" calcext:value-type="float">
            <text:p>0.351576508956522</text:p>
          </table:table-cell>
          <table:table-cell office:value-type="float" office:value="0.485099491960965" calcext:value-type="float">
            <text:p>0.485099491960965</text:p>
          </table:table-cell>
          <table:table-cell office:value-type="float" office:value="0.77431422353442" calcext:value-type="float">
            <text:p>0.77431422353442</text:p>
          </table:table-cell>
          <table:table-cell office:value-type="float" office:value="0.240408507771778" calcext:value-type="float">
            <text:p>0.240408507771778</text:p>
          </table:table-cell>
          <table:table-cell office:value-type="float" office:value="0.564198319058726" calcext:value-type="float">
            <text:p>0.564198319058726</text:p>
          </table:table-cell>
          <table:table-cell office:value-type="float" office:value="0.0572884017705339" calcext:value-type="float">
            <text:p>0.0572884017705339</text:p>
          </table:table-cell>
          <table:table-cell office:value-type="float" office:value="0.135139037452083" calcext:value-type="float">
            <text:p>0.135139037452083</text:p>
          </table:table-cell>
        </table:table-row>
        <table:table-row table:style-name="ro1">
          <table:table-cell/>
          <table:table-cell office:value-type="float" office:value="0.0707613724849121" calcext:value-type="float">
            <text:p>0.0707613724849121</text:p>
          </table:table-cell>
          <table:table-cell office:value-type="float" office:value="0.969834734941937" calcext:value-type="float">
            <text:p>0.969834734941937</text:p>
          </table:table-cell>
          <table:table-cell office:value-type="float" office:value="0.396234084634652" calcext:value-type="float">
            <text:p>0.396234084634652</text:p>
          </table:table-cell>
          <table:table-cell office:value-type="float" office:value="0.784920625332333" calcext:value-type="float">
            <text:p>0.784920625332333</text:p>
          </table:table-cell>
          <table:table-cell office:value-type="float" office:value="0.645846208961238" calcext:value-type="float">
            <text:p>0.645846208961238</text:p>
          </table:table-cell>
          <table:table-cell office:value-type="float" office:value="0.363689050816844" calcext:value-type="float">
            <text:p>0.363689050816844</text:p>
          </table:table-cell>
          <table:table-cell office:value-type="float" office:value="0.922555288983688" calcext:value-type="float">
            <text:p>0.922555288983688</text:p>
          </table:table-cell>
          <table:table-cell office:value-type="float" office:value="0.517837272248646" calcext:value-type="float">
            <text:p>0.517837272248646</text:p>
          </table:table-cell>
          <table:table-cell office:value-type="float" office:value="0.249278541968261" calcext:value-type="float">
            <text:p>0.249278541968261</text:p>
          </table:table-cell>
          <table:table-cell office:value-type="float" office:value="0.928093310515592" calcext:value-type="float">
            <text:p>0.928093310515592</text:p>
          </table:table-cell>
          <table:table-cell office:value-type="float" office:value="0.502643598273815" calcext:value-type="float">
            <text:p>0.502643598273815</text:p>
          </table:table-cell>
          <table:table-cell office:value-type="float" office:value="0.0926430217481051" calcext:value-type="float">
            <text:p>0.0926430217481051</text:p>
          </table:table-cell>
          <table:table-cell office:value-type="float" office:value="0.754347019185928" calcext:value-type="float">
            <text:p>0.754347019185928</text:p>
          </table:table-cell>
          <table:table-cell office:value-type="float" office:value="0.62011749706699" calcext:value-type="float">
            <text:p>0.62011749706699</text:p>
          </table:table-cell>
          <table:table-cell office:value-type="float" office:value="0.554422583457424" calcext:value-type="float">
            <text:p>0.554422583457424</text:p>
          </table:table-cell>
          <table:table-cell office:value-type="float" office:value="0.495460958977347" calcext:value-type="float">
            <text:p>0.495460958977347</text:p>
          </table:table-cell>
          <table:table-cell office:value-type="float" office:value="0.579072784133369" calcext:value-type="float">
            <text:p>0.579072784133369</text:p>
          </table:table-cell>
          <table:table-cell office:value-type="float" office:value="0.562969467819977" calcext:value-type="float">
            <text:p>0.562969467819977</text:p>
          </table:table-cell>
          <table:table-cell office:value-type="float" office:value="0.608695836090067" calcext:value-type="float">
            <text:p>0.608695836090067</text:p>
          </table:table-cell>
          <table:table-cell office:value-type="float" office:value="0.917189909863745" calcext:value-type="float">
            <text:p>0.917189909863745</text:p>
          </table:table-cell>
        </table:table-row>
        <table:table-row table:style-name="ro1">
          <table:table-cell/>
          <table:table-cell office:value-type="float" office:value="0.965738210053844" calcext:value-type="float">
            <text:p>0.965738210053844</text:p>
          </table:table-cell>
          <table:table-cell office:value-type="float" office:value="0.754609033998218" calcext:value-type="float">
            <text:p>0.754609033998218</text:p>
          </table:table-cell>
          <table:table-cell office:value-type="float" office:value="0.701144510494417" calcext:value-type="float">
            <text:p>0.701144510494417</text:p>
          </table:table-cell>
          <table:table-cell office:value-type="float" office:value="0.0640881398940175" calcext:value-type="float">
            <text:p>0.0640881398940175</text:p>
          </table:table-cell>
          <table:table-cell office:value-type="float" office:value="0.725084951058298" calcext:value-type="float">
            <text:p>0.725084951058298</text:p>
          </table:table-cell>
          <table:table-cell office:value-type="float" office:value="0.64201438683803" calcext:value-type="float">
            <text:p>0.64201438683803</text:p>
          </table:table-cell>
          <table:table-cell office:value-type="float" office:value="0.666375161507562" calcext:value-type="float">
            <text:p>0.666375161507562</text:p>
          </table:table-cell>
          <table:table-cell office:value-type="float" office:value="0.671441207087836" calcext:value-type="float">
            <text:p>0.671441207087836</text:p>
          </table:table-cell>
          <table:table-cell office:value-type="float" office:value="0.0928055051636048" calcext:value-type="float">
            <text:p>0.0928055051636048</text:p>
          </table:table-cell>
          <table:table-cell office:value-type="float" office:value="0.261193408111508" calcext:value-type="float">
            <text:p>0.261193408111508</text:p>
          </table:table-cell>
          <table:table-cell office:value-type="float" office:value="0.563453882706566" calcext:value-type="float">
            <text:p>0.563453882706566</text:p>
          </table:table-cell>
          <table:table-cell office:value-type="float" office:value="0.173545532380303" calcext:value-type="float">
            <text:p>0.173545532380303</text:p>
          </table:table-cell>
          <table:table-cell office:value-type="float" office:value="0.657091703995116" calcext:value-type="float">
            <text:p>0.657091703995116</text:p>
          </table:table-cell>
          <table:table-cell office:value-type="float" office:value="0.847229055594752" calcext:value-type="float">
            <text:p>0.847229055594752</text:p>
          </table:table-cell>
          <table:table-cell office:value-type="float" office:value="0.213383047271645" calcext:value-type="float">
            <text:p>0.213383047271645</text:p>
          </table:table-cell>
          <table:table-cell office:value-type="float" office:value="0.714037495550299" calcext:value-type="float">
            <text:p>0.714037495550299</text:p>
          </table:table-cell>
          <table:table-cell office:value-type="float" office:value="0.42354182792253" calcext:value-type="float">
            <text:p>0.42354182792253</text:p>
          </table:table-cell>
          <table:table-cell office:value-type="float" office:value="0.408537029147733" calcext:value-type="float">
            <text:p>0.408537029147733</text:p>
          </table:table-cell>
          <table:table-cell office:value-type="float" office:value="0.780504447013488" calcext:value-type="float">
            <text:p>0.780504447013488</text:p>
          </table:table-cell>
          <table:table-cell office:value-type="float" office:value="0.918452645201553" calcext:value-type="float">
            <text:p>0.918452645201553</text:p>
          </table:table-cell>
        </table:table-row>
        <table:table-row table:style-name="ro1">
          <table:table-cell/>
          <table:table-cell office:value-type="float" office:value="0.40858896120095" calcext:value-type="float">
            <text:p>0.40858896120095</text:p>
          </table:table-cell>
          <table:table-cell office:value-type="float" office:value="0.710421084976228" calcext:value-type="float">
            <text:p>0.710421084976228</text:p>
          </table:table-cell>
          <table:table-cell office:value-type="float" office:value="0.617748026547409" calcext:value-type="float">
            <text:p>0.617748026547409</text:p>
          </table:table-cell>
          <table:table-cell office:value-type="float" office:value="0.153229288393307" calcext:value-type="float">
            <text:p>0.153229288393307</text:p>
          </table:table-cell>
          <table:table-cell office:value-type="float" office:value="0.640092882619677" calcext:value-type="float">
            <text:p>0.640092882619677</text:p>
          </table:table-cell>
          <table:table-cell office:value-type="float" office:value="0.0565277039098634" calcext:value-type="float">
            <text:p>0.0565277039098634</text:p>
          </table:table-cell>
          <table:table-cell office:value-type="float" office:value="0.408254771404564" calcext:value-type="float">
            <text:p>0.408254771404564</text:p>
          </table:table-cell>
          <table:table-cell office:value-type="float" office:value="0.932212394134618" calcext:value-type="float">
            <text:p>0.932212394134618</text:p>
          </table:table-cell>
          <table:table-cell office:value-type="float" office:value="0.498647710861499" calcext:value-type="float">
            <text:p>0.498647710861499</text:p>
          </table:table-cell>
          <table:table-cell office:value-type="float" office:value="0.600683489868548" calcext:value-type="float">
            <text:p>0.600683489868548</text:p>
          </table:table-cell>
          <table:table-cell office:value-type="float" office:value="0.855279665071449" calcext:value-type="float">
            <text:p>0.855279665071449</text:p>
          </table:table-cell>
          <table:table-cell office:value-type="float" office:value="0.544118234237727" calcext:value-type="float">
            <text:p>0.544118234237727</text:p>
          </table:table-cell>
          <table:table-cell office:value-type="float" office:value="0.224889715284198" calcext:value-type="float">
            <text:p>0.224889715284198</text:p>
          </table:table-cell>
          <table:table-cell office:value-type="float" office:value="0.512612395894193" calcext:value-type="float">
            <text:p>0.512612395894193</text:p>
          </table:table-cell>
          <table:table-cell office:value-type="float" office:value="0.566501531895025" calcext:value-type="float">
            <text:p>0.566501531895025</text:p>
          </table:table-cell>
          <table:table-cell office:value-type="float" office:value="0.172459885375395" calcext:value-type="float">
            <text:p>0.172459885375395</text:p>
          </table:table-cell>
          <table:table-cell office:value-type="float" office:value="0.473081010448908" calcext:value-type="float">
            <text:p>0.473081010448908</text:p>
          </table:table-cell>
          <table:table-cell office:value-type="float" office:value="0.499654273703377" calcext:value-type="float">
            <text:p>0.499654273703377</text:p>
          </table:table-cell>
          <table:table-cell office:value-type="float" office:value="0.417022643571751" calcext:value-type="float">
            <text:p>0.417022643571751</text:p>
          </table:table-cell>
          <table:table-cell office:value-type="float" office:value="0.67309369227032" calcext:value-type="float">
            <text:p>0.67309369227032</text:p>
          </table:table-cell>
        </table:table-row>
        <table:table-row table:style-name="ro1">
          <table:table-cell/>
          <table:table-cell office:value-type="float" office:value="0.428127216671428" calcext:value-type="float">
            <text:p>0.428127216671428</text:p>
          </table:table-cell>
          <table:table-cell office:value-type="float" office:value="0.984286814853756" calcext:value-type="float">
            <text:p>0.984286814853756</text:p>
          </table:table-cell>
          <table:table-cell office:value-type="float" office:value="0.811260959307664" calcext:value-type="float">
            <text:p>0.811260959307664</text:p>
          </table:table-cell>
          <table:table-cell office:value-type="float" office:value="0.992978457060142" calcext:value-type="float">
            <text:p>0.992978457060142</text:p>
          </table:table-cell>
          <table:table-cell office:value-type="float" office:value="0.834951910941765" calcext:value-type="float">
            <text:p>0.834951910941765</text:p>
          </table:table-cell>
          <table:table-cell office:value-type="float" office:value="0.667312661183058" calcext:value-type="float">
            <text:p>0.667312661183058</text:p>
          </table:table-cell>
          <table:table-cell office:value-type="float" office:value="0.0692896681997998" calcext:value-type="float">
            <text:p>0.0692896681997998</text:p>
          </table:table-cell>
          <table:table-cell office:value-type="float" office:value="0.229758200544493" calcext:value-type="float">
            <text:p>0.229758200544493</text:p>
          </table:table-cell>
          <table:table-cell office:value-type="float" office:value="0.994217217745995" calcext:value-type="float">
            <text:p>0.994217217745995</text:p>
          </table:table-cell>
          <table:table-cell office:value-type="float" office:value="0.00635634507954941" calcext:value-type="float">
            <text:p>0.00635634507954941</text:p>
          </table:table-cell>
          <table:table-cell office:value-type="float" office:value="0.671247706855393" calcext:value-type="float">
            <text:p>0.671247706855393</text:p>
          </table:table-cell>
          <table:table-cell office:value-type="float" office:value="0.360563812018686" calcext:value-type="float">
            <text:p>0.360563812018686</text:p>
          </table:table-cell>
          <table:table-cell office:value-type="float" office:value="0.949293362277457" calcext:value-type="float">
            <text:p>0.949293362277457</text:p>
          </table:table-cell>
          <table:table-cell office:value-type="float" office:value="0.184188763569934" calcext:value-type="float">
            <text:p>0.184188763569934</text:p>
          </table:table-cell>
          <table:table-cell office:value-type="float" office:value="0.583429474225542" calcext:value-type="float">
            <text:p>0.583429474225542</text:p>
          </table:table-cell>
          <table:table-cell office:value-type="float" office:value="0.718444107222825" calcext:value-type="float">
            <text:p>0.718444107222825</text:p>
          </table:table-cell>
          <table:table-cell office:value-type="float" office:value="0.670154730603346" calcext:value-type="float">
            <text:p>0.670154730603346</text:p>
          </table:table-cell>
          <table:table-cell office:value-type="float" office:value="0.534475637397331" calcext:value-type="float">
            <text:p>0.534475637397331</text:p>
          </table:table-cell>
          <table:table-cell office:value-type="float" office:value="0.870217074116056" calcext:value-type="float">
            <text:p>0.870217074116056</text:p>
          </table:table-cell>
          <table:table-cell office:value-type="float" office:value="0.471571247172076" calcext:value-type="float">
            <text:p>0.471571247172076</text:p>
          </table:table-cell>
        </table:table-row>
        <table:table-row table:style-name="ro1">
          <table:table-cell/>
          <table:table-cell office:value-type="float" office:value="0.268196721112801" calcext:value-type="float">
            <text:p>0.268196721112801</text:p>
          </table:table-cell>
          <table:table-cell office:value-type="float" office:value="0.61048034800454" calcext:value-type="float">
            <text:p>0.61048034800454</text:p>
          </table:table-cell>
          <table:table-cell office:value-type="float" office:value="0.534191268231361" calcext:value-type="float">
            <text:p>0.534191268231361</text:p>
          </table:table-cell>
          <table:table-cell office:value-type="float" office:value="0.102791671059228" calcext:value-type="float">
            <text:p>0.102791671059228</text:p>
          </table:table-cell>
          <table:table-cell office:value-type="float" office:value="0.756238321262787" calcext:value-type="float">
            <text:p>0.756238321262787</text:p>
          </table:table-cell>
          <table:table-cell office:value-type="float" office:value="0.458756353419169" calcext:value-type="float">
            <text:p>0.458756353419169</text:p>
          </table:table-cell>
          <table:table-cell office:value-type="float" office:value="0.0787457648707831" calcext:value-type="float">
            <text:p>0.0787457648707831</text:p>
          </table:table-cell>
          <table:table-cell office:value-type="float" office:value="0.909415157982498" calcext:value-type="float">
            <text:p>0.909415157982498</text:p>
          </table:table-cell>
          <table:table-cell office:value-type="float" office:value="0.332791417438362" calcext:value-type="float">
            <text:p>0.332791417438362</text:p>
          </table:table-cell>
          <table:table-cell office:value-type="float" office:value="0.39920527891202" calcext:value-type="float">
            <text:p>0.39920527891202</text:p>
          </table:table-cell>
          <table:table-cell office:value-type="float" office:value="0.671451234814549" calcext:value-type="float">
            <text:p>0.671451234814549</text:p>
          </table:table-cell>
          <table:table-cell office:value-type="float" office:value="0.237676176441115" calcext:value-type="float">
            <text:p>0.237676176441115</text:p>
          </table:table-cell>
          <table:table-cell office:value-type="float" office:value="0.42304098437469" calcext:value-type="float">
            <text:p>0.42304098437469</text:p>
          </table:table-cell>
          <table:table-cell office:value-type="float" office:value="0.947257797027322" calcext:value-type="float">
            <text:p>0.947257797027322</text:p>
          </table:table-cell>
          <table:table-cell office:value-type="float" office:value="0.857196855413852" calcext:value-type="float">
            <text:p>0.857196855413852</text:p>
          </table:table-cell>
          <table:table-cell office:value-type="float" office:value="0.801550366359713" calcext:value-type="float">
            <text:p>0.801550366359713</text:p>
          </table:table-cell>
          <table:table-cell office:value-type="float" office:value="0.0847881017576968" calcext:value-type="float">
            <text:p>0.0847881017576968</text:p>
          </table:table-cell>
          <table:table-cell office:value-type="float" office:value="0.988323243349589" calcext:value-type="float">
            <text:p>0.988323243349589</text:p>
          </table:table-cell>
          <table:table-cell office:value-type="float" office:value="0.603810075931991" calcext:value-type="float">
            <text:p>0.603810075931991</text:p>
          </table:table-cell>
          <table:table-cell office:value-type="float" office:value="0.277754840757549" calcext:value-type="float">
            <text:p>0.277754840757549</text:p>
          </table:table-cell>
        </table:table-row>
        <table:table-row table:style-name="ro1">
          <table:table-cell/>
          <table:table-cell office:value-type="float" office:value="0.91744250514975" calcext:value-type="float">
            <text:p>0.91744250514975</text:p>
          </table:table-cell>
          <table:table-cell office:value-type="float" office:value="0.621177505380655" calcext:value-type="float">
            <text:p>0.621177505380655</text:p>
          </table:table-cell>
          <table:table-cell office:value-type="float" office:value="0.0648596130855783" calcext:value-type="float">
            <text:p>0.0648596130855783</text:p>
          </table:table-cell>
          <table:table-cell office:value-type="float" office:value="0.599780070169065" calcext:value-type="float">
            <text:p>0.599780070169065</text:p>
          </table:table-cell>
          <table:table-cell office:value-type="float" office:value="0.916760769283448" calcext:value-type="float">
            <text:p>0.916760769283448</text:p>
          </table:table-cell>
          <table:table-cell office:value-type="float" office:value="0.190192322725187" calcext:value-type="float">
            <text:p>0.190192322725187</text:p>
          </table:table-cell>
          <table:table-cell office:value-type="float" office:value="0.0785863707312502" calcext:value-type="float">
            <text:p>0.0785863707312502</text:p>
          </table:table-cell>
          <table:table-cell office:value-type="float" office:value="0.307308188966586" calcext:value-type="float">
            <text:p>0.307308188966586</text:p>
          </table:table-cell>
          <table:table-cell office:value-type="float" office:value="0.309212970045591" calcext:value-type="float">
            <text:p>0.309212970045591</text:p>
          </table:table-cell>
          <table:table-cell office:value-type="float" office:value="0.864405154631215" calcext:value-type="float">
            <text:p>0.864405154631215</text:p>
          </table:table-cell>
          <table:table-cell office:value-type="float" office:value="0.822273887598809" calcext:value-type="float">
            <text:p>0.822273887598809</text:p>
          </table:table-cell>
          <table:table-cell office:value-type="float" office:value="0.967085839234557" calcext:value-type="float">
            <text:p>0.967085839234557</text:p>
          </table:table-cell>
          <table:table-cell office:value-type="float" office:value="0.865867407563616" calcext:value-type="float">
            <text:p>0.865867407563616</text:p>
          </table:table-cell>
          <table:table-cell office:value-type="float" office:value="0.512769274748027" calcext:value-type="float">
            <text:p>0.512769274748027</text:p>
          </table:table-cell>
          <table:table-cell office:value-type="float" office:value="0.554320951368634" calcext:value-type="float">
            <text:p>0.554320951368634</text:p>
          </table:table-cell>
          <table:table-cell office:value-type="float" office:value="0.766824846399379" calcext:value-type="float">
            <text:p>0.766824846399379</text:p>
          </table:table-cell>
          <table:table-cell office:value-type="float" office:value="0.836729751424738" calcext:value-type="float">
            <text:p>0.836729751424738</text:p>
          </table:table-cell>
          <table:table-cell office:value-type="float" office:value="0.427309157714871" calcext:value-type="float">
            <text:p>0.427309157714871</text:p>
          </table:table-cell>
          <table:table-cell office:value-type="float" office:value="0.00492281348694945" calcext:value-type="float">
            <text:p>0.00492281348694945</text:p>
          </table:table-cell>
          <table:table-cell office:value-type="float" office:value="0.630210576209551" calcext:value-type="float">
            <text:p>0.630210576209551</text:p>
          </table:table-cell>
        </table:table-row>
        <table:table-row table:style-name="ro1">
          <table:table-cell/>
          <table:table-cell office:value-type="float" office:value="0.359988311467059" calcext:value-type="float">
            <text:p>0.359988311467059</text:p>
          </table:table-cell>
          <table:table-cell office:value-type="float" office:value="0.645479858906545" calcext:value-type="float">
            <text:p>0.645479858906545</text:p>
          </table:table-cell>
          <table:table-cell office:value-type="float" office:value="0.00337414557910465" calcext:value-type="float">
            <text:p>0.00337414557910465</text:p>
          </table:table-cell>
          <table:table-cell office:value-type="float" office:value="0.621582010329124" calcext:value-type="float">
            <text:p>0.621582010329124</text:p>
          </table:table-cell>
          <table:table-cell office:value-type="float" office:value="0.0934822932084933" calcext:value-type="float">
            <text:p>0.0934822932084933</text:p>
          </table:table-cell>
          <table:table-cell office:value-type="float" office:value="0.857900113396523" calcext:value-type="float">
            <text:p>0.857900113396523</text:p>
          </table:table-cell>
          <table:table-cell office:value-type="float" office:value="0.679726979533856" calcext:value-type="float">
            <text:p>0.679726979533856</text:p>
          </table:table-cell>
          <table:table-cell office:value-type="float" office:value="0.255571633766121" calcext:value-type="float">
            <text:p>0.255571633766121</text:p>
          </table:table-cell>
          <table:table-cell office:value-type="float" office:value="0.461698934344656" calcext:value-type="float">
            <text:p>0.461698934344656</text:p>
          </table:table-cell>
          <table:table-cell office:value-type="float" office:value="0.956936013529335" calcext:value-type="float">
            <text:p>0.956936013529335</text:p>
          </table:table-cell>
          <table:table-cell office:value-type="float" office:value="0.751802436157888" calcext:value-type="float">
            <text:p>0.751802436157888</text:p>
          </table:table-cell>
          <table:table-cell office:value-type="float" office:value="0.934316835542321" calcext:value-type="float">
            <text:p>0.934316835542321</text:p>
          </table:table-cell>
          <table:table-cell office:value-type="float" office:value="0.802963330678726" calcext:value-type="float">
            <text:p>0.802963330678726</text:p>
          </table:table-cell>
          <table:table-cell office:value-type="float" office:value="0.444237219136669" calcext:value-type="float">
            <text:p>0.444237219136669</text:p>
          </table:table-cell>
          <table:table-cell office:value-type="float" office:value="0.883161214637799" calcext:value-type="float">
            <text:p>0.883161214637799</text:p>
          </table:table-cell>
          <table:table-cell office:value-type="float" office:value="0.46191290280582" calcext:value-type="float">
            <text:p>0.46191290280582</text:p>
          </table:table-cell>
          <table:table-cell office:value-type="float" office:value="0.976406050309265" calcext:value-type="float">
            <text:p>0.976406050309265</text:p>
          </table:table-cell>
          <table:table-cell office:value-type="float" office:value="0.0590994196681086" calcext:value-type="float">
            <text:p>0.0590994196681086</text:p>
          </table:table-cell>
          <table:table-cell office:value-type="float" office:value="0.208952072127315" calcext:value-type="float">
            <text:p>0.208952072127315</text:p>
          </table:table-cell>
          <table:table-cell office:value-type="float" office:value="0.789584762193506" calcext:value-type="float">
            <text:p>0.789584762193506</text:p>
          </table:table-cell>
        </table:table-row>
        <table:table-row table:style-name="ro1">
          <table:table-cell/>
          <table:table-cell office:value-type="float" office:value="0.772189451954002" calcext:value-type="float">
            <text:p>0.772189451954002</text:p>
          </table:table-cell>
          <table:table-cell office:value-type="float" office:value="0.643045226589293" calcext:value-type="float">
            <text:p>0.643045226589293</text:p>
          </table:table-cell>
          <table:table-cell office:value-type="float" office:value="0.888242172458694" calcext:value-type="float">
            <text:p>0.888242172458694</text:p>
          </table:table-cell>
          <table:table-cell office:value-type="float" office:value="0.737849576460081" calcext:value-type="float">
            <text:p>0.737849576460081</text:p>
          </table:table-cell>
          <table:table-cell office:value-type="float" office:value="0.229303931216462" calcext:value-type="float">
            <text:p>0.229303931216462</text:p>
          </table:table-cell>
          <table:table-cell office:value-type="float" office:value="0.117319029583978" calcext:value-type="float">
            <text:p>0.117319029583978</text:p>
          </table:table-cell>
          <table:table-cell office:value-type="float" office:value="0.277067153181546" calcext:value-type="float">
            <text:p>0.277067153181546</text:p>
          </table:table-cell>
          <table:table-cell office:value-type="float" office:value="0.504812571298774" calcext:value-type="float">
            <text:p>0.504812571298774</text:p>
          </table:table-cell>
          <table:table-cell office:value-type="float" office:value="0.167542548538663" calcext:value-type="float">
            <text:p>0.167542548538663</text:p>
          </table:table-cell>
          <table:table-cell office:value-type="float" office:value="0.325899908081005" calcext:value-type="float">
            <text:p>0.325899908081005</text:p>
          </table:table-cell>
          <table:table-cell office:value-type="float" office:value="0.488368500382542" calcext:value-type="float">
            <text:p>0.488368500382542</text:p>
          </table:table-cell>
          <table:table-cell office:value-type="float" office:value="0.0962666845258303" calcext:value-type="float">
            <text:p>0.0962666845258303</text:p>
          </table:table-cell>
          <table:table-cell office:value-type="float" office:value="0.0397634436700708" calcext:value-type="float">
            <text:p>0.0397634436700708</text:p>
          </table:table-cell>
          <table:table-cell office:value-type="float" office:value="0.468982490213788" calcext:value-type="float">
            <text:p>0.468982490213788</text:p>
          </table:table-cell>
          <table:table-cell office:value-type="float" office:value="0.145381493729482" calcext:value-type="float">
            <text:p>0.145381493729482</text:p>
          </table:table-cell>
          <table:table-cell office:value-type="float" office:value="0.287085624753511" calcext:value-type="float">
            <text:p>0.287085624753511</text:p>
          </table:table-cell>
          <table:table-cell office:value-type="float" office:value="0.960501884539477" calcext:value-type="float">
            <text:p>0.960501884539477</text:p>
          </table:table-cell>
          <table:table-cell office:value-type="float" office:value="0.315241020334298" calcext:value-type="float">
            <text:p>0.315241020334298</text:p>
          </table:table-cell>
          <table:table-cell office:value-type="float" office:value="0.931797014669956" calcext:value-type="float">
            <text:p>0.931797014669956</text:p>
          </table:table-cell>
          <table:table-cell office:value-type="float" office:value="0.0473271318024836" calcext:value-type="float">
            <text:p>0.0473271318024836</text:p>
          </table:table-cell>
        </table:table-row>
        <table:table-row table:style-name="ro1">
          <table:table-cell/>
          <table:table-cell office:value-type="float" office:value="0.345289991868667" calcext:value-type="float">
            <text:p>0.345289991868667</text:p>
          </table:table-cell>
          <table:table-cell office:value-type="float" office:value="0.428056364450565" calcext:value-type="float">
            <text:p>0.428056364450565</text:p>
          </table:table-cell>
          <table:table-cell office:value-type="float" office:value="0.577050207786731" calcext:value-type="float">
            <text:p>0.577050207786731</text:p>
          </table:table-cell>
          <table:table-cell office:value-type="float" office:value="0.913101809372855" calcext:value-type="float">
            <text:p>0.913101809372855</text:p>
          </table:table-cell>
          <table:table-cell office:value-type="float" office:value="0.367245697275857" calcext:value-type="float">
            <text:p>0.367245697275857</text:p>
          </table:table-cell>
          <table:table-cell office:value-type="float" office:value="0.31891910707358" calcext:value-type="float">
            <text:p>0.31891910707358</text:p>
          </table:table-cell>
          <table:table-cell office:value-type="float" office:value="0.980645011056144" calcext:value-type="float">
            <text:p>0.980645011056144</text:p>
          </table:table-cell>
          <table:table-cell office:value-type="float" office:value="0.30574047521857" calcext:value-type="float">
            <text:p>0.30574047521857</text:p>
          </table:table-cell>
          <table:table-cell office:value-type="float" office:value="0.0982902740299086" calcext:value-type="float">
            <text:p>0.0982902740299086</text:p>
          </table:table-cell>
          <table:table-cell office:value-type="float" office:value="0.460625224826414" calcext:value-type="float">
            <text:p>0.460625224826414</text:p>
          </table:table-cell>
          <table:table-cell office:value-type="float" office:value="0.942839863539444" calcext:value-type="float">
            <text:p>0.942839863539444</text:p>
          </table:table-cell>
          <table:table-cell office:value-type="float" office:value="0.0642237352391784" calcext:value-type="float">
            <text:p>0.0642237352391784</text:p>
          </table:table-cell>
          <table:table-cell office:value-type="float" office:value="0.0135151769051113" calcext:value-type="float">
            <text:p>0.0135151769051113</text:p>
          </table:table-cell>
          <table:table-cell office:value-type="float" office:value="0.917143425001569" calcext:value-type="float">
            <text:p>0.917143425001569</text:p>
          </table:table-cell>
          <table:table-cell office:value-type="float" office:value="0.797546346438973" calcext:value-type="float">
            <text:p>0.797546346438973</text:p>
          </table:table-cell>
          <table:table-cell office:value-type="float" office:value="0.524973843216193" calcext:value-type="float">
            <text:p>0.524973843216193</text:p>
          </table:table-cell>
          <table:table-cell office:value-type="float" office:value="0.431378654898178" calcext:value-type="float">
            <text:p>0.431378654898178</text:p>
          </table:table-cell>
          <table:table-cell office:value-type="float" office:value="0.378251501533797" calcext:value-type="float">
            <text:p>0.378251501533797</text:p>
          </table:table-cell>
          <table:table-cell office:value-type="float" office:value="0.281038240657165" calcext:value-type="float">
            <text:p>0.281038240657165</text:p>
          </table:table-cell>
          <table:table-cell office:value-type="float" office:value="0.683609556855149" calcext:value-type="float">
            <text:p>0.683609556855149</text:p>
          </table:table-cell>
        </table:table-row>
        <table:table-row table:style-name="ro1">
          <table:table-cell/>
          <table:table-cell office:value-type="float" office:value="0.738719738953258" calcext:value-type="float">
            <text:p>0.738719738953258</text:p>
          </table:table-cell>
          <table:table-cell office:value-type="float" office:value="0.55978680511849" calcext:value-type="float">
            <text:p>0.55978680511849</text:p>
          </table:table-cell>
          <table:table-cell office:value-type="float" office:value="0.470069657920849" calcext:value-type="float">
            <text:p>0.470069657920849</text:p>
          </table:table-cell>
          <table:table-cell office:value-type="float" office:value="0.0315611771734557" calcext:value-type="float">
            <text:p>0.0315611771734557</text:p>
          </table:table-cell>
          <table:table-cell office:value-type="float" office:value="0.308523974960302" calcext:value-type="float">
            <text:p>0.308523974960302</text:p>
          </table:table-cell>
          <table:table-cell office:value-type="float" office:value="0.848173262055933" calcext:value-type="float">
            <text:p>0.848173262055933</text:p>
          </table:table-cell>
          <table:table-cell office:value-type="float" office:value="0.255740469872137" calcext:value-type="float">
            <text:p>0.255740469872137</text:p>
          </table:table-cell>
          <table:table-cell office:value-type="float" office:value="0.185853204817724" calcext:value-type="float">
            <text:p>0.185853204817724</text:p>
          </table:table-cell>
          <table:table-cell office:value-type="float" office:value="0.945070034587998" calcext:value-type="float">
            <text:p>0.945070034587998</text:p>
          </table:table-cell>
          <table:table-cell office:value-type="float" office:value="0.873890053325489" calcext:value-type="float">
            <text:p>0.873890053325489</text:p>
          </table:table-cell>
          <table:table-cell office:value-type="float" office:value="0.120125656583851" calcext:value-type="float">
            <text:p>0.120125656583851</text:p>
          </table:table-cell>
          <table:table-cell office:value-type="float" office:value="0.970055801804506" calcext:value-type="float">
            <text:p>0.970055801804506</text:p>
          </table:table-cell>
          <table:table-cell office:value-type="float" office:value="0.00817108469134109" calcext:value-type="float">
            <text:p>0.00817108469134109</text:p>
          </table:table-cell>
          <table:table-cell office:value-type="float" office:value="0.569597923745371" calcext:value-type="float">
            <text:p>0.569597923745371</text:p>
          </table:table-cell>
          <table:table-cell office:value-type="float" office:value="0.816645583487748" calcext:value-type="float">
            <text:p>0.816645583487748</text:p>
          </table:table-cell>
          <table:table-cell office:value-type="float" office:value="0.574910470221436" calcext:value-type="float">
            <text:p>0.574910470221436</text:p>
          </table:table-cell>
          <table:table-cell office:value-type="float" office:value="0.0567359594670459" calcext:value-type="float">
            <text:p>0.0567359594670459</text:p>
          </table:table-cell>
          <table:table-cell office:value-type="float" office:value="0.263773793387319" calcext:value-type="float">
            <text:p>0.263773793387319</text:p>
          </table:table-cell>
          <table:table-cell office:value-type="float" office:value="0.968072531904715" calcext:value-type="float">
            <text:p>0.968072531904715</text:p>
          </table:table-cell>
          <table:table-cell office:value-type="float" office:value="0.460408152911322" calcext:value-type="float">
            <text:p>0.460408152911322</text:p>
          </table:table-cell>
        </table:table-row>
        <table:table-row table:style-name="ro1">
          <table:table-cell/>
          <table:table-cell office:value-type="float" office:value="0.864089565261661" calcext:value-type="float">
            <text:p>0.864089565261661</text:p>
          </table:table-cell>
          <table:table-cell office:value-type="float" office:value="0.841369633450273" calcext:value-type="float">
            <text:p>0.841369633450273</text:p>
          </table:table-cell>
          <table:table-cell office:value-type="float" office:value="0.510132523394526" calcext:value-type="float">
            <text:p>0.510132523394526</text:p>
          </table:table-cell>
          <table:table-cell office:value-type="float" office:value="0.989354273142079" calcext:value-type="float">
            <text:p>0.989354273142079</text:p>
          </table:table-cell>
          <table:table-cell office:value-type="float" office:value="0.799496172641495" calcext:value-type="float">
            <text:p>0.799496172641495</text:p>
          </table:table-cell>
          <table:table-cell office:value-type="float" office:value="0.494450021631696" calcext:value-type="float">
            <text:p>0.494450021631696</text:p>
          </table:table-cell>
          <table:table-cell office:value-type="float" office:value="0.455384633145832" calcext:value-type="float">
            <text:p>0.455384633145832</text:p>
          </table:table-cell>
          <table:table-cell office:value-type="float" office:value="0.207724775697977" calcext:value-type="float">
            <text:p>0.207724775697977</text:p>
          </table:table-cell>
          <table:table-cell office:value-type="float" office:value="0.51380635024328" calcext:value-type="float">
            <text:p>0.51380635024328</text:p>
          </table:table-cell>
          <table:table-cell office:value-type="float" office:value="0.00652791546357812" calcext:value-type="float">
            <text:p>0.00652791546357812</text:p>
          </table:table-cell>
          <table:table-cell office:value-type="float" office:value="0.512020931477744" calcext:value-type="float">
            <text:p>0.512020931477744</text:p>
          </table:table-cell>
          <table:table-cell office:value-type="float" office:value="0.551858324166065" calcext:value-type="float">
            <text:p>0.551858324166065</text:p>
          </table:table-cell>
          <table:table-cell office:value-type="float" office:value="0.922182149305639" calcext:value-type="float">
            <text:p>0.922182149305639</text:p>
          </table:table-cell>
          <table:table-cell office:value-type="float" office:value="0.52261493810743" calcext:value-type="float">
            <text:p>0.52261493810743</text:p>
          </table:table-cell>
          <table:table-cell office:value-type="float" office:value="0.403153369375711" calcext:value-type="float">
            <text:p>0.403153369375711</text:p>
          </table:table-cell>
          <table:table-cell office:value-type="float" office:value="0.935342896955088" calcext:value-type="float">
            <text:p>0.935342896955088</text:p>
          </table:table-cell>
          <table:table-cell office:value-type="float" office:value="0.248302198787207" calcext:value-type="float">
            <text:p>0.248302198787207</text:p>
          </table:table-cell>
          <table:table-cell office:value-type="float" office:value="0.902845181993026" calcext:value-type="float">
            <text:p>0.902845181993026</text:p>
          </table:table-cell>
          <table:table-cell office:value-type="float" office:value="0.51689074359893" calcext:value-type="float">
            <text:p>0.51689074359893</text:p>
          </table:table-cell>
          <table:table-cell office:value-type="float" office:value="0.0106327579335098" calcext:value-type="float">
            <text:p>0.0106327579335098</text:p>
          </table:table-cell>
        </table:table-row>
        <table:table-row table:style-name="ro1">
          <table:table-cell/>
          <table:table-cell office:value-type="float" office:value="0.126794972493183" calcext:value-type="float">
            <text:p>0.126794972493183</text:p>
          </table:table-cell>
          <table:table-cell office:value-type="float" office:value="0.376501148792866" calcext:value-type="float">
            <text:p>0.376501148792866</text:p>
          </table:table-cell>
          <table:table-cell office:value-type="float" office:value="0.973416642495038" calcext:value-type="float">
            <text:p>0.973416642495038</text:p>
          </table:table-cell>
          <table:table-cell office:value-type="float" office:value="0.974433505002086" calcext:value-type="float">
            <text:p>0.974433505002086</text:p>
          </table:table-cell>
          <table:table-cell office:value-type="float" office:value="0.45817674360161" calcext:value-type="float">
            <text:p>0.45817674360161</text:p>
          </table:table-cell>
          <table:table-cell office:value-type="float" office:value="0.405514698064991" calcext:value-type="float">
            <text:p>0.405514698064991</text:p>
          </table:table-cell>
          <table:table-cell office:value-type="float" office:value="0.609312457171607" calcext:value-type="float">
            <text:p>0.609312457171607</text:p>
          </table:table-cell>
          <table:table-cell office:value-type="float" office:value="0.0441053999907082" calcext:value-type="float">
            <text:p>0.0441053999907082</text:p>
          </table:table-cell>
          <table:table-cell office:value-type="float" office:value="0.294474289101048" calcext:value-type="float">
            <text:p>0.294474289101048</text:p>
          </table:table-cell>
          <table:table-cell office:value-type="float" office:value="0.730060001744649" calcext:value-type="float">
            <text:p>0.730060001744649</text:p>
          </table:table-cell>
          <table:table-cell office:value-type="float" office:value="0.718436171064936" calcext:value-type="float">
            <text:p>0.718436171064936</text:p>
          </table:table-cell>
          <table:table-cell office:value-type="float" office:value="0.970484598954358" calcext:value-type="float">
            <text:p>0.970484598954358</text:p>
          </table:table-cell>
          <table:table-cell office:value-type="float" office:value="0.905022767440233" calcext:value-type="float">
            <text:p>0.905022767440233</text:p>
          </table:table-cell>
          <table:table-cell office:value-type="float" office:value="0.466620914311998" calcext:value-type="float">
            <text:p>0.466620914311998</text:p>
          </table:table-cell>
          <table:table-cell office:value-type="float" office:value="0.553704225421374" calcext:value-type="float">
            <text:p>0.553704225421374</text:p>
          </table:table-cell>
          <table:table-cell office:value-type="float" office:value="0.0703011358229621" calcext:value-type="float">
            <text:p>0.0703011358229621</text:p>
          </table:table-cell>
          <table:table-cell office:value-type="float" office:value="0.898398457483553" calcext:value-type="float">
            <text:p>0.898398457483553</text:p>
          </table:table-cell>
          <table:table-cell office:value-type="float" office:value="0.916491998826251" calcext:value-type="float">
            <text:p>0.916491998826251</text:p>
          </table:table-cell>
          <table:table-cell office:value-type="float" office:value="0.818077141832393" calcext:value-type="float">
            <text:p>0.818077141832393</text:p>
          </table:table-cell>
          <table:table-cell office:value-type="float" office:value="0.708462146363465" calcext:value-type="float">
            <text:p>0.708462146363465</text:p>
          </table:table-cell>
        </table:table-row>
        <table:table-row table:style-name="ro1">
          <table:table-cell/>
          <table:table-cell office:value-type="float" office:value="0.709656849509343" calcext:value-type="float">
            <text:p>0.709656849509343</text:p>
          </table:table-cell>
          <table:table-cell office:value-type="float" office:value="0.0232687238050894" calcext:value-type="float">
            <text:p>0.0232687238050894</text:p>
          </table:table-cell>
          <table:table-cell office:value-type="float" office:value="0.192805749429755" calcext:value-type="float">
            <text:p>0.192805749429755</text:p>
          </table:table-cell>
          <table:table-cell office:value-type="float" office:value="0.825706493859722" calcext:value-type="float">
            <text:p>0.825706493859722</text:p>
          </table:table-cell>
          <table:table-cell office:value-type="float" office:value="0.127813532483658" calcext:value-type="float">
            <text:p>0.127813532483658</text:p>
          </table:table-cell>
          <table:table-cell office:value-type="float" office:value="0.534506103387992" calcext:value-type="float">
            <text:p>0.534506103387992</text:p>
          </table:table-cell>
          <table:table-cell office:value-type="float" office:value="0.899634242018099" calcext:value-type="float">
            <text:p>0.899634242018099</text:p>
          </table:table-cell>
          <table:table-cell office:value-type="float" office:value="0.279407875463306" calcext:value-type="float">
            <text:p>0.279407875463306</text:p>
          </table:table-cell>
          <table:table-cell office:value-type="float" office:value="0.0255923708316512" calcext:value-type="float">
            <text:p>0.0255923708316512</text:p>
          </table:table-cell>
          <table:table-cell office:value-type="float" office:value="0.0489044579819604" calcext:value-type="float">
            <text:p>0.0489044579819604</text:p>
          </table:table-cell>
          <table:table-cell office:value-type="float" office:value="0.538716536236181" calcext:value-type="float">
            <text:p>0.538716536236181</text:p>
          </table:table-cell>
          <table:table-cell office:value-type="float" office:value="0.676959003452932" calcext:value-type="float">
            <text:p>0.676959003452932</text:p>
          </table:table-cell>
          <table:table-cell office:value-type="float" office:value="0.460223392143146" calcext:value-type="float">
            <text:p>0.460223392143146</text:p>
          </table:table-cell>
          <table:table-cell office:value-type="float" office:value="0.571345418048165" calcext:value-type="float">
            <text:p>0.571345418048165</text:p>
          </table:table-cell>
          <table:table-cell office:value-type="float" office:value="0.527823630381038" calcext:value-type="float">
            <text:p>0.527823630381038</text:p>
          </table:table-cell>
          <table:table-cell office:value-type="float" office:value="0.469454672196725" calcext:value-type="float">
            <text:p>0.469454672196725</text:p>
          </table:table-cell>
          <table:table-cell office:value-type="float" office:value="0.212958729393622" calcext:value-type="float">
            <text:p>0.212958729393622</text:p>
          </table:table-cell>
          <table:table-cell office:value-type="float" office:value="0.797420107455797" calcext:value-type="float">
            <text:p>0.797420107455797</text:p>
          </table:table-cell>
          <table:table-cell office:value-type="float" office:value="0.33561100172821" calcext:value-type="float">
            <text:p>0.33561100172821</text:p>
          </table:table-cell>
          <table:table-cell office:value-type="float" office:value="0.983925230303902" calcext:value-type="float">
            <text:p>0.983925230303902</text:p>
          </table:table-cell>
        </table:table-row>
        <table:table-row table:style-name="ro1">
          <table:table-cell/>
          <table:table-cell office:value-type="float" office:value="0.732200005394036" calcext:value-type="float">
            <text:p>0.732200005394036</text:p>
          </table:table-cell>
          <table:table-cell office:value-type="float" office:value="0.894075730242722" calcext:value-type="float">
            <text:p>0.894075730242722</text:p>
          </table:table-cell>
          <table:table-cell office:value-type="float" office:value="0.607669459858181" calcext:value-type="float">
            <text:p>0.607669459858181</text:p>
          </table:table-cell>
          <table:table-cell office:value-type="float" office:value="0.25168557911686" calcext:value-type="float">
            <text:p>0.25168557911686</text:p>
          </table:table-cell>
          <table:table-cell office:value-type="float" office:value="0.932885191908522" calcext:value-type="float">
            <text:p>0.932885191908522</text:p>
          </table:table-cell>
          <table:table-cell office:value-type="float" office:value="0.836400756841508" calcext:value-type="float">
            <text:p>0.836400756841508</text:p>
          </table:table-cell>
          <table:table-cell office:value-type="float" office:value="0.784528688155323" calcext:value-type="float">
            <text:p>0.784528688155323</text:p>
          </table:table-cell>
          <table:table-cell office:value-type="float" office:value="0.475938955515944" calcext:value-type="float">
            <text:p>0.475938955515944</text:p>
          </table:table-cell>
          <table:table-cell office:value-type="float" office:value="0.0882725827492561" calcext:value-type="float">
            <text:p>0.0882725827492561</text:p>
          </table:table-cell>
          <table:table-cell office:value-type="float" office:value="0.480471827058009" calcext:value-type="float">
            <text:p>0.480471827058009</text:p>
          </table:table-cell>
          <table:table-cell office:value-type="float" office:value="0.0668363349667952" calcext:value-type="float">
            <text:p>0.0668363349667952</text:p>
          </table:table-cell>
          <table:table-cell office:value-type="float" office:value="0.752943643596634" calcext:value-type="float">
            <text:p>0.752943643596634</text:p>
          </table:table-cell>
          <table:table-cell office:value-type="float" office:value="0.585113692358666" calcext:value-type="float">
            <text:p>0.585113692358666</text:p>
          </table:table-cell>
          <table:table-cell office:value-type="float" office:value="0.655701637143298" calcext:value-type="float">
            <text:p>0.655701637143298</text:p>
          </table:table-cell>
          <table:table-cell office:value-type="float" office:value="0.335638338505592" calcext:value-type="float">
            <text:p>0.335638338505592</text:p>
          </table:table-cell>
          <table:table-cell office:value-type="float" office:value="0.54077528002363" calcext:value-type="float">
            <text:p>0.54077528002363</text:p>
          </table:table-cell>
          <table:table-cell office:value-type="float" office:value="0.223266862623484" calcext:value-type="float">
            <text:p>0.223266862623484</text:p>
          </table:table-cell>
          <table:table-cell office:value-type="float" office:value="0.800101814883507" calcext:value-type="float">
            <text:p>0.800101814883507</text:p>
          </table:table-cell>
          <table:table-cell office:value-type="float" office:value="0.789205918181547" calcext:value-type="float">
            <text:p>0.789205918181547</text:p>
          </table:table-cell>
          <table:table-cell office:value-type="float" office:value="0.546353192353099" calcext:value-type="float">
            <text:p>0.546353192353099</text:p>
          </table:table-cell>
        </table:table-row>
        <table:table-row table:style-name="ro1">
          <table:table-cell/>
          <table:table-cell office:value-type="float" office:value="0.817903622835808" calcext:value-type="float">
            <text:p>0.817903622835808</text:p>
          </table:table-cell>
          <table:table-cell office:value-type="float" office:value="0.114394657985616" calcext:value-type="float">
            <text:p>0.114394657985616</text:p>
          </table:table-cell>
          <table:table-cell office:value-type="float" office:value="0.0186065821383479" calcext:value-type="float">
            <text:p>0.0186065821383479</text:p>
          </table:table-cell>
          <table:table-cell office:value-type="float" office:value="0.713462728898013" calcext:value-type="float">
            <text:p>0.713462728898013</text:p>
          </table:table-cell>
          <table:table-cell office:value-type="float" office:value="0.468860014451657" calcext:value-type="float">
            <text:p>0.468860014451657</text:p>
          </table:table-cell>
          <table:table-cell office:value-type="float" office:value="0.602613969733669" calcext:value-type="float">
            <text:p>0.602613969733669</text:p>
          </table:table-cell>
          <table:table-cell office:value-type="float" office:value="0.178643169572365" calcext:value-type="float">
            <text:p>0.178643169572365</text:p>
          </table:table-cell>
          <table:table-cell office:value-type="float" office:value="0.559218753135307" calcext:value-type="float">
            <text:p>0.559218753135307</text:p>
          </table:table-cell>
          <table:table-cell office:value-type="float" office:value="0.811061604635658" calcext:value-type="float">
            <text:p>0.811061604635658</text:p>
          </table:table-cell>
          <table:table-cell office:value-type="float" office:value="0.768855693097552" calcext:value-type="float">
            <text:p>0.768855693097552</text:p>
          </table:table-cell>
          <table:table-cell office:value-type="float" office:value="0.650395262864021" calcext:value-type="float">
            <text:p>0.650395262864021</text:p>
          </table:table-cell>
          <table:table-cell office:value-type="float" office:value="0.651251857932099" calcext:value-type="float">
            <text:p>0.651251857932099</text:p>
          </table:table-cell>
          <table:table-cell office:value-type="float" office:value="0.252602735147765" calcext:value-type="float">
            <text:p>0.252602735147765</text:p>
          </table:table-cell>
          <table:table-cell office:value-type="float" office:value="0.0451812486723802" calcext:value-type="float">
            <text:p>0.0451812486723802</text:p>
          </table:table-cell>
          <table:table-cell office:value-type="float" office:value="0.34624639377985" calcext:value-type="float">
            <text:p>0.34624639377985</text:p>
          </table:table-cell>
          <table:table-cell office:value-type="float" office:value="0.19900886501518" calcext:value-type="float">
            <text:p>0.19900886501518</text:p>
          </table:table-cell>
          <table:table-cell office:value-type="float" office:value="0.109997276661237" calcext:value-type="float">
            <text:p>0.109997276661237</text:p>
          </table:table-cell>
          <table:table-cell office:value-type="float" office:value="0.5682000139696" calcext:value-type="float">
            <text:p>0.5682000139696</text:p>
          </table:table-cell>
          <table:table-cell office:value-type="float" office:value="0.373361264669737" calcext:value-type="float">
            <text:p>0.373361264669737</text:p>
          </table:table-cell>
          <table:table-cell office:value-type="float" office:value="0.101796672958199" calcext:value-type="float">
            <text:p>0.101796672958199</text:p>
          </table:table-cell>
        </table:table-row>
        <table:table-row table:style-name="ro1">
          <table:table-cell/>
          <table:table-cell office:value-type="float" office:value="0.507569754067294" calcext:value-type="float">
            <text:p>0.507569754067294</text:p>
          </table:table-cell>
          <table:table-cell office:value-type="float" office:value="0.0616572588224769" calcext:value-type="float">
            <text:p>0.0616572588224769</text:p>
          </table:table-cell>
          <table:table-cell office:value-type="float" office:value="0.957484690800854" calcext:value-type="float">
            <text:p>0.957484690800854</text:p>
          </table:table-cell>
          <table:table-cell office:value-type="float" office:value="0.434144479216901" calcext:value-type="float">
            <text:p>0.434144479216901</text:p>
          </table:table-cell>
          <table:table-cell office:value-type="float" office:value="0.040823659011659" calcext:value-type="float">
            <text:p>0.040823659011659</text:p>
          </table:table-cell>
          <table:table-cell office:value-type="float" office:value="0.296166693042291" calcext:value-type="float">
            <text:p>0.296166693042291</text:p>
          </table:table-cell>
          <table:table-cell office:value-type="float" office:value="0.291580645020437" calcext:value-type="float">
            <text:p>0.291580645020437</text:p>
          </table:table-cell>
          <table:table-cell office:value-type="float" office:value="0.464887274963768" calcext:value-type="float">
            <text:p>0.464887274963768</text:p>
          </table:table-cell>
          <table:table-cell office:value-type="float" office:value="0.648636502899271" calcext:value-type="float">
            <text:p>0.648636502899271</text:p>
          </table:table-cell>
          <table:table-cell office:value-type="float" office:value="0.618796953014899" calcext:value-type="float">
            <text:p>0.618796953014899</text:p>
          </table:table-cell>
          <table:table-cell office:value-type="float" office:value="0.609486240787356" calcext:value-type="float">
            <text:p>0.609486240787356</text:p>
          </table:table-cell>
          <table:table-cell office:value-type="float" office:value="0.490126288150111" calcext:value-type="float">
            <text:p>0.490126288150111</text:p>
          </table:table-cell>
          <table:table-cell office:value-type="float" office:value="0.391793066361422" calcext:value-type="float">
            <text:p>0.391793066361422</text:p>
          </table:table-cell>
          <table:table-cell office:value-type="float" office:value="0.433738738563468" calcext:value-type="float">
            <text:p>0.433738738563468</text:p>
          </table:table-cell>
          <table:table-cell office:value-type="float" office:value="0.57909112007774" calcext:value-type="float">
            <text:p>0.57909112007774</text:p>
          </table:table-cell>
          <table:table-cell office:value-type="float" office:value="0.550143716875394" calcext:value-type="float">
            <text:p>0.550143716875394</text:p>
          </table:table-cell>
          <table:table-cell office:value-type="float" office:value="0.47562094925148" calcext:value-type="float">
            <text:p>0.47562094925148</text:p>
          </table:table-cell>
          <table:table-cell office:value-type="float" office:value="0.657044042112862" calcext:value-type="float">
            <text:p>0.657044042112862</text:p>
          </table:table-cell>
          <table:table-cell office:value-type="float" office:value="0.953302882911996" calcext:value-type="float">
            <text:p>0.953302882911996</text:p>
          </table:table-cell>
          <table:table-cell office:value-type="float" office:value="0.984588626374183" calcext:value-type="float">
            <text:p>0.984588626374183</text:p>
          </table:table-cell>
        </table:table-row>
        <table:table-row table:style-name="ro1">
          <table:table-cell/>
          <table:table-cell office:value-type="float" office:value="0.210496549573163" calcext:value-type="float">
            <text:p>0.210496549573163</text:p>
          </table:table-cell>
          <table:table-cell office:value-type="float" office:value="0.806112992513515" calcext:value-type="float">
            <text:p>0.806112992513515</text:p>
          </table:table-cell>
          <table:table-cell office:value-type="float" office:value="0.19571176417611" calcext:value-type="float">
            <text:p>0.19571176417611</text:p>
          </table:table-cell>
          <table:table-cell office:value-type="float" office:value="0.08106912381565" calcext:value-type="float">
            <text:p>0.08106912381565</text:p>
          </table:table-cell>
          <table:table-cell office:value-type="float" office:value="0.660430727143347" calcext:value-type="float">
            <text:p>0.660430727143347</text:p>
          </table:table-cell>
          <table:table-cell office:value-type="float" office:value="0.944359745935422" calcext:value-type="float">
            <text:p>0.944359745935422</text:p>
          </table:table-cell>
          <table:table-cell office:value-type="float" office:value="0.849409184004537" calcext:value-type="float">
            <text:p>0.849409184004537</text:p>
          </table:table-cell>
          <table:table-cell office:value-type="float" office:value="0.00568249168143564" calcext:value-type="float">
            <text:p>0.00568249168143564</text:p>
          </table:table-cell>
          <table:table-cell office:value-type="float" office:value="0.415210904133115" calcext:value-type="float">
            <text:p>0.415210904133115</text:p>
          </table:table-cell>
          <table:table-cell office:value-type="float" office:value="0.590656207013322" calcext:value-type="float">
            <text:p>0.590656207013322</text:p>
          </table:table-cell>
          <table:table-cell office:value-type="float" office:value="0.976156364322134" calcext:value-type="float">
            <text:p>0.976156364322134</text:p>
          </table:table-cell>
          <table:table-cell office:value-type="float" office:value="0.801429807402328" calcext:value-type="float">
            <text:p>0.801429807402328</text:p>
          </table:table-cell>
          <table:table-cell office:value-type="float" office:value="0.152903337129627" calcext:value-type="float">
            <text:p>0.152903337129627</text:p>
          </table:table-cell>
          <table:table-cell office:value-type="float" office:value="0.268449249292904" calcext:value-type="float">
            <text:p>0.268449249292904</text:p>
          </table:table-cell>
          <table:table-cell office:value-type="float" office:value="0.575882036926658" calcext:value-type="float">
            <text:p>0.575882036926658</text:p>
          </table:table-cell>
          <table:table-cell office:value-type="float" office:value="0.485065540635407" calcext:value-type="float">
            <text:p>0.485065540635407</text:p>
          </table:table-cell>
          <table:table-cell office:value-type="float" office:value="0.954574475640202" calcext:value-type="float">
            <text:p>0.954574475640202</text:p>
          </table:table-cell>
          <table:table-cell office:value-type="float" office:value="0.894039204215894" calcext:value-type="float">
            <text:p>0.894039204215894</text:p>
          </table:table-cell>
          <table:table-cell office:value-type="float" office:value="0.13734122578887" calcext:value-type="float">
            <text:p>0.13734122578887</text:p>
          </table:table-cell>
          <table:table-cell office:value-type="float" office:value="0.196216702277713" calcext:value-type="float">
            <text:p>0.196216702277713</text:p>
          </table:table-cell>
        </table:table-row>
        <table:table-row table:style-name="ro1">
          <table:table-cell/>
          <table:table-cell office:value-type="float" office:value="0.435060407456319" calcext:value-type="float">
            <text:p>0.435060407456319</text:p>
          </table:table-cell>
          <table:table-cell office:value-type="float" office:value="0.273751075354009" calcext:value-type="float">
            <text:p>0.273751075354009</text:p>
          </table:table-cell>
          <table:table-cell office:value-type="float" office:value="0.802330156067115" calcext:value-type="float">
            <text:p>0.802330156067115</text:p>
          </table:table-cell>
          <table:table-cell office:value-type="float" office:value="0.749298369839116" calcext:value-type="float">
            <text:p>0.749298369839116</text:p>
          </table:table-cell>
          <table:table-cell office:value-type="float" office:value="0.310686221963183" calcext:value-type="float">
            <text:p>0.310686221963183</text:p>
          </table:table-cell>
          <table:table-cell office:value-type="float" office:value="0.8730480171029" calcext:value-type="float">
            <text:p>0.8730480171029</text:p>
          </table:table-cell>
          <table:table-cell office:value-type="float" office:value="0.966313854897279" calcext:value-type="float">
            <text:p>0.966313854897279</text:p>
          </table:table-cell>
          <table:table-cell office:value-type="float" office:value="0.452348971193676" calcext:value-type="float">
            <text:p>0.452348971193676</text:p>
          </table:table-cell>
          <table:table-cell office:value-type="float" office:value="0.016716467113065" calcext:value-type="float">
            <text:p>0.016716467113065</text:p>
          </table:table-cell>
          <table:table-cell office:value-type="float" office:value="0.981394012662368" calcext:value-type="float">
            <text:p>0.981394012662368</text:p>
          </table:table-cell>
          <table:table-cell office:value-type="float" office:value="0.638430655250763" calcext:value-type="float">
            <text:p>0.638430655250763</text:p>
          </table:table-cell>
          <table:table-cell office:value-type="float" office:value="0.480091384567623" calcext:value-type="float">
            <text:p>0.480091384567623</text:p>
          </table:table-cell>
          <table:table-cell office:value-type="float" office:value="0.908857854741434" calcext:value-type="float">
            <text:p>0.908857854741434</text:p>
          </table:table-cell>
          <table:table-cell office:value-type="float" office:value="0.153817085888607" calcext:value-type="float">
            <text:p>0.153817085888607</text:p>
          </table:table-cell>
          <table:table-cell office:value-type="float" office:value="0.692640655009571" calcext:value-type="float">
            <text:p>0.692640655009571</text:p>
          </table:table-cell>
          <table:table-cell office:value-type="float" office:value="0.81389755384475" calcext:value-type="float">
            <text:p>0.81389755384475</text:p>
          </table:table-cell>
          <table:table-cell office:value-type="float" office:value="0.238933348230729" calcext:value-type="float">
            <text:p>0.238933348230729</text:p>
          </table:table-cell>
          <table:table-cell office:value-type="float" office:value="0.664352705889978" calcext:value-type="float">
            <text:p>0.664352705889978</text:p>
          </table:table-cell>
          <table:table-cell office:value-type="float" office:value="0.284668689276316" calcext:value-type="float">
            <text:p>0.284668689276316</text:p>
          </table:table-cell>
          <table:table-cell office:value-type="float" office:value="0.543206209716729" calcext:value-type="float">
            <text:p>0.543206209716729</text:p>
          </table:table-cell>
        </table:table-row>
        <table:table-row table:style-name="ro1">
          <table:table-cell/>
          <table:table-cell office:value-type="float" office:value="0.41786954494484" calcext:value-type="float">
            <text:p>0.41786954494484</text:p>
          </table:table-cell>
          <table:table-cell office:value-type="float" office:value="0.691395305710521" calcext:value-type="float">
            <text:p>0.691395305710521</text:p>
          </table:table-cell>
          <table:table-cell office:value-type="float" office:value="0.237223187251152" calcext:value-type="float">
            <text:p>0.237223187251152</text:p>
          </table:table-cell>
          <table:table-cell office:value-type="float" office:value="0.172679177600591" calcext:value-type="float">
            <text:p>0.172679177600591</text:p>
          </table:table-cell>
          <table:table-cell office:value-type="float" office:value="0.0499720081049058" calcext:value-type="float">
            <text:p>0.0499720081049058</text:p>
          </table:table-cell>
          <table:table-cell office:value-type="float" office:value="0.72802053123908" calcext:value-type="float">
            <text:p>0.72802053123908</text:p>
          </table:table-cell>
          <table:table-cell office:value-type="float" office:value="0.139087247719066" calcext:value-type="float">
            <text:p>0.139087247719066</text:p>
          </table:table-cell>
          <table:table-cell office:value-type="float" office:value="0.498382912343527" calcext:value-type="float">
            <text:p>0.498382912343527</text:p>
          </table:table-cell>
          <table:table-cell office:value-type="float" office:value="0.372848134089444" calcext:value-type="float">
            <text:p>0.372848134089444</text:p>
          </table:table-cell>
          <table:table-cell office:value-type="float" office:value="0.241208495703253" calcext:value-type="float">
            <text:p>0.241208495703253</text:p>
          </table:table-cell>
          <table:table-cell office:value-type="float" office:value="0.516214910898592" calcext:value-type="float">
            <text:p>0.516214910898592</text:p>
          </table:table-cell>
          <table:table-cell office:value-type="float" office:value="0.933175275987993" calcext:value-type="float">
            <text:p>0.933175275987993</text:p>
          </table:table-cell>
          <table:table-cell office:value-type="float" office:value="0.244388226555967" calcext:value-type="float">
            <text:p>0.244388226555967</text:p>
          </table:table-cell>
          <table:table-cell office:value-type="float" office:value="0.689650567587555" calcext:value-type="float">
            <text:p>0.689650567587555</text:p>
          </table:table-cell>
          <table:table-cell office:value-type="float" office:value="0.972321521781779" calcext:value-type="float">
            <text:p>0.972321521781779</text:p>
          </table:table-cell>
          <table:table-cell office:value-type="float" office:value="0.949097965629553" calcext:value-type="float">
            <text:p>0.949097965629553</text:p>
          </table:table-cell>
          <table:table-cell office:value-type="float" office:value="0.870057821661242" calcext:value-type="float">
            <text:p>0.870057821661242</text:p>
          </table:table-cell>
          <table:table-cell office:value-type="float" office:value="0.197471220144466" calcext:value-type="float">
            <text:p>0.197471220144466</text:p>
          </table:table-cell>
          <table:table-cell office:value-type="float" office:value="0.399288417325814" calcext:value-type="float">
            <text:p>0.399288417325814</text:p>
          </table:table-cell>
          <table:table-cell office:value-type="float" office:value="0.987018964657568" calcext:value-type="float">
            <text:p>0.987018964657568</text:p>
          </table:table-cell>
        </table:table-row>
        <table:table-row table:style-name="ro1">
          <table:table-cell/>
          <table:table-cell office:value-type="float" office:value="0.758162229867703" calcext:value-type="float">
            <text:p>0.758162229867703</text:p>
          </table:table-cell>
          <table:table-cell office:value-type="float" office:value="0.531596378403131" calcext:value-type="float">
            <text:p>0.531596378403131</text:p>
          </table:table-cell>
          <table:table-cell office:value-type="float" office:value="0.518576498048266" calcext:value-type="float">
            <text:p>0.518576498048266</text:p>
          </table:table-cell>
          <table:table-cell office:value-type="float" office:value="0.328110166918903" calcext:value-type="float">
            <text:p>0.328110166918903</text:p>
          </table:table-cell>
          <table:table-cell office:value-type="float" office:value="0.520509763792548" calcext:value-type="float">
            <text:p>0.520509763792548</text:p>
          </table:table-cell>
          <table:table-cell office:value-type="float" office:value="0.659280739080685" calcext:value-type="float">
            <text:p>0.659280739080685</text:p>
          </table:table-cell>
          <table:table-cell office:value-type="float" office:value="0.256128461998714" calcext:value-type="float">
            <text:p>0.256128461998714</text:p>
          </table:table-cell>
          <table:table-cell office:value-type="float" office:value="0.0171896398586692" calcext:value-type="float">
            <text:p>0.0171896398586692</text:p>
          </table:table-cell>
          <table:table-cell office:value-type="float" office:value="0.49482001858518" calcext:value-type="float">
            <text:p>0.49482001858518</text:p>
          </table:table-cell>
          <table:table-cell office:value-type="float" office:value="0.981888083686906" calcext:value-type="float">
            <text:p>0.981888083686906</text:p>
          </table:table-cell>
          <table:table-cell office:value-type="float" office:value="0.185367573234972" calcext:value-type="float">
            <text:p>0.185367573234972</text:p>
          </table:table-cell>
          <table:table-cell office:value-type="float" office:value="0.705528149349064" calcext:value-type="float">
            <text:p>0.705528149349064</text:p>
          </table:table-cell>
          <table:table-cell office:value-type="float" office:value="0.0629251695376418" calcext:value-type="float">
            <text:p>0.0629251695376418</text:p>
          </table:table-cell>
          <table:table-cell office:value-type="float" office:value="0.813803555944025" calcext:value-type="float">
            <text:p>0.813803555944025</text:p>
          </table:table-cell>
          <table:table-cell office:value-type="float" office:value="0.560914469377669" calcext:value-type="float">
            <text:p>0.560914469377669</text:p>
          </table:table-cell>
          <table:table-cell office:value-type="float" office:value="0.756059169670329" calcext:value-type="float">
            <text:p>0.756059169670329</text:p>
          </table:table-cell>
          <table:table-cell office:value-type="float" office:value="0.563594011634387" calcext:value-type="float">
            <text:p>0.563594011634387</text:p>
          </table:table-cell>
          <table:table-cell office:value-type="float" office:value="0.332415489924658" calcext:value-type="float">
            <text:p>0.332415489924658</text:p>
          </table:table-cell>
          <table:table-cell office:value-type="float" office:value="0.388896532285281" calcext:value-type="float">
            <text:p>0.388896532285281</text:p>
          </table:table-cell>
          <table:table-cell office:value-type="float" office:value="0.0737218200106968" calcext:value-type="float">
            <text:p>0.0737218200106968</text:p>
          </table:table-cell>
        </table:table-row>
        <table:table-row table:style-name="ro1">
          <table:table-cell/>
          <table:table-cell office:value-type="float" office:value="0.680557977309803" calcext:value-type="float">
            <text:p>0.680557977309803</text:p>
          </table:table-cell>
          <table:table-cell office:value-type="float" office:value="0.733999370704217" calcext:value-type="float">
            <text:p>0.733999370704217</text:p>
          </table:table-cell>
          <table:table-cell office:value-type="float" office:value="0.921520803708076" calcext:value-type="float">
            <text:p>0.921520803708076</text:p>
          </table:table-cell>
          <table:table-cell office:value-type="float" office:value="0.435677016263918" calcext:value-type="float">
            <text:p>0.435677016263918</text:p>
          </table:table-cell>
          <table:table-cell office:value-type="float" office:value="0.00689620230786669" calcext:value-type="float">
            <text:p>0.00689620230786669</text:p>
          </table:table-cell>
          <table:table-cell office:value-type="float" office:value="0.0145131133500536" calcext:value-type="float">
            <text:p>0.0145131133500536</text:p>
          </table:table-cell>
          <table:table-cell office:value-type="float" office:value="0.237519293287386" calcext:value-type="float">
            <text:p>0.237519293287386</text:p>
          </table:table-cell>
          <table:table-cell office:value-type="float" office:value="0.968969341506679" calcext:value-type="float">
            <text:p>0.968969341506679</text:p>
          </table:table-cell>
          <table:table-cell office:value-type="float" office:value="0.78757367152809" calcext:value-type="float">
            <text:p>0.78757367152809</text:p>
          </table:table-cell>
          <table:table-cell office:value-type="float" office:value="0.0783923629649486" calcext:value-type="float">
            <text:p>0.0783923629649486</text:p>
          </table:table-cell>
          <table:table-cell office:value-type="float" office:value="0.742128885949382" calcext:value-type="float">
            <text:p>0.742128885949382</text:p>
          </table:table-cell>
          <table:table-cell office:value-type="float" office:value="0.942194853121717" calcext:value-type="float">
            <text:p>0.942194853121717</text:p>
          </table:table-cell>
          <table:table-cell office:value-type="float" office:value="0.907363171685898" calcext:value-type="float">
            <text:p>0.907363171685898</text:p>
          </table:table-cell>
          <table:table-cell office:value-type="float" office:value="0.196905050803701" calcext:value-type="float">
            <text:p>0.196905050803701</text:p>
          </table:table-cell>
          <table:table-cell office:value-type="float" office:value="0.527598174019448" calcext:value-type="float">
            <text:p>0.527598174019448</text:p>
          </table:table-cell>
          <table:table-cell office:value-type="float" office:value="0.204274104065292" calcext:value-type="float">
            <text:p>0.204274104065292</text:p>
          </table:table-cell>
          <table:table-cell office:value-type="float" office:value="0.455085911899196" calcext:value-type="float">
            <text:p>0.455085911899196</text:p>
          </table:table-cell>
          <table:table-cell office:value-type="float" office:value="0.166636977331457" calcext:value-type="float">
            <text:p>0.166636977331457</text:p>
          </table:table-cell>
          <table:table-cell office:value-type="float" office:value="0.172484805181088" calcext:value-type="float">
            <text:p>0.172484805181088</text:p>
          </table:table-cell>
          <table:table-cell office:value-type="float" office:value="0.423253508694077" calcext:value-type="float">
            <text:p>0.423253508694077</text:p>
          </table:table-cell>
        </table:table-row>
        <table:table-row table:style-name="ro1">
          <table:table-cell/>
          <table:table-cell office:value-type="float" office:value="0.777764736805002" calcext:value-type="float">
            <text:p>0.777764736805002</text:p>
          </table:table-cell>
          <table:table-cell office:value-type="float" office:value="0.251370685239439" calcext:value-type="float">
            <text:p>0.251370685239439</text:p>
          </table:table-cell>
          <table:table-cell office:value-type="float" office:value="0.988198604161958" calcext:value-type="float">
            <text:p>0.988198604161958</text:p>
          </table:table-cell>
          <table:table-cell office:value-type="float" office:value="0.578929080641443" calcext:value-type="float">
            <text:p>0.578929080641443</text:p>
          </table:table-cell>
          <table:table-cell office:value-type="float" office:value="0.0607677246917704" calcext:value-type="float">
            <text:p>0.0607677246917704</text:p>
          </table:table-cell>
          <table:table-cell office:value-type="float" office:value="0.705314221065706" calcext:value-type="float">
            <text:p>0.705314221065706</text:p>
          </table:table-cell>
          <table:table-cell office:value-type="float" office:value="0.139564549763289" calcext:value-type="float">
            <text:p>0.139564549763289</text:p>
          </table:table-cell>
          <table:table-cell office:value-type="float" office:value="0.293349410538747" calcext:value-type="float">
            <text:p>0.293349410538747</text:p>
          </table:table-cell>
          <table:table-cell office:value-type="float" office:value="0.393021491876938" calcext:value-type="float">
            <text:p>0.393021491876938</text:p>
          </table:table-cell>
          <table:table-cell office:value-type="float" office:value="0.45251564475786" calcext:value-type="float">
            <text:p>0.45251564475786</text:p>
          </table:table-cell>
          <table:table-cell office:value-type="float" office:value="0.93981367959309" calcext:value-type="float">
            <text:p>0.93981367959309</text:p>
          </table:table-cell>
          <table:table-cell office:value-type="float" office:value="0.139326062155156" calcext:value-type="float">
            <text:p>0.139326062155156</text:p>
          </table:table-cell>
          <table:table-cell office:value-type="float" office:value="0.820929654905871" calcext:value-type="float">
            <text:p>0.820929654905871</text:p>
          </table:table-cell>
          <table:table-cell office:value-type="float" office:value="0.137416293524049" calcext:value-type="float">
            <text:p>0.137416293524049</text:p>
          </table:table-cell>
          <table:table-cell office:value-type="float" office:value="0.917112192880807" calcext:value-type="float">
            <text:p>0.917112192880807</text:p>
          </table:table-cell>
          <table:table-cell office:value-type="float" office:value="0.355185461119195" calcext:value-type="float">
            <text:p>0.355185461119195</text:p>
          </table:table-cell>
          <table:table-cell office:value-type="float" office:value="0.997690961023081" calcext:value-type="float">
            <text:p>0.997690961023081</text:p>
          </table:table-cell>
          <table:table-cell office:value-type="float" office:value="0.573962355287553" calcext:value-type="float">
            <text:p>0.573962355287553</text:p>
          </table:table-cell>
          <table:table-cell office:value-type="float" office:value="0.759292226896632" calcext:value-type="float">
            <text:p>0.759292226896632</text:p>
          </table:table-cell>
          <table:table-cell office:value-type="float" office:value="0.00515762273547216" calcext:value-type="float">
            <text:p>0.00515762273547216</text:p>
          </table:table-cell>
        </table:table-row>
        <table:table-row table:style-name="ro1">
          <table:table-cell/>
          <table:table-cell office:value-type="float" office:value="0.512568925971215" calcext:value-type="float">
            <text:p>0.512568925971215</text:p>
          </table:table-cell>
          <table:table-cell office:value-type="float" office:value="0.0373022803202039" calcext:value-type="float">
            <text:p>0.0373022803202039</text:p>
          </table:table-cell>
          <table:table-cell office:value-type="float" office:value="0.774021436338247" calcext:value-type="float">
            <text:p>0.774021436338247</text:p>
          </table:table-cell>
          <table:table-cell office:value-type="float" office:value="0.645025010189188" calcext:value-type="float">
            <text:p>0.645025010189188</text:p>
          </table:table-cell>
          <table:table-cell office:value-type="float" office:value="0.969452457638114" calcext:value-type="float">
            <text:p>0.969452457638114</text:p>
          </table:table-cell>
          <table:table-cell office:value-type="float" office:value="0.285695330544649" calcext:value-type="float">
            <text:p>0.285695330544649</text:p>
          </table:table-cell>
          <table:table-cell office:value-type="float" office:value="0.214698487772268" calcext:value-type="float">
            <text:p>0.214698487772268</text:p>
          </table:table-cell>
          <table:table-cell office:value-type="float" office:value="0.903472105648976" calcext:value-type="float">
            <text:p>0.903472105648976</text:p>
          </table:table-cell>
          <table:table-cell office:value-type="float" office:value="0.409000616556003" calcext:value-type="float">
            <text:p>0.409000616556003</text:p>
          </table:table-cell>
          <table:table-cell office:value-type="float" office:value="0.941269122320864" calcext:value-type="float">
            <text:p>0.941269122320864</text:p>
          </table:table-cell>
          <table:table-cell office:value-type="float" office:value="0.485541573296008" calcext:value-type="float">
            <text:p>0.485541573296008</text:p>
          </table:table-cell>
          <table:table-cell office:value-type="float" office:value="0.805015094220393" calcext:value-type="float">
            <text:p>0.805015094220393</text:p>
          </table:table-cell>
          <table:table-cell office:value-type="float" office:value="0.965109909984987" calcext:value-type="float">
            <text:p>0.965109909984987</text:p>
          </table:table-cell>
          <table:table-cell office:value-type="float" office:value="0.498267664288026" calcext:value-type="float">
            <text:p>0.498267664288026</text:p>
          </table:table-cell>
          <table:table-cell office:value-type="float" office:value="0.0784272635474596" calcext:value-type="float">
            <text:p>0.0784272635474596</text:p>
          </table:table-cell>
          <table:table-cell office:value-type="float" office:value="0.254721486725444" calcext:value-type="float">
            <text:p>0.254721486725444</text:p>
          </table:table-cell>
          <table:table-cell office:value-type="float" office:value="0.465245469797966" calcext:value-type="float">
            <text:p>0.465245469797966</text:p>
          </table:table-cell>
          <table:table-cell office:value-type="float" office:value="0.655854631627118" calcext:value-type="float">
            <text:p>0.655854631627118</text:p>
          </table:table-cell>
          <table:table-cell office:value-type="float" office:value="0.528723825101565" calcext:value-type="float">
            <text:p>0.528723825101565</text:p>
          </table:table-cell>
          <table:table-cell office:value-type="float" office:value="0.0281256356924949" calcext:value-type="float">
            <text:p>0.0281256356924949</text:p>
          </table:table-cell>
        </table:table-row>
        <table:table-row table:style-name="ro1">
          <table:table-cell/>
          <table:table-cell office:value-type="float" office:value="0.47396142409203" calcext:value-type="float">
            <text:p>0.47396142409203</text:p>
          </table:table-cell>
          <table:table-cell office:value-type="float" office:value="0.544030208965595" calcext:value-type="float">
            <text:p>0.544030208965595</text:p>
          </table:table-cell>
          <table:table-cell office:value-type="float" office:value="0.277554558281033" calcext:value-type="float">
            <text:p>0.277554558281033</text:p>
          </table:table-cell>
          <table:table-cell office:value-type="float" office:value="0.524820829335739" calcext:value-type="float">
            <text:p>0.524820829335739</text:p>
          </table:table-cell>
          <table:table-cell office:value-type="float" office:value="0.0384368102606755" calcext:value-type="float">
            <text:p>0.0384368102606755</text:p>
          </table:table-cell>
          <table:table-cell office:value-type="float" office:value="0.852723573843667" calcext:value-type="float">
            <text:p>0.852723573843667</text:p>
          </table:table-cell>
          <table:table-cell office:value-type="float" office:value="0.534109626219684" calcext:value-type="float">
            <text:p>0.534109626219684</text:p>
          </table:table-cell>
          <table:table-cell office:value-type="float" office:value="0.413548387081133" calcext:value-type="float">
            <text:p>0.413548387081133</text:p>
          </table:table-cell>
          <table:table-cell office:value-type="float" office:value="0.107382363589835" calcext:value-type="float">
            <text:p>0.107382363589835</text:p>
          </table:table-cell>
          <table:table-cell office:value-type="float" office:value="0.127055337700269" calcext:value-type="float">
            <text:p>0.127055337700269</text:p>
          </table:table-cell>
          <table:table-cell office:value-type="float" office:value="0.107640070443929" calcext:value-type="float">
            <text:p>0.107640070443929</text:p>
          </table:table-cell>
          <table:table-cell office:value-type="float" office:value="0.0885019690481931" calcext:value-type="float">
            <text:p>0.0885019690481931</text:p>
          </table:table-cell>
          <table:table-cell office:value-type="float" office:value="0.214049334908237" calcext:value-type="float">
            <text:p>0.214049334908237</text:p>
          </table:table-cell>
          <table:table-cell office:value-type="float" office:value="0.537733600964677" calcext:value-type="float">
            <text:p>0.537733600964677</text:p>
          </table:table-cell>
          <table:table-cell office:value-type="float" office:value="0.309280044313697" calcext:value-type="float">
            <text:p>0.309280044313697</text:p>
          </table:table-cell>
          <table:table-cell office:value-type="float" office:value="0.74893356475991" calcext:value-type="float">
            <text:p>0.74893356475991</text:p>
          </table:table-cell>
          <table:table-cell office:value-type="float" office:value="0.963811362743031" calcext:value-type="float">
            <text:p>0.963811362743031</text:p>
          </table:table-cell>
          <table:table-cell office:value-type="float" office:value="0.0248245762269972" calcext:value-type="float">
            <text:p>0.0248245762269972</text:p>
          </table:table-cell>
          <table:table-cell office:value-type="float" office:value="0.183040156775731" calcext:value-type="float">
            <text:p>0.183040156775731</text:p>
          </table:table-cell>
          <table:table-cell office:value-type="float" office:value="0.730685278744007" calcext:value-type="float">
            <text:p>0.730685278744007</text:p>
          </table:table-cell>
        </table:table-row>
        <table:table-row table:style-name="ro1">
          <table:table-cell/>
          <table:table-cell office:value-type="float" office:value="0.144496015330621" calcext:value-type="float">
            <text:p>0.144496015330621</text:p>
          </table:table-cell>
          <table:table-cell office:value-type="float" office:value="0.101724511606093" calcext:value-type="float">
            <text:p>0.101724511606093</text:p>
          </table:table-cell>
          <table:table-cell office:value-type="float" office:value="0.868797985317545" calcext:value-type="float">
            <text:p>0.868797985317545</text:p>
          </table:table-cell>
          <table:table-cell office:value-type="float" office:value="0.104293215172006" calcext:value-type="float">
            <text:p>0.104293215172006</text:p>
          </table:table-cell>
          <table:table-cell office:value-type="float" office:value="0.703051156307991" calcext:value-type="float">
            <text:p>0.703051156307991</text:p>
          </table:table-cell>
          <table:table-cell office:value-type="float" office:value="0.227006841638145" calcext:value-type="float">
            <text:p>0.227006841638145</text:p>
          </table:table-cell>
          <table:table-cell office:value-type="float" office:value="0.181624674458996" calcext:value-type="float">
            <text:p>0.181624674458996</text:p>
          </table:table-cell>
          <table:table-cell office:value-type="float" office:value="0.399998563193774" calcext:value-type="float">
            <text:p>0.399998563193774</text:p>
          </table:table-cell>
          <table:table-cell office:value-type="float" office:value="0.755065954773027" calcext:value-type="float">
            <text:p>0.755065954773027</text:p>
          </table:table-cell>
          <table:table-cell office:value-type="float" office:value="0.970592414921844" calcext:value-type="float">
            <text:p>0.970592414921844</text:p>
          </table:table-cell>
          <table:table-cell office:value-type="float" office:value="0.675517156324276" calcext:value-type="float">
            <text:p>0.675517156324276</text:p>
          </table:table-cell>
          <table:table-cell office:value-type="float" office:value="0.515253802629345" calcext:value-type="float">
            <text:p>0.515253802629345</text:p>
          </table:table-cell>
          <table:table-cell office:value-type="float" office:value="0.955388196445148" calcext:value-type="float">
            <text:p>0.955388196445148</text:p>
          </table:table-cell>
          <table:table-cell office:value-type="float" office:value="0.181858004710854" calcext:value-type="float">
            <text:p>0.181858004710854</text:p>
          </table:table-cell>
          <table:table-cell office:value-type="float" office:value="0.0533048885168534" calcext:value-type="float">
            <text:p>0.0533048885168534</text:p>
          </table:table-cell>
          <table:table-cell office:value-type="float" office:value="0.631706118860632" calcext:value-type="float">
            <text:p>0.631706118860632</text:p>
          </table:table-cell>
          <table:table-cell office:value-type="float" office:value="0.821550532429209" calcext:value-type="float">
            <text:p>0.821550532429209</text:p>
          </table:table-cell>
          <table:table-cell office:value-type="float" office:value="0.633380367803929" calcext:value-type="float">
            <text:p>0.633380367803929</text:p>
          </table:table-cell>
          <table:table-cell office:value-type="float" office:value="0.121636868904557" calcext:value-type="float">
            <text:p>0.121636868904557</text:p>
          </table:table-cell>
          <table:table-cell office:value-type="float" office:value="0.127898587546764" calcext:value-type="float">
            <text:p>0.127898587546764</text:p>
          </table:table-cell>
        </table:table-row>
        <table:table-row table:style-name="ro1">
          <table:table-cell/>
          <table:table-cell office:value-type="float" office:value="0.514464253997228" calcext:value-type="float">
            <text:p>0.514464253997228</text:p>
          </table:table-cell>
          <table:table-cell office:value-type="float" office:value="0.329370242900073" calcext:value-type="float">
            <text:p>0.329370242900073</text:p>
          </table:table-cell>
          <table:table-cell office:value-type="float" office:value="0.118792172003138" calcext:value-type="float">
            <text:p>0.118792172003138</text:p>
          </table:table-cell>
          <table:table-cell office:value-type="float" office:value="0.0765172018135212" calcext:value-type="float">
            <text:p>0.0765172018135212</text:p>
          </table:table-cell>
          <table:table-cell office:value-type="float" office:value="0.482677733772863" calcext:value-type="float">
            <text:p>0.482677733772863</text:p>
          </table:table-cell>
          <table:table-cell office:value-type="float" office:value="0.743917510863588" calcext:value-type="float">
            <text:p>0.743917510863588</text:p>
          </table:table-cell>
          <table:table-cell office:value-type="float" office:value="0.225452413969887" calcext:value-type="float">
            <text:p>0.225452413969887</text:p>
          </table:table-cell>
          <table:table-cell office:value-type="float" office:value="0.00957136500575861" calcext:value-type="float">
            <text:p>0.00957136500575861</text:p>
          </table:table-cell>
          <table:table-cell office:value-type="float" office:value="0.0433225877045568" calcext:value-type="float">
            <text:p>0.0433225877045568</text:p>
          </table:table-cell>
          <table:table-cell office:value-type="float" office:value="0.954339144375727" calcext:value-type="float">
            <text:p>0.954339144375727</text:p>
          </table:table-cell>
          <table:table-cell office:value-type="float" office:value="0.399426861861978" calcext:value-type="float">
            <text:p>0.399426861861978</text:p>
          </table:table-cell>
          <table:table-cell office:value-type="float" office:value="0.268070318931803" calcext:value-type="float">
            <text:p>0.268070318931803</text:p>
          </table:table-cell>
          <table:table-cell office:value-type="float" office:value="0.825377977288123" calcext:value-type="float">
            <text:p>0.825377977288123</text:p>
          </table:table-cell>
          <table:table-cell office:value-type="float" office:value="0.449812834867829" calcext:value-type="float">
            <text:p>0.449812834867829</text:p>
          </table:table-cell>
          <table:table-cell office:value-type="float" office:value="0.870048859618148" calcext:value-type="float">
            <text:p>0.870048859618148</text:p>
          </table:table-cell>
          <table:table-cell office:value-type="float" office:value="0.39740120219846" calcext:value-type="float">
            <text:p>0.39740120219846</text:p>
          </table:table-cell>
          <table:table-cell office:value-type="float" office:value="0.63734140386143" calcext:value-type="float">
            <text:p>0.63734140386143</text:p>
          </table:table-cell>
          <table:table-cell office:value-type="float" office:value="0.8261557866745" calcext:value-type="float">
            <text:p>0.8261557866745</text:p>
          </table:table-cell>
          <table:table-cell office:value-type="float" office:value="0.356900451767106" calcext:value-type="float">
            <text:p>0.356900451767106</text:p>
          </table:table-cell>
          <table:table-cell office:value-type="float" office:value="0.541081704093616" calcext:value-type="float">
            <text:p>0.541081704093616</text:p>
          </table:table-cell>
        </table:table-row>
        <table:table-row table:style-name="ro1">
          <table:table-cell/>
          <table:table-cell office:value-type="float" office:value="0.0887676281833452" calcext:value-type="float">
            <text:p>0.0887676281833452</text:p>
          </table:table-cell>
          <table:table-cell office:value-type="float" office:value="0.740738559243461" calcext:value-type="float">
            <text:p>0.740738559243461</text:p>
          </table:table-cell>
          <table:table-cell office:value-type="float" office:value="0.375683539925682" calcext:value-type="float">
            <text:p>0.375683539925682</text:p>
          </table:table-cell>
          <table:table-cell office:value-type="float" office:value="0.817228524419545" calcext:value-type="float">
            <text:p>0.817228524419545</text:p>
          </table:table-cell>
          <table:table-cell office:value-type="float" office:value="0.603772271174381" calcext:value-type="float">
            <text:p>0.603772271174381</text:p>
          </table:table-cell>
          <table:table-cell office:value-type="float" office:value="0.847598018233304" calcext:value-type="float">
            <text:p>0.847598018233304</text:p>
          </table:table-cell>
          <table:table-cell office:value-type="float" office:value="0.378416826482041" calcext:value-type="float">
            <text:p>0.378416826482041</text:p>
          </table:table-cell>
          <table:table-cell office:value-type="float" office:value="0.623807071706891" calcext:value-type="float">
            <text:p>0.623807071706891</text:p>
          </table:table-cell>
          <table:table-cell office:value-type="float" office:value="0.0555062403345161" calcext:value-type="float">
            <text:p>0.0555062403345161</text:p>
          </table:table-cell>
          <table:table-cell office:value-type="float" office:value="0.632003783369088" calcext:value-type="float">
            <text:p>0.632003783369088</text:p>
          </table:table-cell>
          <table:table-cell office:value-type="float" office:value="0.833876426613278" calcext:value-type="float">
            <text:p>0.833876426613278</text:p>
          </table:table-cell>
          <table:table-cell office:value-type="float" office:value="0.216918756816773" calcext:value-type="float">
            <text:p>0.216918756816773</text:p>
          </table:table-cell>
          <table:table-cell office:value-type="float" office:value="0.964893502815028" calcext:value-type="float">
            <text:p>0.964893502815028</text:p>
          </table:table-cell>
          <table:table-cell office:value-type="float" office:value="0.69227884687734" calcext:value-type="float">
            <text:p>0.69227884687734</text:p>
          </table:table-cell>
          <table:table-cell office:value-type="float" office:value="0.600307879252948" calcext:value-type="float">
            <text:p>0.600307879252948</text:p>
          </table:table-cell>
          <table:table-cell office:value-type="float" office:value="0.134229425467723" calcext:value-type="float">
            <text:p>0.134229425467723</text:p>
          </table:table-cell>
          <table:table-cell office:value-type="float" office:value="0.755667122624988" calcext:value-type="float">
            <text:p>0.755667122624988</text:p>
          </table:table-cell>
          <table:table-cell office:value-type="float" office:value="0.344098238014845" calcext:value-type="float">
            <text:p>0.344098238014845</text:p>
          </table:table-cell>
          <table:table-cell office:value-type="float" office:value="0.173039992127207" calcext:value-type="float">
            <text:p>0.173039992127207</text:p>
          </table:table-cell>
          <table:table-cell office:value-type="float" office:value="0.163096566871676" calcext:value-type="float">
            <text:p>0.16309656687167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:.B101])" office:value-type="float" office:value="0.537766149723635" calcext:value-type="float">
            <text:p>0.5377661497236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1:.B101])" office:value-type="float" office:value="0.290063190563164" calcext:value-type="float">
            <text:p>0.290063190563164</text:p>
          </table:table-cell>
          <table:table-cell table:number-columns-repeated="19"/>
        </table:table-row>
        <table:table-row table:style-name="ro1" table:number-rows-repeated="1048472">
          <table:table-cell table:number-columns-repeated="21"/>
        </table:table-row>
        <table:table-row table:style-name="ro1">
          <table:table-cell/>
          <table:table-cell table:formula="of:=AVERAGE([.B1:.B1048575])" office:value-type="float" office:value="0.535337689339709" calcext:value-type="float">
            <text:p>0.535337689339709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0T18:47:15.743000000</dc:date>
    <meta:editing-duration>P1DT3H47M5S</meta:editing-duration>
    <meta:editing-cycles>2</meta:editing-cycles>
    <meta:generator>LibreOffice/7.5.4.2$Windows_X86_64 LibreOffice_project/36ccfdc35048b057fd9854c757a8b67ec53977b6</meta:generator>
    <meta:document-statistic meta:table-count="1" meta:cell-count="2025" meta:object-count="0"/>
  </office:meta>
</office:document-meta>
</file>